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9.49mm"/>
    </style:style>
    <style:style style:name="co2" style:family="table-column">
      <style:table-column-properties fo:break-before="auto" style:column-width="214.22mm"/>
    </style:style>
    <style:style style:name="co3" style:family="table-column">
      <style:table-column-properties fo:break-before="auto" style:column-width="19.81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17.87mm"/>
    </style:style>
    <style:style style:name="co6" style:family="table-column">
      <style:table-column-properties fo:break-before="auto" style:column-width="19.53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18.13mm"/>
    </style:style>
    <style:style style:name="co9" style:family="table-column">
      <style:table-column-properties fo:break-before="auto" style:column-width="28.17mm"/>
    </style:style>
    <style:style style:name="co10" style:family="table-column">
      <style:table-column-properties fo:break-before="auto" style:column-width="25.38mm"/>
    </style:style>
    <style:style style:name="co11" style:family="table-column">
      <style:table-column-properties fo:break-before="auto" style:column-width="22.88mm"/>
    </style:style>
    <style:style style:name="co12" style:family="table-column">
      <style:table-column-properties fo:break-before="auto" style:column-width="25.95mm"/>
    </style:style>
    <style:style style:name="co13" style:family="table-column">
      <style:table-column-properties fo:break-before="auto" style:column-width="23.42mm"/>
    </style:style>
    <style:style style:name="co14" style:family="table-column">
      <style:table-column-properties fo:break-before="auto" style:column-width="17.3mm"/>
    </style:style>
    <style:style style:name="co15" style:family="table-column">
      <style:table-column-properties fo:break-before="auto" style:column-width="22.31mm"/>
    </style:style>
    <style:style style:name="co16" style:family="table-column">
      <style:table-column-properties fo:break-before="auto" style:column-width="16.74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Mobile_AMP_Resul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HTMLPars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om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p_D2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p_E2D_htm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p_E2D_cs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p_E2D_j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p_RF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p_HOL_cs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p_HOL_j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lock_j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omain_c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5:.C194])" office:value-type="float" office:value="12.1527524" calcext:value-type="float">
            <text:p>12.1527524</text:p>
          </table:table-cell>
          <table:table-cell table:style-name="ce1" table:formula="of:=AVERAGE([.D5:.D194])" office:value-type="float" office:value="2.77169905789479" calcext:value-type="float">
            <text:p>2.7716990579</text:p>
          </table:table-cell>
          <table:table-cell table:style-name="ce1" table:formula="of:=AVERAGE([.E5:.E194])" office:value-type="float" office:value="9.06537413684207" calcext:value-type="float">
            <text:p>9.0653741368</text:p>
          </table:table-cell>
          <table:table-cell table:style-name="ce1" table:formula="of:=AVERAGE([.F5:.F194])" office:value-type="float" office:value="0.537364189473649" calcext:value-type="float">
            <text:p>0.5373641895</text:p>
          </table:table-cell>
          <table:table-cell table:style-name="ce1" table:formula="of:=AVERAGE([.G5:.G194])" office:value-type="float" office:value="0.231713168420989" calcext:value-type="float">
            <text:p>0.2317131684</text:p>
          </table:table-cell>
          <table:table-cell table:style-name="ce1" table:formula="of:=AVERAGE([.H5:.H194])" office:value-type="float" office:value="1.14946665789488" calcext:value-type="float">
            <text:p>1.1494666579</text:p>
          </table:table-cell>
          <table:table-cell table:style-name="ce1" table:formula="of:=AVERAGE([.I5:.I194])" office:value-type="float" office:value="11.8145622315791" calcext:value-type="float">
            <text:p>11.8145622316</text:p>
          </table:table-cell>
          <table:table-cell table:style-name="ce1" table:formula="of:=AVERAGE([.J5:.J194])" office:value-type="float" office:value="1.62223239999991" calcext:value-type="float">
            <text:p>1.6222324</text:p>
          </table:table-cell>
          <table:table-cell table:style-name="ce1" table:formula="of:=AVERAGE([.K5:.K194])" office:value-type="float" office:value="0.106476999999957" calcext:value-type="float">
            <text:p>0.106477</text:p>
          </table:table-cell>
          <table:table-cell table:style-name="ce1" table:formula="of:=AVERAGE([.L5:.L194])" office:value-type="float" office:value="0" calcext:value-type="float">
            <text:p>0</text:p>
          </table:table-cell>
          <table:table-cell table:style-name="ce1" table:formula="of:=AVERAGE([.M5:.M194])" office:value-type="float" office:value="0.336842105263158" calcext:value-type="float">
            <text:p>0.3368421053</text:p>
          </table:table-cell>
          <table:table-cell table:style-name="ce1" table:formula="of:=AVERAGE([.N5:.N194])" office:value-type="float" office:value="0.842105263157895" calcext:value-type="float">
            <text:p>0.8421052632</text:p>
          </table:table-cell>
          <table:table-cell table:style-name="ce1" table:formula="of:=AVERAGE([.O5:.O194])" office:value-type="float" office:value="0.115789473684211" calcext:value-type="float">
            <text:p>0.1157894737</text:p>
          </table:table-cell>
          <table:table-cell table:style-name="ce1" table:formula="of:=AVERAGE([.P5:.P194])" office:value-type="float" office:value="0.0315789473684211" calcext:value-type="float">
            <text:p>0.0315789474</text:p>
          </table:table-cell>
          <table:table-cell table:style-name="ce1" table:formula="of:=AVERAGE([.Q5:.Q194])" office:value-type="float" office:value="0" calcext:value-type="float">
            <text:p>0</text:p>
          </table:table-cell>
          <table:table-cell table:style-name="ce1" table:formula="of:=AVERAGE([.R5:.R194])" office:value-type="float" office:value="0" calcext:value-type="float">
            <text:p>0</text:p>
          </table:table-cell>
          <table:table-cell table:style-name="ce1" table:formula="of:=AVERAGE([.S5:.S194])" office:value-type="float" office:value="0.0368421052631579" calcext:value-type="float">
            <text:p>0.0368421053</text:p>
          </table:table-cell>
          <table:table-cell table:style-name="ce1" table:formula="of:=AVERAGE([.T5:.T194])" office:value-type="float" office:value="0" calcext:value-type="float">
            <text:p>0</text:p>
          </table:table-cell>
          <table:table-cell table:style-name="ce1" table:formula="of:=AVERAGE([.U5:.U194])" office:value-type="float" office:value="0.0526315789473684" calcext:value-type="float">
            <text:p>0.0526315789</text:p>
          </table:table-cell>
          <table:table-cell table:style-name="ce1" table:formula="of:=AVERAGE([.V5:.V194])" office:value-type="float" office:value="0" calcext:value-type="float">
            <text:p>0</text:p>
          </table:table-cell>
          <table:table-cell table:style-name="ce1" table:formula="of:=AVERAGE([.W5:.W194])" office:value-type="float" office:value="0" calcext:value-type="float">
            <text:p>0</text:p>
          </table:table-cell>
          <table:table-cell table:style-name="ce1" table:formula="of:=AVERAGE([.X5:.X194])" office:value-type="float" office:value="0" calcext:value-type="float">
            <text:p>0</text:p>
          </table:table-cell>
          <table:table-cell table:style-name="ce1" table:formula="of:=AVERAGE([.Y5:.Y194])" office:value-type="float" office:value="0.110526315789474" calcext:value-type="float">
            <text:p>0.1105263158</text:p>
          </table:table-cell>
          <table:table-cell table:style-name="ce1" table:formula="of:=AVERAGE([.Z5:.Z194])" office:value-type="float" office:value="0" calcext:value-type="float">
            <text:p>0</text:p>
          </table:table-cell>
          <table:table-cell table:style-name="ce1" table:formula="of:=AVERAGE([.AA5:.AA194])" office:value-type="float" office:value="0.106476999999957" calcext:value-type="float">
            <text:p>0.106477</text:p>
          </table:table-cell>
          <table:table-cell table:style-name="ce1" table:formula="of:=AVERAGE([.AB5:.AB194])" office:value-type="float" office:value="0" calcext:value-type="float">
            <text:p>0</text:p>
          </table:table-cell>
          <table:table-cell table:style-name="ce1" table:formula="of:=AVERAGE([.AC5:.AC194])" office:value-type="float" office:value="0.442105263157895" calcext:value-type="float">
            <text:p>0.4421052632</text:p>
          </table:table-cell>
          <table:table-cell table:style-name="ce1" table:formula="of:=AVERAGE([.AD5:.AD194])" office:value-type="float" office:value="0.9" calcext:value-type="float">
            <text:p>0.9</text:p>
          </table:table-cell>
          <table:table-cell table:style-name="ce1" table:formula="of:=AVERAGE([.AE5:.AE194])" office:value-type="float" office:value="4592393.44210526" calcext:value-type="float">
            <text:p>4592393.44210526</text:p>
          </table:table-cell>
          <table:table-cell table:style-name="ce1" table:formula="of:=AVERAGE([.AF5:.AF194])" office:value-type="float" office:value="585235.52631579" calcext:value-type="float">
            <text:p>585235.52631579</text:p>
          </table:table-cell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/>
          <table:table-cell table:style-name="ce1" table:formula="of:=MIN([.C6:.C195])" office:value-type="float" office:value="6.88938400000006" calcext:value-type="float">
            <text:p>6.889384</text:p>
          </table:table-cell>
          <table:table-cell table:style-name="ce1" table:formula="of:=MIN([.D6:.D195])" office:value-type="float" office:value="1.21873199999936" calcext:value-type="float">
            <text:p>1.218732</text:p>
          </table:table-cell>
          <table:table-cell table:style-name="ce1" table:formula="of:=MIN([.E6:.E195])" office:value-type="float" office:value="1.79532100000006" calcext:value-type="float">
            <text:p>1.795321</text:p>
          </table:table-cell>
          <table:table-cell table:style-name="ce1" table:formula="of:=MIN([.F6:.F195])" office:value-type="float" office:value="0.387053000002197" calcext:value-type="float">
            <text:p>0.387053</text:p>
          </table:table-cell>
          <table:table-cell table:style-name="ce1" table:formula="of:=MIN([.G6:.G195])" office:value-type="float" office:value="0" calcext:value-type="float">
            <text:p>0</text:p>
          </table:table-cell>
          <table:table-cell table:style-name="ce1" table:formula="of:=MIN([.H6:.H195])" office:value-type="float" office:value="0" calcext:value-type="float">
            <text:p>0</text:p>
          </table:table-cell>
          <table:table-cell table:style-name="ce1" table:formula="of:=MIN([.I6:.I195])" office:value-type="float" office:value="3.32075599999734" calcext:value-type="float">
            <text:p>3.320756</text:p>
          </table:table-cell>
          <table:table-cell table:style-name="ce1" table:formula="of:=MIN([.J6:.J195])" office:value-type="float" office:value="0.0581899999997381" calcext:value-type="float">
            <text:p>0.05819</text:p>
          </table:table-cell>
          <table:table-cell table:style-name="ce1" table:formula="of:=MIN([.K6:.K195])" office:value-type="float" office:value="0" calcext:value-type="float">
            <text:p>0</text:p>
          </table:table-cell>
          <table:table-cell table:style-name="ce1" table:formula="of:=MIN([.L6:.L195])" office:value-type="float" office:value="0" calcext:value-type="float">
            <text:p>0</text:p>
          </table:table-cell>
          <table:table-cell table:style-name="ce1" table:formula="of:=MIN([.M6:.M195])" office:value-type="float" office:value="0" calcext:value-type="float">
            <text:p>0</text:p>
          </table:table-cell>
          <table:table-cell table:style-name="ce1" table:formula="of:=MIN([.N6:.N195])" office:value-type="float" office:value="0" calcext:value-type="float">
            <text:p>0</text:p>
          </table:table-cell>
          <table:table-cell table:style-name="ce1" table:formula="of:=MIN([.O6:.O195])" office:value-type="float" office:value="0" calcext:value-type="float">
            <text:p>0</text:p>
          </table:table-cell>
          <table:table-cell table:style-name="ce1" table:formula="of:=MIN([.P6:.P195])" office:value-type="float" office:value="0" calcext:value-type="float">
            <text:p>0</text:p>
          </table:table-cell>
          <table:table-cell table:style-name="ce1" table:formula="of:=MIN([.Q6:.Q195])" office:value-type="float" office:value="0" calcext:value-type="float">
            <text:p>0</text:p>
          </table:table-cell>
          <table:table-cell table:style-name="ce1" table:formula="of:=MIN([.R6:.R195])" office:value-type="float" office:value="0" calcext:value-type="float">
            <text:p>0</text:p>
          </table:table-cell>
          <table:table-cell table:style-name="ce1" table:formula="of:=MIN([.S6:.S195])" office:value-type="float" office:value="0" calcext:value-type="float">
            <text:p>0</text:p>
          </table:table-cell>
          <table:table-cell table:style-name="ce1" table:formula="of:=MIN([.T6:.T195])" office:value-type="float" office:value="0" calcext:value-type="float">
            <text:p>0</text:p>
          </table:table-cell>
          <table:table-cell table:style-name="ce1" table:formula="of:=MIN([.U6:.U195])" office:value-type="float" office:value="0" calcext:value-type="float">
            <text:p>0</text:p>
          </table:table-cell>
          <table:table-cell table:style-name="ce1" table:formula="of:=MIN([.V6:.V195])" office:value-type="float" office:value="0" calcext:value-type="float">
            <text:p>0</text:p>
          </table:table-cell>
          <table:table-cell table:style-name="ce1" table:formula="of:=MIN([.W6:.W195])" office:value-type="float" office:value="0" calcext:value-type="float">
            <text:p>0</text:p>
          </table:table-cell>
          <table:table-cell table:style-name="ce1" table:formula="of:=MIN([.X6:.X195])" office:value-type="float" office:value="0" calcext:value-type="float">
            <text:p>0</text:p>
          </table:table-cell>
          <table:table-cell table:style-name="ce1" table:formula="of:=MIN([.Y6:.Y195])" office:value-type="float" office:value="0" calcext:value-type="float">
            <text:p>0</text:p>
          </table:table-cell>
          <table:table-cell table:style-name="ce1" table:formula="of:=MIN([.Z6:.Z195])" office:value-type="float" office:value="0" calcext:value-type="float">
            <text:p>0</text:p>
          </table:table-cell>
          <table:table-cell table:style-name="ce1" table:formula="of:=MIN([.AA6:.AA195])" office:value-type="float" office:value="0" calcext:value-type="float">
            <text:p>0</text:p>
          </table:table-cell>
          <table:table-cell table:style-name="ce1" table:formula="of:=MIN([.AB6:.AB195])" office:value-type="float" office:value="0" calcext:value-type="float">
            <text:p>0</text:p>
          </table:table-cell>
          <table:table-cell table:style-name="ce1" table:formula="of:=MIN([.AC6:.AC195])" office:value-type="float" office:value="0" calcext:value-type="float">
            <text:p>0</text:p>
          </table:table-cell>
          <table:table-cell table:style-name="ce1" table:formula="of:=MIN([.AD6:.AD195])" office:value-type="float" office:value="0" calcext:value-type="float">
            <text:p>0</text:p>
          </table:table-cell>
          <table:table-cell table:style-name="ce1" table:formula="of:=MIN([.AE6:.AE195])" office:value-type="float" office:value="487304" calcext:value-type="float">
            <text:p>487304</text:p>
          </table:table-cell>
          <table:table-cell table:style-name="ce1" table:formula="of:=MIN([.AF6:.AF195])" office:value-type="float" office:value="34867" calcext:value-type="float">
            <text:p>34867</text:p>
          </table:table-cell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1"/>
          <table:table-cell table:style-name="ce1" table:formula="of:=MAX([.C7:.C196])" office:value-type="float" office:value="19.2381299999979" calcext:value-type="float">
            <text:p>19.23813</text:p>
          </table:table-cell>
          <table:table-cell table:style-name="ce1" table:formula="of:=MAX([.D7:.D196])" office:value-type="float" office:value="11.8805080000002" calcext:value-type="float">
            <text:p>11.880508</text:p>
          </table:table-cell>
          <table:table-cell table:style-name="ce1" table:formula="of:=MAX([.E7:.E196])" office:value-type="float" office:value="13.3785869999992" calcext:value-type="float">
            <text:p>13.378587</text:p>
          </table:table-cell>
          <table:table-cell table:style-name="ce1" table:formula="of:=MAX([.F7:.F196])" office:value-type="float" office:value="1.18274300000121" calcext:value-type="float">
            <text:p>1.182743</text:p>
          </table:table-cell>
          <table:table-cell table:style-name="ce1" table:formula="of:=MAX([.G7:.G196])" office:value-type="float" office:value="6.80026500000167" calcext:value-type="float">
            <text:p>6.800265</text:p>
          </table:table-cell>
          <table:table-cell table:style-name="ce1" table:formula="of:=MAX([.H7:.H196])" office:value-type="float" office:value="10.798808999998" calcext:value-type="float">
            <text:p>10.798809</text:p>
          </table:table-cell>
          <table:table-cell table:style-name="ce1" table:formula="of:=MAX([.I7:.I196])" office:value-type="float" office:value="19.2381299999979" calcext:value-type="float">
            <text:p>19.23813</text:p>
          </table:table-cell>
          <table:table-cell table:style-name="ce1" table:formula="of:=MAX([.J7:.J196])" office:value-type="float" office:value="7.84408700000131" calcext:value-type="float">
            <text:p>7.844087</text:p>
          </table:table-cell>
          <table:table-cell table:style-name="ce1" table:formula="of:=MAX([.K7:.K196])" office:value-type="float" office:value="2.6766740000021" calcext:value-type="float">
            <text:p>2.676674</text:p>
          </table:table-cell>
          <table:table-cell table:style-name="ce1" table:formula="of:=MAX([.L7:.L196])" office:value-type="float" office:value="0" calcext:value-type="float">
            <text:p>0</text:p>
          </table:table-cell>
          <table:table-cell table:style-name="ce1" table:formula="of:=MAX([.M7:.M196])" office:value-type="float" office:value="4" calcext:value-type="float">
            <text:p>4</text:p>
          </table:table-cell>
          <table:table-cell table:style-name="ce1" table:formula="of:=MAX([.N7:.N196])" office:value-type="float" office:value="2" calcext:value-type="float">
            <text:p>2</text:p>
          </table:table-cell>
          <table:table-cell table:style-name="ce1" table:formula="of:=MAX([.O7:.O196])" office:value-type="float" office:value="2" calcext:value-type="float">
            <text:p>2</text:p>
          </table:table-cell>
          <table:table-cell table:style-name="ce1" table:formula="of:=MAX([.P7:.P196])" office:value-type="float" office:value="1" calcext:value-type="float">
            <text:p>1</text:p>
          </table:table-cell>
          <table:table-cell table:style-name="ce1" table:formula="of:=MAX([.Q7:.Q196])" office:value-type="float" office:value="0" calcext:value-type="float">
            <text:p>0</text:p>
          </table:table-cell>
          <table:table-cell table:style-name="ce1" table:formula="of:=MAX([.R7:.R196])" office:value-type="float" office:value="0" calcext:value-type="float">
            <text:p>0</text:p>
          </table:table-cell>
          <table:table-cell table:style-name="ce1" table:formula="of:=MAX([.S7:.S196])" office:value-type="float" office:value="3" calcext:value-type="float">
            <text:p>3</text:p>
          </table:table-cell>
          <table:table-cell table:style-name="ce1" table:formula="of:=MAX([.T7:.T196])" office:value-type="float" office:value="0" calcext:value-type="float">
            <text:p>0</text:p>
          </table:table-cell>
          <table:table-cell table:style-name="ce1" table:formula="of:=MAX([.U7:.U196])" office:value-type="float" office:value="2" calcext:value-type="float">
            <text:p>2</text:p>
          </table:table-cell>
          <table:table-cell table:style-name="ce1" table:formula="of:=MAX([.V7:.V196])" office:value-type="float" office:value="0" calcext:value-type="float">
            <text:p>0</text:p>
          </table:table-cell>
          <table:table-cell table:style-name="ce1" table:formula="of:=MAX([.W7:.W196])" office:value-type="float" office:value="0" calcext:value-type="float">
            <text:p>0</text:p>
          </table:table-cell>
          <table:table-cell table:style-name="ce1" table:formula="of:=MAX([.X7:.X196])" office:value-type="float" office:value="0" calcext:value-type="float">
            <text:p>0</text:p>
          </table:table-cell>
          <table:table-cell table:style-name="ce1" table:formula="of:=MAX([.Y7:.Y196])" office:value-type="float" office:value="4" calcext:value-type="float">
            <text:p>4</text:p>
          </table:table-cell>
          <table:table-cell table:style-name="ce1" table:formula="of:=MAX([.Z7:.Z196])" office:value-type="float" office:value="0" calcext:value-type="float">
            <text:p>0</text:p>
          </table:table-cell>
          <table:table-cell table:style-name="ce1" table:formula="of:=MAX([.AA7:.AA196])" office:value-type="float" office:value="2.6766740000021" calcext:value-type="float">
            <text:p>2.676674</text:p>
          </table:table-cell>
          <table:table-cell table:style-name="ce1" table:formula="of:=MAX([.AB7:.AB196])" office:value-type="float" office:value="0" calcext:value-type="float">
            <text:p>0</text:p>
          </table:table-cell>
          <table:table-cell table:style-name="ce1" table:formula="of:=MAX([.AC7:.AC196])" office:value-type="float" office:value="5" calcext:value-type="float">
            <text:p>5</text:p>
          </table:table-cell>
          <table:table-cell table:style-name="ce1" table:formula="of:=MAX([.AD7:.AD196])" office:value-type="float" office:value="2" calcext:value-type="float">
            <text:p>2</text:p>
          </table:table-cell>
          <table:table-cell table:style-name="ce1" table:formula="of:=MAX([.AE7:.AE196])" office:value-type="float" office:value="7288818" calcext:value-type="float">
            <text:p>7288818</text:p>
          </table:table-cell>
          <table:table-cell table:style-name="ce1" table:formula="of:=MAX([.AF7:.AF196])" office:value-type="float" office:value="3391170" calcext:value-type="float">
            <text:p>3391170</text:p>
          </table:table-cell>
        </table:table-row>
        <table:table-row table:style-name="ro1">
          <table:table-cell/>
          <table:table-cell office:value-type="string" calcext:value-type="string">
            <text:p>searchengineland.com_1-2-3-smile-say-hi-to-search-engine-land-on-instagram-220237</text:p>
          </table:table-cell>
          <table:table-cell office:value-type="float" office:value="15.2415630000032" calcext:value-type="float">
            <text:p>15.241563</text:p>
          </table:table-cell>
          <table:table-cell office:value-type="float" office:value="2.03011100000003" calcext:value-type="float">
            <text:p>2.030111</text:p>
          </table:table-cell>
          <table:table-cell office:value-type="float" office:value="11.8528850000002" calcext:value-type="float">
            <text:p>11.852885</text:p>
          </table:table-cell>
          <table:table-cell office:value-type="float" office:value="0.456706999999369" calcext:value-type="float">
            <text:p>0.456707</text:p>
          </table:table-cell>
          <table:table-cell office:value-type="float" office:value="0" calcext:value-type="float">
            <text:p>0</text:p>
          </table:table-cell>
          <table:table-cell office:value-type="float" office:value="0.92787599999975" calcext:value-type="float">
            <text:p>0.927876</text:p>
          </table:table-cell>
          <table:table-cell office:value-type="float" office:value="15.2415630000032" calcext:value-type="float">
            <text:p>15.241563</text:p>
          </table:table-cell>
          <table:table-cell office:value-type="float" office:value="1.10223500000028" calcext:value-type="float">
            <text:p>1.102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40995" calcext:value-type="float">
            <text:p>4140995</text:p>
          </table:table-cell>
          <table:table-cell office:value-type="float" office:value="517852" calcext:value-type="float">
            <text:p>517852</text:p>
          </table:table-cell>
        </table:table-row>
        <table:table-row table:style-name="ro1">
          <table:table-cell/>
          <table:table-cell office:value-type="string" calcext:value-type="string">
            <text:p>searchengineland.com_10-big-changes-search-20-years-covering-246421</text:p>
          </table:table-cell>
          <table:table-cell office:value-type="float" office:value="15.7145900000014" calcext:value-type="float">
            <text:p>15.71459</text:p>
          </table:table-cell>
          <table:table-cell office:value-type="float" office:value="2.74417999999969" calcext:value-type="float">
            <text:p>2.74418</text:p>
          </table:table-cell>
          <table:table-cell office:value-type="float" office:value="12.5068970000011" calcext:value-type="float">
            <text:p>12.506897</text:p>
          </table:table-cell>
          <table:table-cell office:value-type="float" office:value="0.63011299999971" calcext:value-type="float">
            <text:p>0.63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145900000014" calcext:value-type="float">
            <text:p>15.71459</text:p>
          </table:table-cell>
          <table:table-cell office:value-type="float" office:value="2.74417999999969" calcext:value-type="float">
            <text:p>2.7441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421929" calcext:value-type="float">
            <text:p>6421929</text:p>
          </table:table-cell>
          <table:table-cell office:value-type="float" office:value="715150" calcext:value-type="float">
            <text:p>715150</text:p>
          </table:table-cell>
        </table:table-row>
        <table:table-row table:style-name="ro1">
          <table:table-cell/>
          <table:table-cell office:value-type="string" calcext:value-type="string">
            <text:p>searchengineland.com_10-tips-for-avoiding-shady-seo-providers-245676</text:p>
          </table:table-cell>
          <table:table-cell office:value-type="float" office:value="12.5653750000001" calcext:value-type="float">
            <text:p>12.565375</text:p>
          </table:table-cell>
          <table:table-cell office:value-type="float" office:value="2.02151799999774" calcext:value-type="float">
            <text:p>2.021518</text:p>
          </table:table-cell>
          <table:table-cell office:value-type="float" office:value="9.28689100000065" calcext:value-type="float">
            <text:p>9.286891</text:p>
          </table:table-cell>
          <table:table-cell office:value-type="float" office:value="0.435053999997763" calcext:value-type="float">
            <text:p>0.435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653750000001" calcext:value-type="float">
            <text:p>12.565375</text:p>
          </table:table-cell>
          <table:table-cell office:value-type="float" office:value="2.02151799999774" calcext:value-type="float">
            <text:p>2.02151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305494" calcext:value-type="float">
            <text:p>5305494</text:p>
          </table:table-cell>
          <table:table-cell office:value-type="float" office:value="514531" calcext:value-type="float">
            <text:p>514531</text:p>
          </table:table-cell>
        </table:table-row>
        <table:table-row table:style-name="ro1">
          <table:table-cell/>
          <table:table-cell office:value-type="string" calcext:value-type="string">
            <text:p>searchengineland.com_3-actions-get-ready-googles-mobile-search-update-215662</text:p>
          </table:table-cell>
          <table:table-cell office:value-type="float" office:value="12.3538490000028" calcext:value-type="float">
            <text:p>12.353849</text:p>
          </table:table-cell>
          <table:table-cell office:value-type="float" office:value="4.15505699999994" calcext:value-type="float">
            <text:p>4.155057</text:p>
          </table:table-cell>
          <table:table-cell office:value-type="float" office:value="9.96141200000056" calcext:value-type="float">
            <text:p>9.961412</text:p>
          </table:table-cell>
          <table:table-cell office:value-type="float" office:value="0.508845000000292" calcext:value-type="float">
            <text:p>0.508845</text:p>
          </table:table-cell>
          <table:table-cell office:value-type="float" office:value="0" calcext:value-type="float">
            <text:p>0</text:p>
          </table:table-cell>
          <table:table-cell office:value-type="float" office:value="2.99448500000016" calcext:value-type="float">
            <text:p>2.994485</text:p>
          </table:table-cell>
          <table:table-cell office:value-type="float" office:value="12.3538490000028" calcext:value-type="float">
            <text:p>12.353849</text:p>
          </table:table-cell>
          <table:table-cell office:value-type="float" office:value="1.16057199999978" calcext:value-type="float">
            <text:p>1.160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69611" calcext:value-type="float">
            <text:p>5769611</text:p>
          </table:table-cell>
          <table:table-cell office:value-type="float" office:value="716931" calcext:value-type="float">
            <text:p>716931</text:p>
          </table:table-cell>
        </table:table-row>
        <table:table-row table:style-name="ro1">
          <table:table-cell/>
          <table:table-cell office:value-type="string" calcext:value-type="string">
            <text:p>searchengineland.com_3-free-adwords-testing-tools-adopt-today-270116</text:p>
          </table:table-cell>
          <table:table-cell office:value-type="float" office:value="9.62605600000097" calcext:value-type="float">
            <text:p>9.626056</text:p>
          </table:table-cell>
          <table:table-cell office:value-type="float" office:value="3.26883300000191" calcext:value-type="float">
            <text:p>3.268833</text:p>
          </table:table-cell>
          <table:table-cell office:value-type="float" office:value="7.58790999999837" calcext:value-type="float">
            <text:p>7.58791</text:p>
          </table:table-cell>
          <table:table-cell office:value-type="float" office:value="0.618996000001061" calcext:value-type="float">
            <text:p>0.618996</text:p>
          </table:table-cell>
          <table:table-cell office:value-type="float" office:value="0" calcext:value-type="float">
            <text:p>0</text:p>
          </table:table-cell>
          <table:table-cell office:value-type="float" office:value="2.08011599999736" calcext:value-type="float">
            <text:p>2.080116</text:p>
          </table:table-cell>
          <table:table-cell office:value-type="float" office:value="9.62605600000097" calcext:value-type="float">
            <text:p>9.626056</text:p>
          </table:table-cell>
          <table:table-cell office:value-type="float" office:value="1.18871700000455" calcext:value-type="float">
            <text:p>1.188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6032" calcext:value-type="float">
            <text:p>3306032</text:p>
          </table:table-cell>
          <table:table-cell office:value-type="float" office:value="804316" calcext:value-type="float">
            <text:p>804316</text:p>
          </table:table-cell>
        </table:table-row>
        <table:table-row table:style-name="ro1">
          <table:table-cell/>
          <table:table-cell office:value-type="string" calcext:value-type="string">
            <text:p>searchengineland.com_3-google-adwords-hacks-drive-high-quality-leads-250161</text:p>
          </table:table-cell>
          <table:table-cell office:value-type="float" office:value="13.8976619999994" calcext:value-type="float">
            <text:p>13.897662</text:p>
          </table:table-cell>
          <table:table-cell office:value-type="float" office:value="2.34053399999902" calcext:value-type="float">
            <text:p>2.340534</text:p>
          </table:table-cell>
          <table:table-cell office:value-type="float" office:value="10.697411000001" calcext:value-type="float">
            <text:p>10.697411</text:p>
          </table:table-cell>
          <table:table-cell office:value-type="float" office:value="0.476869999998598" calcext:value-type="float">
            <text:p>0.47687</text:p>
          </table:table-cell>
          <table:table-cell office:value-type="float" office:value="0" calcext:value-type="float">
            <text:p>0</text:p>
          </table:table-cell>
          <table:table-cell office:value-type="float" office:value="1.11193999999887" calcext:value-type="float">
            <text:p>1.11194</text:p>
          </table:table-cell>
          <table:table-cell office:value-type="float" office:value="13.8976619999994" calcext:value-type="float">
            <text:p>13.897662</text:p>
          </table:table-cell>
          <table:table-cell office:value-type="float" office:value="1.22859400000016" calcext:value-type="float">
            <text:p>1.228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76822" calcext:value-type="float">
            <text:p>6576822</text:p>
          </table:table-cell>
          <table:table-cell office:value-type="float" office:value="548315" calcext:value-type="float">
            <text:p>548315</text:p>
          </table:table-cell>
        </table:table-row>
        <table:table-row table:style-name="ro1">
          <table:table-cell/>
          <table:table-cell office:value-type="string" calcext:value-type="string">
            <text:p>searchengineland.com_35-ways-improve-seo-sem-performance-smx-advanced-275130</text:p>
          </table:table-cell>
          <table:table-cell office:value-type="float" office:value="13.0332920000001" calcext:value-type="float">
            <text:p>13.033292</text:p>
          </table:table-cell>
          <table:table-cell office:value-type="float" office:value="2.496234000002" calcext:value-type="float">
            <text:p>2.496234</text:p>
          </table:table-cell>
          <table:table-cell office:value-type="float" office:value="10.2758329999997" calcext:value-type="float">
            <text:p>10.275833</text:p>
          </table:table-cell>
          <table:table-cell office:value-type="float" office:value="1.18274300000121" calcext:value-type="float">
            <text:p>1.182743</text:p>
          </table:table-cell>
          <table:table-cell office:value-type="float" office:value="0" calcext:value-type="float">
            <text:p>0</text:p>
          </table:table-cell>
          <table:table-cell office:value-type="float" office:value="1.59056000000419" calcext:value-type="float">
            <text:p>1.59056</text:p>
          </table:table-cell>
          <table:table-cell office:value-type="float" office:value="13.0332920000001" calcext:value-type="float">
            <text:p>13.033292</text:p>
          </table:table-cell>
          <table:table-cell office:value-type="float" office:value="0.905673999997815" calcext:value-type="float">
            <text:p>0.905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95029" calcext:value-type="float">
            <text:p>4295029</text:p>
          </table:table-cell>
          <table:table-cell office:value-type="float" office:value="503595" calcext:value-type="float">
            <text:p>503595</text:p>
          </table:table-cell>
        </table:table-row>
        <table:table-row table:style-name="ro1">
          <table:table-cell/>
          <table:table-cell office:value-type="string" calcext:value-type="string">
            <text:p>searchengineland.com_5-must-technical-seo-audits-validations-2017-273207</text:p>
          </table:table-cell>
          <table:table-cell office:value-type="float" office:value="10.4453649999996" calcext:value-type="float">
            <text:p>10.445365</text:p>
          </table:table-cell>
          <table:table-cell office:value-type="float" office:value="2.11645400000089" calcext:value-type="float">
            <text:p>2.116454</text:p>
          </table:table-cell>
          <table:table-cell office:value-type="float" office:value="9.09362400000009" calcext:value-type="float">
            <text:p>9.093624</text:p>
          </table:table-cell>
          <table:table-cell office:value-type="float" office:value="0.498389000000316" calcext:value-type="float">
            <text:p>0.498389</text:p>
          </table:table-cell>
          <table:table-cell office:value-type="float" office:value="0" calcext:value-type="float">
            <text:p>0</text:p>
          </table:table-cell>
          <table:table-cell office:value-type="float" office:value="0.870705000001182" calcext:value-type="float">
            <text:p>0.870705</text:p>
          </table:table-cell>
          <table:table-cell office:value-type="float" office:value="10.4453649999996" calcext:value-type="float">
            <text:p>10.445365</text:p>
          </table:table-cell>
          <table:table-cell office:value-type="float" office:value="1.2457489999997" calcext:value-type="float">
            <text:p>1.245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55642" calcext:value-type="float">
            <text:p>6655642</text:p>
          </table:table-cell>
          <table:table-cell office:value-type="float" office:value="606117" calcext:value-type="float">
            <text:p>606117</text:p>
          </table:table-cell>
        </table:table-row>
        <table:table-row table:style-name="ro1">
          <table:table-cell/>
          <table:table-cell office:value-type="string" calcext:value-type="string">
            <text:p>searchengineland.com_5-successful-b2b-adwords-best-practices-for-any-company-277308</text:p>
          </table:table-cell>
          <table:table-cell office:value-type="float" office:value="9.74895000000106" calcext:value-type="float">
            <text:p>9.74895</text:p>
          </table:table-cell>
          <table:table-cell office:value-type="float" office:value="2.35768800000005" calcext:value-type="float">
            <text:p>2.357688</text:p>
          </table:table-cell>
          <table:table-cell office:value-type="float" office:value="7.80367300000034" calcext:value-type="float">
            <text:p>7.803673</text:p>
          </table:table-cell>
          <table:table-cell office:value-type="float" office:value="0.595072000000073" calcext:value-type="float">
            <text:p>0.595072</text:p>
          </table:table-cell>
          <table:table-cell office:value-type="float" office:value="0" calcext:value-type="float">
            <text:p>0</text:p>
          </table:table-cell>
          <table:table-cell office:value-type="float" office:value="1.14821599999777" calcext:value-type="float">
            <text:p>1.148216</text:p>
          </table:table-cell>
          <table:table-cell office:value-type="float" office:value="9.74895000000106" calcext:value-type="float">
            <text:p>9.74895</text:p>
          </table:table-cell>
          <table:table-cell office:value-type="float" office:value="1.20947200000228" calcext:value-type="float">
            <text:p>1.209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14745" calcext:value-type="float">
            <text:p>5214745</text:p>
          </table:table-cell>
          <table:table-cell office:value-type="float" office:value="525127" calcext:value-type="float">
            <text:p>525127</text:p>
          </table:table-cell>
        </table:table-row>
        <table:table-row table:style-name="ro1">
          <table:table-cell/>
          <table:table-cell office:value-type="string" calcext:value-type="string">
            <text:p>searchengineland.com_6-local-marketing-lessons-learned-comiccon-225449</text:p>
          </table:table-cell>
          <table:table-cell office:value-type="float" office:value="13.6248719999967" calcext:value-type="float">
            <text:p>13.624872</text:p>
          </table:table-cell>
          <table:table-cell office:value-type="float" office:value="2.37022700000125" calcext:value-type="float">
            <text:p>2.370227</text:p>
          </table:table-cell>
          <table:table-cell office:value-type="float" office:value="9.48292899999797" calcext:value-type="float">
            <text:p>9.482929</text:p>
          </table:table-cell>
          <table:table-cell office:value-type="float" office:value="0.454651000000013" calcext:value-type="float">
            <text:p>0.454651</text:p>
          </table:table-cell>
          <table:table-cell office:value-type="float" office:value="0" calcext:value-type="float">
            <text:p>0</text:p>
          </table:table-cell>
          <table:table-cell office:value-type="float" office:value="1.25251500000012" calcext:value-type="float">
            <text:p>1.252515</text:p>
          </table:table-cell>
          <table:table-cell office:value-type="float" office:value="13.6248719999967" calcext:value-type="float">
            <text:p>13.624872</text:p>
          </table:table-cell>
          <table:table-cell office:value-type="float" office:value="1.11771200000113" calcext:value-type="float">
            <text:p>1.117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88818" calcext:value-type="float">
            <text:p>7288818</text:p>
          </table:table-cell>
          <table:table-cell office:value-type="float" office:value="575336" calcext:value-type="float">
            <text:p>575336</text:p>
          </table:table-cell>
        </table:table-row>
        <table:table-row table:style-name="ro1">
          <table:table-cell/>
          <table:table-cell office:value-type="string" calcext:value-type="string">
            <text:p>searchengineland.com_7-changes-facebook-make-real-local-search-player-276964</text:p>
          </table:table-cell>
          <table:table-cell office:value-type="float" office:value="13.282663" calcext:value-type="float">
            <text:p>13.282663</text:p>
          </table:table-cell>
          <table:table-cell office:value-type="float" office:value="1.95760599999994" calcext:value-type="float">
            <text:p>1.957606</text:p>
          </table:table-cell>
          <table:table-cell office:value-type="float" office:value="10.6380439999994" calcext:value-type="float">
            <text:p>10.638044</text:p>
          </table:table-cell>
          <table:table-cell office:value-type="float" office:value="0.561447000000044" calcext:value-type="float">
            <text:p>0.561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82663" calcext:value-type="float">
            <text:p>13.282663</text:p>
          </table:table-cell>
          <table:table-cell office:value-type="float" office:value="1.95760599999994" calcext:value-type="float">
            <text:p>1.95760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349472" calcext:value-type="float">
            <text:p>6349472</text:p>
          </table:table-cell>
          <table:table-cell office:value-type="float" office:value="134815" calcext:value-type="float">
            <text:p>134815</text:p>
          </table:table-cell>
        </table:table-row>
        <table:table-row table:style-name="ro1">
          <table:table-cell/>
          <table:table-cell office:value-type="string" calcext:value-type="string">
            <text:p>searchengineland.com_7-fundamental-technical-seo-questions-to-answer-with-a-log-analysis-and-how-to-easily-do-it-245903</text:p>
          </table:table-cell>
          <table:table-cell office:value-type="float" office:value="9.93568400000004" calcext:value-type="float">
            <text:p>9.935684</text:p>
          </table:table-cell>
          <table:table-cell office:value-type="float" office:value="2.98775900000328" calcext:value-type="float">
            <text:p>2.987759</text:p>
          </table:table-cell>
          <table:table-cell office:value-type="float" office:value="8.19742000000042" calcext:value-type="float">
            <text:p>8.19742</text:p>
          </table:table-cell>
          <table:table-cell office:value-type="float" office:value="0.391514000002644" calcext:value-type="float">
            <text:p>0.391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3568400000004" calcext:value-type="float">
            <text:p>9.935684</text:p>
          </table:table-cell>
          <table:table-cell office:value-type="float" office:value="2.98775900000328" calcext:value-type="float">
            <text:p>2.98775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927279" calcext:value-type="float">
            <text:p>5927279</text:p>
          </table:table-cell>
          <table:table-cell office:value-type="float" office:value="630260" calcext:value-type="float">
            <text:p>630260</text:p>
          </table:table-cell>
        </table:table-row>
        <table:table-row table:style-name="ro1">
          <table:table-cell/>
          <table:table-cell office:value-type="string" calcext:value-type="string">
            <text:p>searchengineland.com_7-great-reasons-attend-smx-advanced-2-weeks-276095</text:p>
          </table:table-cell>
          <table:table-cell office:value-type="float" office:value="12.9224889999996" calcext:value-type="float">
            <text:p>12.922489</text:p>
          </table:table-cell>
          <table:table-cell office:value-type="float" office:value="3.03541399999995" calcext:value-type="float">
            <text:p>3.035414</text:p>
          </table:table-cell>
          <table:table-cell office:value-type="float" office:value="10.9085349999996" calcext:value-type="float">
            <text:p>10.908535</text:p>
          </table:table-cell>
          <table:table-cell office:value-type="float" office:value="0.537968999999975" calcext:value-type="float">
            <text:p>0.537969</text:p>
          </table:table-cell>
          <table:table-cell office:value-type="float" office:value="0" calcext:value-type="float">
            <text:p>0</text:p>
          </table:table-cell>
          <table:table-cell office:value-type="float" office:value="1.88009600000078" calcext:value-type="float">
            <text:p>1.880096</text:p>
          </table:table-cell>
          <table:table-cell office:value-type="float" office:value="12.9224889999996" calcext:value-type="float">
            <text:p>12.922489</text:p>
          </table:table-cell>
          <table:table-cell office:value-type="float" office:value="1.15531799999917" calcext:value-type="float">
            <text:p>1.155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4127" calcext:value-type="float">
            <text:p>6044127</text:p>
          </table:table-cell>
          <table:table-cell office:value-type="float" office:value="798598" calcext:value-type="float">
            <text:p>798598</text:p>
          </table:table-cell>
        </table:table-row>
        <table:table-row table:style-name="ro1">
          <table:table-cell/>
          <table:table-cell office:value-type="string" calcext:value-type="string">
            <text:p>searchengineland.com_7-real-world-tips-better-social-engagement-275453</text:p>
          </table:table-cell>
          <table:table-cell office:value-type="float" office:value="9.70824100000027" calcext:value-type="float">
            <text:p>9.708241</text:p>
          </table:table-cell>
          <table:table-cell office:value-type="float" office:value="2.35298799999873" calcext:value-type="float">
            <text:p>2.352988</text:p>
          </table:table-cell>
          <table:table-cell office:value-type="float" office:value="7.64316299999973" calcext:value-type="float">
            <text:p>7.643163</text:p>
          </table:table-cell>
          <table:table-cell office:value-type="float" office:value="0.5454499999978" calcext:value-type="float">
            <text:p>0.54545</text:p>
          </table:table-cell>
          <table:table-cell office:value-type="float" office:value="0" calcext:value-type="float">
            <text:p>0</text:p>
          </table:table-cell>
          <table:table-cell office:value-type="float" office:value="1.36752200000047" calcext:value-type="float">
            <text:p>1.367522</text:p>
          </table:table-cell>
          <table:table-cell office:value-type="float" office:value="9.70824100000027" calcext:value-type="float">
            <text:p>9.708241</text:p>
          </table:table-cell>
          <table:table-cell office:value-type="float" office:value="0.985465999998264" calcext:value-type="float">
            <text:p>0.985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27726" calcext:value-type="float">
            <text:p>2727726</text:p>
          </table:table-cell>
          <table:table-cell office:value-type="float" office:value="564770" calcext:value-type="float">
            <text:p>564770</text:p>
          </table:table-cell>
        </table:table-row>
        <table:table-row table:style-name="ro1">
          <table:table-cell/>
          <table:table-cell office:value-type="string" calcext:value-type="string">
            <text:p>searchengineland.com_7-unannounced-updates-google-business-2017-274086</text:p>
          </table:table-cell>
          <table:table-cell office:value-type="float" office:value="13.5159820000008" calcext:value-type="float">
            <text:p>13.515982</text:p>
          </table:table-cell>
          <table:table-cell office:value-type="float" office:value="2.37214500000118" calcext:value-type="float">
            <text:p>2.372145</text:p>
          </table:table-cell>
          <table:table-cell office:value-type="float" office:value="9.81987500000105" calcext:value-type="float">
            <text:p>9.819875</text:p>
          </table:table-cell>
          <table:table-cell office:value-type="float" office:value="0.466950000001816" calcext:value-type="float">
            <text:p>0.46695</text:p>
          </table:table-cell>
          <table:table-cell office:value-type="float" office:value="0" calcext:value-type="float">
            <text:p>0</text:p>
          </table:table-cell>
          <table:table-cell office:value-type="float" office:value="1.22751400000198" calcext:value-type="float">
            <text:p>1.227514</text:p>
          </table:table-cell>
          <table:table-cell office:value-type="float" office:value="13.5159820000008" calcext:value-type="float">
            <text:p>13.515982</text:p>
          </table:table-cell>
          <table:table-cell office:value-type="float" office:value="1.14463099999921" calcext:value-type="float">
            <text:p>1.1446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34283" calcext:value-type="float">
            <text:p>3834283</text:p>
          </table:table-cell>
          <table:table-cell office:value-type="float" office:value="581493" calcext:value-type="float">
            <text:p>581493</text:p>
          </table:table-cell>
        </table:table-row>
        <table:table-row table:style-name="ro1">
          <table:table-cell/>
          <table:table-cell office:value-type="string" calcext:value-type="string">
            <text:p>searchengineland.com_7-ways-small-retailers-can-compete-with-retail-giants-using-google-shopping-269454</text:p>
          </table:table-cell>
          <table:table-cell office:value-type="float" office:value="7.79446400000006" calcext:value-type="float">
            <text:p>7.794464</text:p>
          </table:table-cell>
          <table:table-cell office:value-type="float" office:value="2.71146500000032" calcext:value-type="float">
            <text:p>2.711465</text:p>
          </table:table-cell>
          <table:table-cell office:value-type="float" office:value="5.87324399999989" calcext:value-type="float">
            <text:p>5.873244</text:p>
          </table:table-cell>
          <table:table-cell office:value-type="float" office:value="0.389680000000226" calcext:value-type="float">
            <text:p>0.38968</text:p>
          </table:table-cell>
          <table:table-cell office:value-type="float" office:value="0.424753999999661" calcext:value-type="float">
            <text:p>0.424754</text:p>
          </table:table-cell>
          <table:table-cell office:value-type="float" office:value="1.59873499999958" calcext:value-type="float">
            <text:p>1.598735</text:p>
          </table:table-cell>
          <table:table-cell office:value-type="float" office:value="6.24925800000029" calcext:value-type="float">
            <text:p>6.249258</text:p>
          </table:table-cell>
          <table:table-cell office:value-type="float" office:value="1.11273000000074" calcext:value-type="float">
            <text:p>1.11273</text:p>
          </table:table-cell>
          <table:table-cell office:value-type="float" office:value="1.12045200000011" calcext:value-type="float">
            <text:p>1.1204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12045200000011" calcext:value-type="float">
            <text:p>1.120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70197" calcext:value-type="float">
            <text:p>3470197</text:p>
          </table:table-cell>
          <table:table-cell office:value-type="float" office:value="309459" calcext:value-type="float">
            <text:p>309459</text:p>
          </table:table-cell>
        </table:table-row>
        <table:table-row table:style-name="ro1">
          <table:table-cell/>
          <table:table-cell office:value-type="string" calcext:value-type="string">
            <text:p>searchengineland.com_account-based-marketing-guide-modern-marketers-276012</text:p>
          </table:table-cell>
          <table:table-cell office:value-type="float" office:value="11.3906619999998" calcext:value-type="float">
            <text:p>11.390662</text:p>
          </table:table-cell>
          <table:table-cell office:value-type="float" office:value="2.39454699999987" calcext:value-type="float">
            <text:p>2.394547</text:p>
          </table:table-cell>
          <table:table-cell office:value-type="float" office:value="8.37041899999895" calcext:value-type="float">
            <text:p>8.370419</text:p>
          </table:table-cell>
          <table:table-cell office:value-type="float" office:value="0.515210999999908" calcext:value-type="float">
            <text:p>0.515211</text:p>
          </table:table-cell>
          <table:table-cell office:value-type="float" office:value="1.19379000000117" calcext:value-type="float">
            <text:p>1.19379</text:p>
          </table:table-cell>
          <table:table-cell office:value-type="float" office:value="1.25935399999981" calcext:value-type="float">
            <text:p>1.259354</text:p>
          </table:table-cell>
          <table:table-cell office:value-type="float" office:value="8.86627899999803" calcext:value-type="float">
            <text:p>8.866279</text:p>
          </table:table-cell>
          <table:table-cell office:value-type="float" office:value="1.13519300000007" calcext:value-type="float">
            <text:p>1.135193</text:p>
          </table:table-cell>
          <table:table-cell office:value-type="float" office:value="1.3305930000006" calcext:value-type="float">
            <text:p>1.3305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3305930000006" calcext:value-type="float">
            <text:p>1.3305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944768" calcext:value-type="float">
            <text:p>5944768</text:p>
          </table:table-cell>
          <table:table-cell office:value-type="float" office:value="573134" calcext:value-type="float">
            <text:p>573134</text:p>
          </table:table-cell>
        </table:table-row>
        <table:table-row table:style-name="ro1">
          <table:table-cell/>
          <table:table-cell office:value-type="string" calcext:value-type="string">
            <text:p>searchengineland.com_advanced-seos-need-know-algorithm-updates-277147</text:p>
          </table:table-cell>
          <table:table-cell office:value-type="float" office:value="14.7407170000006" calcext:value-type="float">
            <text:p>14.740717</text:p>
          </table:table-cell>
          <table:table-cell office:value-type="float" office:value="2.08647100000235" calcext:value-type="float">
            <text:p>2.086471</text:p>
          </table:table-cell>
          <table:table-cell office:value-type="float" office:value="11.1909449999985" calcext:value-type="float">
            <text:p>11.190945</text:p>
          </table:table-cell>
          <table:table-cell office:value-type="float" office:value="0.472007000000303" calcext:value-type="float">
            <text:p>0.472007</text:p>
          </table:table-cell>
          <table:table-cell office:value-type="float" office:value="0" calcext:value-type="float">
            <text:p>0</text:p>
          </table:table-cell>
          <table:table-cell office:value-type="float" office:value="0.965637000001145" calcext:value-type="float">
            <text:p>0.965637</text:p>
          </table:table-cell>
          <table:table-cell office:value-type="float" office:value="14.7407170000006" calcext:value-type="float">
            <text:p>14.740717</text:p>
          </table:table-cell>
          <table:table-cell office:value-type="float" office:value="1.1208340000012" calcext:value-type="float">
            <text:p>1.1208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23578" calcext:value-type="float">
            <text:p>4723578</text:p>
          </table:table-cell>
          <table:table-cell office:value-type="float" office:value="569838" calcext:value-type="float">
            <text:p>569838</text:p>
          </table:table-cell>
        </table:table-row>
        <table:table-row table:style-name="ro1">
          <table:table-cell/>
          <table:table-cell office:value-type="string" calcext:value-type="string">
            <text:p>searchengineland.com_advertisers-consider-pausing-google-local-inventory-ads-268081</text:p>
          </table:table-cell>
          <table:table-cell office:value-type="float" office:value="13.2946560000019" calcext:value-type="float">
            <text:p>13.294656</text:p>
          </table:table-cell>
          <table:table-cell office:value-type="float" office:value="2.92828399999962" calcext:value-type="float">
            <text:p>2.928284</text:p>
          </table:table-cell>
          <table:table-cell office:value-type="float" office:value="9.77941600000122" calcext:value-type="float">
            <text:p>9.779416</text:p>
          </table:table-cell>
          <table:table-cell office:value-type="float" office:value="0.524271999998746" calcext:value-type="float">
            <text:p>0.524272</text:p>
          </table:table-cell>
          <table:table-cell office:value-type="float" office:value="0" calcext:value-type="float">
            <text:p>0</text:p>
          </table:table-cell>
          <table:table-cell office:value-type="float" office:value="1.86397199999919" calcext:value-type="float">
            <text:p>1.863972</text:p>
          </table:table-cell>
          <table:table-cell office:value-type="float" office:value="13.2946560000019" calcext:value-type="float">
            <text:p>13.294656</text:p>
          </table:table-cell>
          <table:table-cell office:value-type="float" office:value="1.06431200000043" calcext:value-type="float">
            <text:p>1.064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8719" calcext:value-type="float">
            <text:p>5418719</text:p>
          </table:table-cell>
          <table:table-cell office:value-type="float" office:value="407575" calcext:value-type="float">
            <text:p>407575</text:p>
          </table:table-cell>
        </table:table-row>
        <table:table-row table:style-name="ro1">
          <table:table-cell/>
          <table:table-cell office:value-type="string" calcext:value-type="string">
            <text:p>searchengineland.com_adwords-2017-roadmap-loaded-artificial-intelligence-276303</text:p>
          </table:table-cell>
          <table:table-cell office:value-type="float" office:value="14.6130810000004" calcext:value-type="float">
            <text:p>14.613081</text:p>
          </table:table-cell>
          <table:table-cell office:value-type="float" office:value="2.08474899999965" calcext:value-type="float">
            <text:p>2.084749</text:p>
          </table:table-cell>
          <table:table-cell office:value-type="float" office:value="8.92404200000055" calcext:value-type="float">
            <text:p>8.924042</text:p>
          </table:table-cell>
          <table:table-cell office:value-type="float" office:value="0.547588999999789" calcext:value-type="float">
            <text:p>0.547589</text:p>
          </table:table-cell>
          <table:table-cell office:value-type="float" office:value="0" calcext:value-type="float">
            <text:p>0</text:p>
          </table:table-cell>
          <table:table-cell office:value-type="float" office:value="0.872882000001478" calcext:value-type="float">
            <text:p>0.872882</text:p>
          </table:table-cell>
          <table:table-cell office:value-type="float" office:value="14.6130810000004" calcext:value-type="float">
            <text:p>14.613081</text:p>
          </table:table-cell>
          <table:table-cell office:value-type="float" office:value="1.21186699999817" calcext:value-type="float">
            <text:p>1.2118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50990" calcext:value-type="float">
            <text:p>2450990</text:p>
          </table:table-cell>
          <table:table-cell office:value-type="float" office:value="532198" calcext:value-type="float">
            <text:p>532198</text:p>
          </table:table-cell>
        </table:table-row>
        <table:table-row table:style-name="ro1">
          <table:table-cell/>
          <table:table-cell office:value-type="string" calcext:value-type="string">
            <text:p>searchengineland.com_adwords-maximize-conversions-smart-bidding-276064</text:p>
          </table:table-cell>
          <table:table-cell office:value-type="float" office:value="11.735087" calcext:value-type="float">
            <text:p>11.735087</text:p>
          </table:table-cell>
          <table:table-cell office:value-type="float" office:value="2.13351899999907" calcext:value-type="float">
            <text:p>2.133519</text:p>
          </table:table-cell>
          <table:table-cell office:value-type="float" office:value="8.97873199999958" calcext:value-type="float">
            <text:p>8.978732</text:p>
          </table:table-cell>
          <table:table-cell office:value-type="float" office:value="0.415885000002163" calcext:value-type="float">
            <text:p>0.415885</text:p>
          </table:table-cell>
          <table:table-cell office:value-type="float" office:value="0" calcext:value-type="float">
            <text:p>0</text:p>
          </table:table-cell>
          <table:table-cell office:value-type="float" office:value="0.861830000001651" calcext:value-type="float">
            <text:p>0.86183</text:p>
          </table:table-cell>
          <table:table-cell office:value-type="float" office:value="11.735087" calcext:value-type="float">
            <text:p>11.735087</text:p>
          </table:table-cell>
          <table:table-cell office:value-type="float" office:value="1.27168899999742" calcext:value-type="float">
            <text:p>1.271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95599" calcext:value-type="float">
            <text:p>5095599</text:p>
          </table:table-cell>
          <table:table-cell office:value-type="float" office:value="532455" calcext:value-type="float">
            <text:p>532455</text:p>
          </table:table-cell>
        </table:table-row>
        <table:table-row table:style-name="ro1">
          <table:table-cell/>
          <table:table-cell office:value-type="string" calcext:value-type="string">
            <text:p>searchengineland.com_ai-disrupting-major-industries-276349</text:p>
          </table:table-cell>
          <table:table-cell office:value-type="float" office:value="10.2469289999999" calcext:value-type="float">
            <text:p>10.246929</text:p>
          </table:table-cell>
          <table:table-cell office:value-type="float" office:value="2.90411299999687" calcext:value-type="float">
            <text:p>2.904113</text:p>
          </table:table-cell>
          <table:table-cell office:value-type="float" office:value="7.62204099999963" calcext:value-type="float">
            <text:p>7.622041</text:p>
          </table:table-cell>
          <table:table-cell office:value-type="float" office:value="0.501811999998608" calcext:value-type="float">
            <text:p>0.501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469289999999" calcext:value-type="float">
            <text:p>10.246929</text:p>
          </table:table-cell>
          <table:table-cell office:value-type="float" office:value="2.90411299999687" calcext:value-type="float">
            <text:p>2.90411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444473" calcext:value-type="float">
            <text:p>2444473</text:p>
          </table:table-cell>
          <table:table-cell office:value-type="float" office:value="614433" calcext:value-type="float">
            <text:p>614433</text:p>
          </table:table-cell>
        </table:table-row>
        <table:table-row table:style-name="ro1">
          <table:table-cell/>
          <table:table-cell office:value-type="string" calcext:value-type="string">
            <text:p>searchengineland.com_amp-answer-format-fragmentation-276313</text:p>
          </table:table-cell>
          <table:table-cell office:value-type="float" office:value="13.4099529999985" calcext:value-type="float">
            <text:p>13.409953</text:p>
          </table:table-cell>
          <table:table-cell office:value-type="float" office:value="2.19455599999992" calcext:value-type="float">
            <text:p>2.194556</text:p>
          </table:table-cell>
          <table:table-cell office:value-type="float" office:value="10.3311700000013" calcext:value-type="float">
            <text:p>10.33117</text:p>
          </table:table-cell>
          <table:table-cell office:value-type="float" office:value="0.555983000000197" calcext:value-type="float">
            <text:p>0.555983</text:p>
          </table:table-cell>
          <table:table-cell office:value-type="float" office:value="0" calcext:value-type="float">
            <text:p>0</text:p>
          </table:table-cell>
          <table:table-cell office:value-type="float" office:value="1.01028899999982" calcext:value-type="float">
            <text:p>1.010289</text:p>
          </table:table-cell>
          <table:table-cell office:value-type="float" office:value="13.4099529999985" calcext:value-type="float">
            <text:p>13.409953</text:p>
          </table:table-cell>
          <table:table-cell office:value-type="float" office:value="1.1842670000001" calcext:value-type="float">
            <text:p>1.1842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58692" calcext:value-type="float">
            <text:p>6158692</text:p>
          </table:table-cell>
          <table:table-cell office:value-type="float" office:value="528828" calcext:value-type="float">
            <text:p>528828</text:p>
          </table:table-cell>
        </table:table-row>
        <table:table-row table:style-name="ro1">
          <table:table-cell/>
          <table:table-cell office:value-type="string" calcext:value-type="string">
            <text:p>searchengineland.com_amp-ecommerce-case-study-event-ticket-center-277444</text:p>
          </table:table-cell>
          <table:table-cell office:value-type="float" office:value="14.0718070000003" calcext:value-type="float">
            <text:p>14.071807</text:p>
          </table:table-cell>
          <table:table-cell office:value-type="float" office:value="2.09951600000022" calcext:value-type="float">
            <text:p>2.099516</text:p>
          </table:table-cell>
          <table:table-cell office:value-type="float" office:value="13.1567730000024" calcext:value-type="float">
            <text:p>13.156773</text:p>
          </table:table-cell>
          <table:table-cell office:value-type="float" office:value="0.535640999999487" calcext:value-type="float">
            <text:p>0.535641</text:p>
          </table:table-cell>
          <table:table-cell office:value-type="float" office:value="0" calcext:value-type="float">
            <text:p>0</text:p>
          </table:table-cell>
          <table:table-cell office:value-type="float" office:value="0.911134999999378" calcext:value-type="float">
            <text:p>0.911135</text:p>
          </table:table-cell>
          <table:table-cell office:value-type="float" office:value="14.0718070000003" calcext:value-type="float">
            <text:p>14.071807</text:p>
          </table:table-cell>
          <table:table-cell office:value-type="float" office:value="1.18838100000084" calcext:value-type="float">
            <text:p>1.188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64970" calcext:value-type="float">
            <text:p>5664970</text:p>
          </table:table-cell>
          <table:table-cell office:value-type="float" office:value="543932" calcext:value-type="float">
            <text:p>543932</text:p>
          </table:table-cell>
        </table:table-row>
        <table:table-row table:style-name="ro1">
          <table:table-cell/>
          <table:table-cell office:value-type="string" calcext:value-type="string">
            <text:p>searchengineland.com_antikythera-mechanism-google-doodle-honors-ancient-astronomical-tool-275178</text:p>
          </table:table-cell>
          <table:table-cell office:value-type="float" office:value="13.3749750000025" calcext:value-type="float">
            <text:p>13.374975</text:p>
          </table:table-cell>
          <table:table-cell office:value-type="float" office:value="2.06592400000045" calcext:value-type="float">
            <text:p>2.065924</text:p>
          </table:table-cell>
          <table:table-cell office:value-type="float" office:value="9.78690500000084" calcext:value-type="float">
            <text:p>9.786905</text:p>
          </table:table-cell>
          <table:table-cell office:value-type="float" office:value="0.480960000000778" calcext:value-type="float">
            <text:p>0.48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749750000025" calcext:value-type="float">
            <text:p>13.374975</text:p>
          </table:table-cell>
          <table:table-cell office:value-type="float" office:value="2.06592400000045" calcext:value-type="float">
            <text:p>2.06592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616047" calcext:value-type="float">
            <text:p>4616047</text:p>
          </table:table-cell>
          <table:table-cell office:value-type="float" office:value="462026" calcext:value-type="float">
            <text:p>462026</text:p>
          </table:table-cell>
        </table:table-row>
        <table:table-row table:style-name="ro1">
          <table:table-cell/>
          <table:table-cell office:value-type="string" calcext:value-type="string">
            <text:p>searchengineland.com_attend-smx-advanced-seo-sem-tactics-work-rates-increase-next-week-272110</text:p>
          </table:table-cell>
          <table:table-cell office:value-type="float" office:value="14.1065399999989" calcext:value-type="float">
            <text:p>14.10654</text:p>
          </table:table-cell>
          <table:table-cell office:value-type="float" office:value="2.86818400000084" calcext:value-type="float">
            <text:p>2.868184</text:p>
          </table:table-cell>
          <table:table-cell office:value-type="float" office:value="10.2700389999991" calcext:value-type="float">
            <text:p>10.270039</text:p>
          </table:table-cell>
          <table:table-cell office:value-type="float" office:value="0.599947000000611" calcext:value-type="float">
            <text:p>0.599947</text:p>
          </table:table-cell>
          <table:table-cell office:value-type="float" office:value="0" calcext:value-type="float">
            <text:p>0</text:p>
          </table:table-cell>
          <table:table-cell office:value-type="float" office:value="0.605558000001103" calcext:value-type="float">
            <text:p>0.605558</text:p>
          </table:table-cell>
          <table:table-cell office:value-type="float" office:value="14.1065399999989" calcext:value-type="float">
            <text:p>14.10654</text:p>
          </table:table-cell>
          <table:table-cell office:value-type="float" office:value="2.26262599999973" calcext:value-type="float">
            <text:p>2.2626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26448" calcext:value-type="float">
            <text:p>6226448</text:p>
          </table:table-cell>
          <table:table-cell office:value-type="float" office:value="714076" calcext:value-type="float">
            <text:p>714076</text:p>
          </table:table-cell>
        </table:table-row>
        <table:table-row table:style-name="ro1">
          <table:table-cell/>
          <table:table-cell office:value-type="string" calcext:value-type="string">
            <text:p>searchengineland.com_authoritative-links-search-engine-lands-10-top-link-week-columns-2015-237917</text:p>
          </table:table-cell>
          <table:table-cell office:value-type="float" office:value="12.8486090000006" calcext:value-type="float">
            <text:p>12.848609</text:p>
          </table:table-cell>
          <table:table-cell office:value-type="float" office:value="2.2033909999991" calcext:value-type="float">
            <text:p>2.203391</text:p>
          </table:table-cell>
          <table:table-cell office:value-type="float" office:value="7.71822500000053" calcext:value-type="float">
            <text:p>7.718225</text:p>
          </table:table-cell>
          <table:table-cell office:value-type="float" office:value="0.515733000000182" calcext:value-type="float">
            <text:p>0.515733</text:p>
          </table:table-cell>
          <table:table-cell office:value-type="float" office:value="0" calcext:value-type="float">
            <text:p>0</text:p>
          </table:table-cell>
          <table:table-cell office:value-type="float" office:value="0.954811999999949" calcext:value-type="float">
            <text:p>0.954812</text:p>
          </table:table-cell>
          <table:table-cell office:value-type="float" office:value="12.8486090000006" calcext:value-type="float">
            <text:p>12.848609</text:p>
          </table:table-cell>
          <table:table-cell office:value-type="float" office:value="1.24857899999915" calcext:value-type="float">
            <text:p>1.248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0667" calcext:value-type="float">
            <text:p>3520667</text:p>
          </table:table-cell>
          <table:table-cell office:value-type="float" office:value="535981" calcext:value-type="float">
            <text:p>535981</text:p>
          </table:table-cell>
        </table:table-row>
        <table:table-row table:style-name="ro1">
          <table:table-cell/>
          <table:table-cell office:value-type="string" calcext:value-type="string">
            <text:p>searchengineland.com_authority-link-building-real-time-penguin-259584</text:p>
          </table:table-cell>
          <table:table-cell office:value-type="float" office:value="13.7814589999998" calcext:value-type="float">
            <text:p>13.781459</text:p>
          </table:table-cell>
          <table:table-cell office:value-type="float" office:value="2.71164499999941" calcext:value-type="float">
            <text:p>2.711645</text:p>
          </table:table-cell>
          <table:table-cell office:value-type="float" office:value="10.6518560000004" calcext:value-type="float">
            <text:p>10.651856</text:p>
          </table:table-cell>
          <table:table-cell office:value-type="float" office:value="0.498395999999047" calcext:value-type="float">
            <text:p>0.49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814589999998" calcext:value-type="float">
            <text:p>13.781459</text:p>
          </table:table-cell>
          <table:table-cell office:value-type="float" office:value="2.71164499999941" calcext:value-type="float">
            <text:p>2.71164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172518" calcext:value-type="float">
            <text:p>6172518</text:p>
          </table:table-cell>
          <table:table-cell office:value-type="float" office:value="568582" calcext:value-type="float">
            <text:p>568582</text:p>
          </table:table-cell>
        </table:table-row>
        <table:table-row table:style-name="ro1">
          <table:table-cell/>
          <table:table-cell office:value-type="string" calcext:value-type="string">
            <text:p>searchengineland.com_baby-come-back-grow-customer-revenue-people-based-search-marketing-277072</text:p>
          </table:table-cell>
          <table:table-cell office:value-type="float" office:value="11.8799879999997" calcext:value-type="float">
            <text:p>11.879988</text:p>
          </table:table-cell>
          <table:table-cell office:value-type="float" office:value="2.61412700000074" calcext:value-type="float">
            <text:p>2.614127</text:p>
          </table:table-cell>
          <table:table-cell office:value-type="float" office:value="8.86094699999967" calcext:value-type="float">
            <text:p>8.860947</text:p>
          </table:table-cell>
          <table:table-cell office:value-type="float" office:value="0.499787000000651" calcext:value-type="float">
            <text:p>0.499787</text:p>
          </table:table-cell>
          <table:table-cell office:value-type="float" office:value="0" calcext:value-type="float">
            <text:p>0</text:p>
          </table:table-cell>
          <table:table-cell office:value-type="float" office:value="1.40944899999886" calcext:value-type="float">
            <text:p>1.409449</text:p>
          </table:table-cell>
          <table:table-cell office:value-type="float" office:value="11.8799879999997" calcext:value-type="float">
            <text:p>11.879988</text:p>
          </table:table-cell>
          <table:table-cell office:value-type="float" office:value="1.20467800000188" calcext:value-type="float">
            <text:p>1.2046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56503" calcext:value-type="float">
            <text:p>5756503</text:p>
          </table:table-cell>
          <table:table-cell office:value-type="float" office:value="564989" calcext:value-type="float">
            <text:p>564989</text:p>
          </table:table-cell>
        </table:table-row>
        <table:table-row table:style-name="ro1">
          <table:table-cell/>
          <table:table-cell office:value-type="string" calcext:value-type="string">
            <text:p>searchengineland.com_baidu-becomes-googles-biggest-ally-mobile-page-speed-271275</text:p>
          </table:table-cell>
          <table:table-cell office:value-type="float" office:value="8.96934099999999" calcext:value-type="float">
            <text:p>8.969341</text:p>
          </table:table-cell>
          <table:table-cell office:value-type="float" office:value="2.21060299999954" calcext:value-type="float">
            <text:p>2.210603</text:p>
          </table:table-cell>
          <table:table-cell office:value-type="float" office:value="7.72758799999974" calcext:value-type="float">
            <text:p>7.727588</text:p>
          </table:table-cell>
          <table:table-cell office:value-type="float" office:value="0.525537999998051" calcext:value-type="float">
            <text:p>0.525538</text:p>
          </table:table-cell>
          <table:table-cell office:value-type="float" office:value="0" calcext:value-type="float">
            <text:p>0</text:p>
          </table:table-cell>
          <table:table-cell office:value-type="float" office:value="2.12793400000009" calcext:value-type="float">
            <text:p>2.127934</text:p>
          </table:table-cell>
          <table:table-cell office:value-type="float" office:value="8.96934099999999" calcext:value-type="float">
            <text:p>8.969341</text:p>
          </table:table-cell>
          <table:table-cell office:value-type="float" office:value="0.0826689999994442" calcext:value-type="float">
            <text:p>0.082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63765" calcext:value-type="float">
            <text:p>5263765</text:p>
          </table:table-cell>
          <table:table-cell office:value-type="float" office:value="105613" calcext:value-type="float">
            <text:p>105613</text:p>
          </table:table-cell>
        </table:table-row>
        <table:table-row table:style-name="ro1">
          <table:table-cell/>
          <table:table-cell office:value-type="string" calcext:value-type="string">
            <text:p>searchengineland.com_beginners-guide-bing-ads-management-274706</text:p>
          </table:table-cell>
          <table:table-cell office:value-type="float" office:value="12.1128060000001" calcext:value-type="float">
            <text:p>12.112806</text:p>
          </table:table-cell>
          <table:table-cell office:value-type="float" office:value="2.19090700000015" calcext:value-type="float">
            <text:p>2.190907</text:p>
          </table:table-cell>
          <table:table-cell office:value-type="float" office:value="6.89870000000019" calcext:value-type="float">
            <text:p>6.8987</text:p>
          </table:table-cell>
          <table:table-cell office:value-type="float" office:value="0.525856000000203" calcext:value-type="float">
            <text:p>0.525856</text:p>
          </table:table-cell>
          <table:table-cell office:value-type="float" office:value="0" calcext:value-type="float">
            <text:p>0</text:p>
          </table:table-cell>
          <table:table-cell office:value-type="float" office:value="0.965482000001431" calcext:value-type="float">
            <text:p>0.965482</text:p>
          </table:table-cell>
          <table:table-cell office:value-type="float" office:value="12.1128060000001" calcext:value-type="float">
            <text:p>12.112806</text:p>
          </table:table-cell>
          <table:table-cell office:value-type="float" office:value="1.22542499999872" calcext:value-type="float">
            <text:p>1.225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7956" calcext:value-type="float">
            <text:p>1337956</text:p>
          </table:table-cell>
          <table:table-cell office:value-type="float" office:value="545004" calcext:value-type="float">
            <text:p>545004</text:p>
          </table:table-cell>
        </table:table-row>
        <table:table-row table:style-name="ro1">
          <table:table-cell/>
          <table:table-cell office:value-type="string" calcext:value-type="string">
            <text:p>searchengineland.com_biggest-google-ad-updates-also-quietest-258423</text:p>
          </table:table-cell>
          <table:table-cell office:value-type="float" office:value="12.7351429999999" calcext:value-type="float">
            <text:p>12.735143</text:p>
          </table:table-cell>
          <table:table-cell office:value-type="float" office:value="1.58946800000194" calcext:value-type="float">
            <text:p>1.589468</text:p>
          </table:table-cell>
          <table:table-cell office:value-type="float" office:value="10.014733" calcext:value-type="float">
            <text:p>10.014733</text:p>
          </table:table-cell>
          <table:table-cell office:value-type="float" office:value="0.514525000002322" calcext:value-type="float">
            <text:p>0.514525</text:p>
          </table:table-cell>
          <table:table-cell office:value-type="float" office:value="0.516765000000303" calcext:value-type="float">
            <text:p>0.516765</text:p>
          </table:table-cell>
          <table:table-cell office:value-type="float" office:value="1.48802199999773" calcext:value-type="float">
            <text:p>1.488022</text:p>
          </table:table-cell>
          <table:table-cell office:value-type="float" office:value="10.5519160000003" calcext:value-type="float">
            <text:p>10.551916</text:p>
          </table:table-cell>
          <table:table-cell office:value-type="float" office:value="0.101446000004212" calcext:value-type="float">
            <text:p>0.101446</text:p>
          </table:table-cell>
          <table:table-cell office:value-type="float" office:value="1.66646199999923" calcext:value-type="float">
            <text:p>1.666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6646199999923" calcext:value-type="float">
            <text:p>1.6664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86056" calcext:value-type="float">
            <text:p>6086056</text:p>
          </table:table-cell>
          <table:table-cell office:value-type="float" office:value="516352" calcext:value-type="float">
            <text:p>516352</text:p>
          </table:table-cell>
        </table:table-row>
        <table:table-row table:style-name="ro1">
          <table:table-cell/>
          <table:table-cell office:value-type="string" calcext:value-type="string">
            <text:p>searchengineland.com_bing-adds-trails-near-search-feature-find-perfect-hike-summer-275087</text:p>
          </table:table-cell>
          <table:table-cell office:value-type="float" office:value="12.5362780000014" calcext:value-type="float">
            <text:p>12.536278</text:p>
          </table:table-cell>
          <table:table-cell office:value-type="float" office:value="2.54788200000075" calcext:value-type="float">
            <text:p>2.547882</text:p>
          </table:table-cell>
          <table:table-cell office:value-type="float" office:value="11.1162850000001" calcext:value-type="float">
            <text:p>11.116285</text:p>
          </table:table-cell>
          <table:table-cell office:value-type="float" office:value="0.580555000000459" calcext:value-type="float">
            <text:p>0.580555</text:p>
          </table:table-cell>
          <table:table-cell office:value-type="float" office:value="0" calcext:value-type="float">
            <text:p>0</text:p>
          </table:table-cell>
          <table:table-cell office:value-type="float" office:value="1.38199600000189" calcext:value-type="float">
            <text:p>1.381996</text:p>
          </table:table-cell>
          <table:table-cell office:value-type="float" office:value="12.5362780000014" calcext:value-type="float">
            <text:p>12.536278</text:p>
          </table:table-cell>
          <table:table-cell office:value-type="float" office:value="1.16588599999886" calcext:value-type="float">
            <text:p>1.165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60620" calcext:value-type="float">
            <text:p>6060620</text:p>
          </table:table-cell>
          <table:table-cell office:value-type="float" office:value="645963" calcext:value-type="float">
            <text:p>645963</text:p>
          </table:table-cell>
        </table:table-row>
        <table:table-row table:style-name="ro1">
          <table:table-cell/>
          <table:table-cell office:value-type="string" calcext:value-type="string">
            <text:p>searchengineland.com_bing-ads-editor-updates-multi-select-277862</text:p>
          </table:table-cell>
          <table:table-cell office:value-type="float" office:value="8.9451169999993" calcext:value-type="float">
            <text:p>8.945117</text:p>
          </table:table-cell>
          <table:table-cell office:value-type="float" office:value="2.18118899999899" calcext:value-type="float">
            <text:p>2.181189</text:p>
          </table:table-cell>
          <table:table-cell office:value-type="float" office:value="6.91797699999915" calcext:value-type="float">
            <text:p>6.917977</text:p>
          </table:table-cell>
          <table:table-cell office:value-type="float" office:value="0.453045000002021" calcext:value-type="float">
            <text:p>0.453045</text:p>
          </table:table-cell>
          <table:table-cell office:value-type="float" office:value="0" calcext:value-type="float">
            <text:p>0</text:p>
          </table:table-cell>
          <table:table-cell office:value-type="float" office:value="1.08103499999925" calcext:value-type="float">
            <text:p>1.081035</text:p>
          </table:table-cell>
          <table:table-cell office:value-type="float" office:value="8.9451169999993" calcext:value-type="float">
            <text:p>8.945117</text:p>
          </table:table-cell>
          <table:table-cell office:value-type="float" office:value="1.10015399999975" calcext:value-type="float">
            <text:p>1.100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6052" calcext:value-type="float">
            <text:p>3106052</text:p>
          </table:table-cell>
          <table:table-cell office:value-type="float" office:value="576141" calcext:value-type="float">
            <text:p>576141</text:p>
          </table:table-cell>
        </table:table-row>
        <table:table-row table:style-name="ro1">
          <table:table-cell/>
          <table:table-cell office:value-type="string" calcext:value-type="string">
            <text:p>searchengineland.com_bing-ads-rolls-expanded-device-targeting-globally-supports-mobile-campaigns-276840</text:p>
          </table:table-cell>
          <table:table-cell office:value-type="float" office:value="14.4171260000003" calcext:value-type="float">
            <text:p>14.417126</text:p>
          </table:table-cell>
          <table:table-cell office:value-type="float" office:value="2.30867199999921" calcext:value-type="float">
            <text:p>2.308672</text:p>
          </table:table-cell>
          <table:table-cell office:value-type="float" office:value="12.7844339999974" calcext:value-type="float">
            <text:p>12.784434</text:p>
          </table:table-cell>
          <table:table-cell office:value-type="float" office:value="0.701632000000245" calcext:value-type="float">
            <text:p>0.701632</text:p>
          </table:table-cell>
          <table:table-cell office:value-type="float" office:value="0" calcext:value-type="float">
            <text:p>0</text:p>
          </table:table-cell>
          <table:table-cell office:value-type="float" office:value="1.24362400000064" calcext:value-type="float">
            <text:p>1.243624</text:p>
          </table:table-cell>
          <table:table-cell office:value-type="float" office:value="14.4171260000003" calcext:value-type="float">
            <text:p>14.417126</text:p>
          </table:table-cell>
          <table:table-cell office:value-type="float" office:value="1.06504799999857" calcext:value-type="float">
            <text:p>1.065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8792" calcext:value-type="float">
            <text:p>2258792</text:p>
          </table:table-cell>
          <table:table-cell office:value-type="float" office:value="553967" calcext:value-type="float">
            <text:p>553967</text:p>
          </table:table-cell>
        </table:table-row>
        <table:table-row table:style-name="ro1">
          <table:table-cell/>
          <table:table-cell office:value-type="string" calcext:value-type="string">
            <text:p>searchengineland.com_bing-ads-rolls-merchant-promotions-shopping-campaigns-us-273984</text:p>
          </table:table-cell>
          <table:table-cell office:value-type="float" office:value="14.2243039999994" calcext:value-type="float">
            <text:p>14.224304</text:p>
          </table:table-cell>
          <table:table-cell office:value-type="float" office:value="2.05739299999914" calcext:value-type="float">
            <text:p>2.057393</text:p>
          </table:table-cell>
          <table:table-cell office:value-type="float" office:value="10.5766609999991" calcext:value-type="float">
            <text:p>10.576661</text:p>
          </table:table-cell>
          <table:table-cell office:value-type="float" office:value="0.443957999999839" calcext:value-type="float">
            <text:p>0.443958</text:p>
          </table:table-cell>
          <table:table-cell office:value-type="float" office:value="0" calcext:value-type="float">
            <text:p>0</text:p>
          </table:table-cell>
          <table:table-cell office:value-type="float" office:value="1.00755500000014" calcext:value-type="float">
            <text:p>1.007555</text:p>
          </table:table-cell>
          <table:table-cell office:value-type="float" office:value="14.2243039999994" calcext:value-type="float">
            <text:p>14.224304</text:p>
          </table:table-cell>
          <table:table-cell office:value-type="float" office:value="1.049837999999" calcext:value-type="float">
            <text:p>1.049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8859" calcext:value-type="float">
            <text:p>2858859</text:p>
          </table:table-cell>
          <table:table-cell office:value-type="float" office:value="582296" calcext:value-type="float">
            <text:p>582296</text:p>
          </table:table-cell>
        </table:table-row>
        <table:table-row table:style-name="ro1">
          <table:table-cell/>
          <table:table-cell office:value-type="string" calcext:value-type="string">
            <text:p>searchengineland.com_bing-ads-standard-text-ad-support-end-july-31-2017-274898</text:p>
          </table:table-cell>
          <table:table-cell office:value-type="float" office:value="9.45509399999992" calcext:value-type="float">
            <text:p>9.455094</text:p>
          </table:table-cell>
          <table:table-cell office:value-type="float" office:value="2.05375800000184" calcext:value-type="float">
            <text:p>2.053758</text:p>
          </table:table-cell>
          <table:table-cell office:value-type="float" office:value="8.49246299999959" calcext:value-type="float">
            <text:p>8.492463</text:p>
          </table:table-cell>
          <table:table-cell office:value-type="float" office:value="0.428717999999208" calcext:value-type="float">
            <text:p>0.428718</text:p>
          </table:table-cell>
          <table:table-cell office:value-type="float" office:value="0" calcext:value-type="float">
            <text:p>0</text:p>
          </table:table-cell>
          <table:table-cell office:value-type="float" office:value="0.841365000000221" calcext:value-type="float">
            <text:p>0.841365</text:p>
          </table:table-cell>
          <table:table-cell office:value-type="float" office:value="9.45509399999992" calcext:value-type="float">
            <text:p>9.455094</text:p>
          </table:table-cell>
          <table:table-cell office:value-type="float" office:value="1.21239300000161" calcext:value-type="float">
            <text:p>1.212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07240" calcext:value-type="float">
            <text:p>5307240</text:p>
          </table:table-cell>
          <table:table-cell office:value-type="float" office:value="59191" calcext:value-type="float">
            <text:p>59191</text:p>
          </table:table-cell>
        </table:table-row>
        <table:table-row table:style-name="ro1">
          <table:table-cell/>
          <table:table-cell office:value-type="string" calcext:value-type="string">
            <text:p>searchengineland.com_bing-audience-targeting-in-market-custom-audiences-277080</text:p>
          </table:table-cell>
          <table:table-cell office:value-type="float" office:value="10.1791599999997" calcext:value-type="float">
            <text:p>10.17916</text:p>
          </table:table-cell>
          <table:table-cell office:value-type="float" office:value="2.21998499999972" calcext:value-type="float">
            <text:p>2.219985</text:p>
          </table:table-cell>
          <table:table-cell office:value-type="float" office:value="7.46846899999946" calcext:value-type="float">
            <text:p>7.468469</text:p>
          </table:table-cell>
          <table:table-cell office:value-type="float" office:value="0.604987999999594" calcext:value-type="float">
            <text:p>0.604988</text:p>
          </table:table-cell>
          <table:table-cell office:value-type="float" office:value="0" calcext:value-type="float">
            <text:p>0</text:p>
          </table:table-cell>
          <table:table-cell office:value-type="float" office:value="0.893556999999874" calcext:value-type="float">
            <text:p>0.893557</text:p>
          </table:table-cell>
          <table:table-cell office:value-type="float" office:value="10.1791599999997" calcext:value-type="float">
            <text:p>10.17916</text:p>
          </table:table-cell>
          <table:table-cell office:value-type="float" office:value="1.32642799999985" calcext:value-type="float">
            <text:p>1.326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33226" calcext:value-type="float">
            <text:p>5533226</text:p>
          </table:table-cell>
          <table:table-cell office:value-type="float" office:value="43083" calcext:value-type="float">
            <text:p>43083</text:p>
          </table:table-cell>
        </table:table-row>
        <table:table-row table:style-name="ro1">
          <table:table-cell/>
          <table:table-cell office:value-type="string" calcext:value-type="string">
            <text:p>searchengineland.com_bing-updates-dmca-takedowns-copyright-removal-process-273615</text:p>
          </table:table-cell>
          <table:table-cell office:value-type="float" office:value="13.3016199999984" calcext:value-type="float">
            <text:p>13.30162</text:p>
          </table:table-cell>
          <table:table-cell office:value-type="float" office:value="2.84056100000089" calcext:value-type="float">
            <text:p>2.840561</text:p>
          </table:table-cell>
          <table:table-cell office:value-type="float" office:value="9.59603199999765" calcext:value-type="float">
            <text:p>9.596032</text:p>
          </table:table-cell>
          <table:table-cell office:value-type="float" office:value="0.523567000000185" calcext:value-type="float">
            <text:p>0.523567</text:p>
          </table:table-cell>
          <table:table-cell office:value-type="float" office:value="0.508374999997619" calcext:value-type="float">
            <text:p>0.508375</text:p>
          </table:table-cell>
          <table:table-cell office:value-type="float" office:value="0" calcext:value-type="float">
            <text:p>0</text:p>
          </table:table-cell>
          <table:table-cell office:value-type="float" office:value="11.8730490000053" calcext:value-type="float">
            <text:p>11.873049</text:p>
          </table:table-cell>
          <table:table-cell office:value-type="float" office:value="2.84056100000089" calcext:value-type="float">
            <text:p>2.840561</text:p>
          </table:table-cell>
          <table:table-cell office:value-type="float" office:value="0.920195999995491" calcext:value-type="float">
            <text:p>0.9201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20195999995491" calcext:value-type="float">
            <text:p>0.9201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48050" calcext:value-type="float">
            <text:p>5948050</text:p>
          </table:table-cell>
          <table:table-cell office:value-type="float" office:value="683467" calcext:value-type="float">
            <text:p>683467</text:p>
          </table:table-cell>
        </table:table-row>
        <table:table-row table:style-name="ro1">
          <table:table-cell/>
          <table:table-cell office:value-type="string" calcext:value-type="string">
            <text:p>searchengineland.com_bing-visual-search-lets-search-specific-objects-within-images-276156</text:p>
          </table:table-cell>
          <table:table-cell office:value-type="float" office:value="12.8411330000017" calcext:value-type="float">
            <text:p>12.841133</text:p>
          </table:table-cell>
          <table:table-cell office:value-type="float" office:value="3.74331499999971" calcext:value-type="float">
            <text:p>3.743315</text:p>
          </table:table-cell>
          <table:table-cell office:value-type="float" office:value="9.65973900000063" calcext:value-type="float">
            <text:p>9.659739</text:p>
          </table:table-cell>
          <table:table-cell office:value-type="float" office:value="0.573174999997718" calcext:value-type="float">
            <text:p>0.573175</text:p>
          </table:table-cell>
          <table:table-cell office:value-type="float" office:value="0" calcext:value-type="float">
            <text:p>0</text:p>
          </table:table-cell>
          <table:table-cell office:value-type="float" office:value="2.62507099999857" calcext:value-type="float">
            <text:p>2.625071</text:p>
          </table:table-cell>
          <table:table-cell office:value-type="float" office:value="12.8411330000017" calcext:value-type="float">
            <text:p>12.841133</text:p>
          </table:table-cell>
          <table:table-cell office:value-type="float" office:value="1.11824400000114" calcext:value-type="float">
            <text:p>1.11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00167" calcext:value-type="float">
            <text:p>5800167</text:p>
          </table:table-cell>
          <table:table-cell office:value-type="float" office:value="944678" calcext:value-type="float">
            <text:p>944678</text:p>
          </table:table-cell>
        </table:table-row>
        <table:table-row table:style-name="ro1">
          <table:table-cell/>
          <table:table-cell office:value-type="string" calcext:value-type="string">
            <text:p>searchengineland.com_building-marketing-technology-team-bring-martech-270819</text:p>
          </table:table-cell>
          <table:table-cell office:value-type="float" office:value="11.993397000002" calcext:value-type="float">
            <text:p>11.993397</text:p>
          </table:table-cell>
          <table:table-cell office:value-type="float" office:value="2.97122099999979" calcext:value-type="float">
            <text:p>2.971221</text:p>
          </table:table-cell>
          <table:table-cell office:value-type="float" office:value="7.26692800000092" calcext:value-type="float">
            <text:p>7.266928</text:p>
          </table:table-cell>
          <table:table-cell office:value-type="float" office:value="0.488137000000279" calcext:value-type="float">
            <text:p>0.488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93397000002" calcext:value-type="float">
            <text:p>11.993397</text:p>
          </table:table-cell>
          <table:table-cell office:value-type="float" office:value="2.97122099999979" calcext:value-type="float">
            <text:p>2.97122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87329" calcext:value-type="float">
            <text:p>1787329</text:p>
          </table:table-cell>
          <table:table-cell office:value-type="float" office:value="576774" calcext:value-type="float">
            <text:p>576774</text:p>
          </table:table-cell>
        </table:table-row>
        <table:table-row table:style-name="ro1">
          <table:table-cell/>
          <table:table-cell office:value-type="string" calcext:value-type="string">
            <text:p>searchengineland.com_buyers-guide-content-marketing-tools-275035</text:p>
          </table:table-cell>
          <table:table-cell office:value-type="float" office:value="12.9779090000002" calcext:value-type="float">
            <text:p>12.977909</text:p>
          </table:table-cell>
          <table:table-cell office:value-type="float" office:value="3.00510100000065" calcext:value-type="float">
            <text:p>3.005101</text:p>
          </table:table-cell>
          <table:table-cell office:value-type="float" office:value="9.64985400000023" calcext:value-type="float">
            <text:p>9.649854</text:p>
          </table:table-cell>
          <table:table-cell office:value-type="float" office:value="0.594412000000375" calcext:value-type="float">
            <text:p>0.594412</text:p>
          </table:table-cell>
          <table:table-cell office:value-type="float" office:value="1.312089" calcext:value-type="float">
            <text:p>1.312089</text:p>
          </table:table-cell>
          <table:table-cell office:value-type="float" office:value="0.560011999999915" calcext:value-type="float">
            <text:p>0.560012</text:p>
          </table:table-cell>
          <table:table-cell office:value-type="float" office:value="11.6658200000002" calcext:value-type="float">
            <text:p>11.66582</text:p>
          </table:table-cell>
          <table:table-cell office:value-type="float" office:value="2.44508900000073" calcext:value-type="float">
            <text:p>2.445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303823" calcext:value-type="float">
            <text:p>4303823</text:p>
          </table:table-cell>
          <table:table-cell office:value-type="float" office:value="34867" calcext:value-type="float">
            <text:p>34867</text:p>
          </table:table-cell>
        </table:table-row>
        <table:table-row table:style-name="ro1">
          <table:table-cell/>
          <table:table-cell office:value-type="string" calcext:value-type="string">
            <text:p>searchengineland.com_call-entries-2017-search-engine-land-awards-274554</text:p>
          </table:table-cell>
          <table:table-cell office:value-type="float" office:value="19.2381299999979" calcext:value-type="float">
            <text:p>19.23813</text:p>
          </table:table-cell>
          <table:table-cell office:value-type="float" office:value="2.04719900000055" calcext:value-type="float">
            <text:p>2.047199</text:p>
          </table:table-cell>
          <table:table-cell office:value-type="float" office:value="12.852773999999" calcext:value-type="float">
            <text:p>12.852774</text:p>
          </table:table-cell>
          <table:table-cell office:value-type="float" office:value="0.512931000001117" calcext:value-type="float">
            <text:p>0.512931</text:p>
          </table:table-cell>
          <table:table-cell office:value-type="float" office:value="0" calcext:value-type="float">
            <text:p>0</text:p>
          </table:table-cell>
          <table:table-cell office:value-type="float" office:value="0.995954000001799" calcext:value-type="float">
            <text:p>0.995954</text:p>
          </table:table-cell>
          <table:table-cell office:value-type="float" office:value="19.2381299999979" calcext:value-type="float">
            <text:p>19.23813</text:p>
          </table:table-cell>
          <table:table-cell office:value-type="float" office:value="1.05124499999875" calcext:value-type="float">
            <text:p>1.051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73914" calcext:value-type="float">
            <text:p>4673914</text:p>
          </table:table-cell>
          <table:table-cell office:value-type="float" office:value="548560" calcext:value-type="float">
            <text:p>548560</text:p>
          </table:table-cell>
        </table:table-row>
        <table:table-row table:style-name="ro1">
          <table:table-cell/>
          <table:table-cell office:value-type="string" calcext:value-type="string">
            <text:p>searchengineland.com_can-manage-inventory-google-shopping-247541</text:p>
          </table:table-cell>
          <table:table-cell office:value-type="float" office:value="9.41840799999954" calcext:value-type="float">
            <text:p>9.418408</text:p>
          </table:table-cell>
          <table:table-cell office:value-type="float" office:value="3.05837500000052" calcext:value-type="float">
            <text:p>3.058375</text:p>
          </table:table-cell>
          <table:table-cell office:value-type="float" office:value="5.52789400000074" calcext:value-type="float">
            <text:p>5.527894</text:p>
          </table:table-cell>
          <table:table-cell office:value-type="float" office:value="0.59225200000219" calcext:value-type="float">
            <text:p>0.592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1840799999954" calcext:value-type="float">
            <text:p>9.418408</text:p>
          </table:table-cell>
          <table:table-cell office:value-type="float" office:value="3.05837500000052" calcext:value-type="float">
            <text:p>3.05837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896224" calcext:value-type="float">
            <text:p>3896224</text:p>
          </table:table-cell>
          <table:table-cell office:value-type="float" office:value="575154" calcext:value-type="float">
            <text:p>575154</text:p>
          </table:table-cell>
        </table:table-row>
        <table:table-row table:style-name="ro1">
          <table:table-cell/>
          <table:table-cell office:value-type="string" calcext:value-type="string">
            <text:p>searchengineland.com_chromes-devtools-seo-10-ways-use-seo-audits-266433</text:p>
          </table:table-cell>
          <table:table-cell office:value-type="float" office:value="9.45865099999901" calcext:value-type="float">
            <text:p>9.458651</text:p>
          </table:table-cell>
          <table:table-cell office:value-type="float" office:value="3.13407999999981" calcext:value-type="float">
            <text:p>3.13408</text:p>
          </table:table-cell>
          <table:table-cell office:value-type="float" office:value="8.20183499999985" calcext:value-type="float">
            <text:p>8.201835</text:p>
          </table:table-cell>
          <table:table-cell office:value-type="float" office:value="0.576155999999173" calcext:value-type="float">
            <text:p>0.576156</text:p>
          </table:table-cell>
          <table:table-cell office:value-type="float" office:value="0" calcext:value-type="float">
            <text:p>0</text:p>
          </table:table-cell>
          <table:table-cell office:value-type="float" office:value="1.76238500000182" calcext:value-type="float">
            <text:p>1.762385</text:p>
          </table:table-cell>
          <table:table-cell office:value-type="float" office:value="9.45865099999901" calcext:value-type="float">
            <text:p>9.458651</text:p>
          </table:table-cell>
          <table:table-cell office:value-type="float" office:value="1.371694999998" calcext:value-type="float">
            <text:p>1.3716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31817" calcext:value-type="float">
            <text:p>6031817</text:p>
          </table:table-cell>
          <table:table-cell office:value-type="float" office:value="631730" calcext:value-type="float">
            <text:p>631730</text:p>
          </table:table-cell>
        </table:table-row>
        <table:table-row table:style-name="ro1">
          <table:table-cell/>
          <table:table-cell office:value-type="string" calcext:value-type="string">
            <text:p>searchengineland.com_compare-6-top-content-management-systems-277117</text:p>
          </table:table-cell>
          <table:table-cell office:value-type="float" office:value="10.4805909999995" calcext:value-type="float">
            <text:p>10.480591</text:p>
          </table:table-cell>
          <table:table-cell office:value-type="float" office:value="2.39161299999978" calcext:value-type="float">
            <text:p>2.391613</text:p>
          </table:table-cell>
          <table:table-cell office:value-type="float" office:value="8.24466600000051" calcext:value-type="float">
            <text:p>8.244666</text:p>
          </table:table-cell>
          <table:table-cell office:value-type="float" office:value="0.538037999999688" calcext:value-type="float">
            <text:p>0.538038</text:p>
          </table:table-cell>
          <table:table-cell office:value-type="float" office:value="0" calcext:value-type="float">
            <text:p>0</text:p>
          </table:table-cell>
          <table:table-cell office:value-type="float" office:value="1.3826909999998" calcext:value-type="float">
            <text:p>1.382691</text:p>
          </table:table-cell>
          <table:table-cell office:value-type="float" office:value="10.4805909999995" calcext:value-type="float">
            <text:p>10.480591</text:p>
          </table:table-cell>
          <table:table-cell office:value-type="float" office:value="1.00892199999998" calcext:value-type="float">
            <text:p>1.008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83618" calcext:value-type="float">
            <text:p>3683618</text:p>
          </table:table-cell>
          <table:table-cell office:value-type="float" office:value="648398" calcext:value-type="float">
            <text:p>648398</text:p>
          </table:table-cell>
        </table:table-row>
        <table:table-row table:style-name="ro1">
          <table:table-cell/>
          <table:table-cell office:value-type="string" calcext:value-type="string">
            <text:p>searchengineland.com_compare-9-paid-search-campaign-management-tools-276781</text:p>
          </table:table-cell>
          <table:table-cell office:value-type="float" office:value="9.50280500000008" calcext:value-type="float">
            <text:p>9.502805</text:p>
          </table:table-cell>
          <table:table-cell office:value-type="float" office:value="2.45829199999935" calcext:value-type="float">
            <text:p>2.458292</text:p>
          </table:table-cell>
          <table:table-cell office:value-type="float" office:value="8.39110399999845" calcext:value-type="float">
            <text:p>8.391104</text:p>
          </table:table-cell>
          <table:table-cell office:value-type="float" office:value="0.441977999998926" calcext:value-type="float">
            <text:p>0.441978</text:p>
          </table:table-cell>
          <table:table-cell office:value-type="float" office:value="0" calcext:value-type="float">
            <text:p>0</text:p>
          </table:table-cell>
          <table:table-cell office:value-type="float" office:value="1.10113200000342" calcext:value-type="float">
            <text:p>1.101132</text:p>
          </table:table-cell>
          <table:table-cell office:value-type="float" office:value="9.50280500000008" calcext:value-type="float">
            <text:p>9.502805</text:p>
          </table:table-cell>
          <table:table-cell office:value-type="float" office:value="1.35715999999593" calcext:value-type="float">
            <text:p>1.35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48903" calcext:value-type="float">
            <text:p>5348903</text:p>
          </table:table-cell>
          <table:table-cell office:value-type="float" office:value="533129" calcext:value-type="float">
            <text:p>533129</text:p>
          </table:table-cell>
        </table:table-row>
        <table:table-row table:style-name="ro1">
          <table:table-cell/>
          <table:table-cell office:value-type="string" calcext:value-type="string">
            <text:p>searchengineland.com_data-google-monthly-search-volume-dwarfs-rivals-mobile-advantage-269120</text:p>
          </table:table-cell>
          <table:table-cell office:value-type="float" office:value="13.6146370000024" calcext:value-type="float">
            <text:p>13.614637</text:p>
          </table:table-cell>
          <table:table-cell office:value-type="float" office:value="2.79422800000248" calcext:value-type="float">
            <text:p>2.794228</text:p>
          </table:table-cell>
          <table:table-cell office:value-type="float" office:value="10.8028720000002" calcext:value-type="float">
            <text:p>10.802872</text:p>
          </table:table-cell>
          <table:table-cell office:value-type="float" office:value="0.494688000002498" calcext:value-type="float">
            <text:p>0.494688</text:p>
          </table:table-cell>
          <table:table-cell office:value-type="float" office:value="0.375710000000254" calcext:value-type="float">
            <text:p>0.37571</text:p>
          </table:table-cell>
          <table:table-cell office:value-type="float" office:value="0" calcext:value-type="float">
            <text:p>0</text:p>
          </table:table-cell>
          <table:table-cell office:value-type="float" office:value="13.2389270000021" calcext:value-type="float">
            <text:p>13.238927</text:p>
          </table:table-cell>
          <table:table-cell office:value-type="float" office:value="2.79422800000248" calcext:value-type="float">
            <text:p>2.794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6418" calcext:value-type="float">
            <text:p>2696418</text:p>
          </table:table-cell>
          <table:table-cell office:value-type="float" office:value="681779" calcext:value-type="float">
            <text:p>681779</text:p>
          </table:table-cell>
        </table:table-row>
        <table:table-row table:style-name="ro1">
          <table:table-cell/>
          <table:table-cell office:value-type="string" calcext:value-type="string">
            <text:p>searchengineland.com_dear-google-4-suggestions-fixing-massive-problem-fake-reviews-276445</text:p>
          </table:table-cell>
          <table:table-cell office:value-type="float" office:value="13.8571910000028" calcext:value-type="float">
            <text:p>13.857191</text:p>
          </table:table-cell>
          <table:table-cell office:value-type="float" office:value="2.19270700000015" calcext:value-type="float">
            <text:p>2.192707</text:p>
          </table:table-cell>
          <table:table-cell office:value-type="float" office:value="6.12896499999988" calcext:value-type="float">
            <text:p>6.128965</text:p>
          </table:table-cell>
          <table:table-cell office:value-type="float" office:value="0.523552000000564" calcext:value-type="float">
            <text:p>0.523552</text:p>
          </table:table-cell>
          <table:table-cell office:value-type="float" office:value="1.43115799999943" calcext:value-type="float">
            <text:p>1.431158</text:p>
          </table:table-cell>
          <table:table-cell office:value-type="float" office:value="0" calcext:value-type="float">
            <text:p>0</text:p>
          </table:table-cell>
          <table:table-cell office:value-type="float" office:value="12.0971370000043" calcext:value-type="float">
            <text:p>12.097137</text:p>
          </table:table-cell>
          <table:table-cell office:value-type="float" office:value="2.19270700000015" calcext:value-type="float">
            <text:p>2.192707</text:p>
          </table:table-cell>
          <table:table-cell office:value-type="float" office:value="0.32889599999908" calcext:value-type="float">
            <text:p>0.3288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2889599999908" calcext:value-type="float">
            <text:p>0.3288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67908" calcext:value-type="float">
            <text:p>2967908</text:p>
          </table:table-cell>
          <table:table-cell office:value-type="float" office:value="448567" calcext:value-type="float">
            <text:p>448567</text:p>
          </table:table-cell>
        </table:table-row>
        <table:table-row table:style-name="ro1">
          <table:table-cell/>
          <table:table-cell office:value-type="string" calcext:value-type="string">
            <text:p>searchengineland.com_dmoz-has-officially-closed-271530</text:p>
          </table:table-cell>
          <table:table-cell office:value-type="float" office:value="13.1654000000017" calcext:value-type="float">
            <text:p>13.1654</text:p>
          </table:table-cell>
          <table:table-cell office:value-type="float" office:value="2.51134999999886" calcext:value-type="float">
            <text:p>2.51135</text:p>
          </table:table-cell>
          <table:table-cell office:value-type="float" office:value="9.59273699999903" calcext:value-type="float">
            <text:p>9.592737</text:p>
          </table:table-cell>
          <table:table-cell office:value-type="float" office:value="0.565161000000444" calcext:value-type="float">
            <text:p>0.565161</text:p>
          </table:table-cell>
          <table:table-cell office:value-type="float" office:value="0" calcext:value-type="float">
            <text:p>0</text:p>
          </table:table-cell>
          <table:table-cell office:value-type="float" office:value="1.44866999999976" calcext:value-type="float">
            <text:p>1.44867</text:p>
          </table:table-cell>
          <table:table-cell office:value-type="float" office:value="13.1654000000017" calcext:value-type="float">
            <text:p>13.1654</text:p>
          </table:table-cell>
          <table:table-cell office:value-type="float" office:value="1.0626799999991" calcext:value-type="float">
            <text:p>1.06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72786" calcext:value-type="float">
            <text:p>5072786</text:p>
          </table:table-cell>
          <table:table-cell office:value-type="float" office:value="595183" calcext:value-type="float">
            <text:p>595183</text:p>
          </table:table-cell>
        </table:table-row>
        <table:table-row table:style-name="ro1">
          <table:table-cell/>
          <table:table-cell office:value-type="string" calcext:value-type="string">
            <text:p>searchengineland.com_dont-miss-smx-advanced-year-register-now-save-400-274247</text:p>
          </table:table-cell>
          <table:table-cell office:value-type="float" office:value="13.637494999999" calcext:value-type="float">
            <text:p>13.637495</text:p>
          </table:table-cell>
          <table:table-cell office:value-type="float" office:value="11.8805080000002" calcext:value-type="float">
            <text:p>11.880508</text:p>
          </table:table-cell>
          <table:table-cell office:value-type="float" office:value="11.6419999999998" calcext:value-type="float">
            <text:p>11.642</text:p>
          </table:table-cell>
          <table:table-cell office:value-type="float" office:value="0.445263999999952" calcext:value-type="float">
            <text:p>0.445264</text:p>
          </table:table-cell>
          <table:table-cell office:value-type="float" office:value="0" calcext:value-type="float">
            <text:p>0</text:p>
          </table:table-cell>
          <table:table-cell office:value-type="float" office:value="10.798808999998" calcext:value-type="float">
            <text:p>10.798809</text:p>
          </table:table-cell>
          <table:table-cell office:value-type="float" office:value="13.637494999999" calcext:value-type="float">
            <text:p>13.637495</text:p>
          </table:table-cell>
          <table:table-cell office:value-type="float" office:value="1.08169900000217" calcext:value-type="float">
            <text:p>1.0816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86585" calcext:value-type="float">
            <text:p>1986585</text:p>
          </table:table-cell>
          <table:table-cell office:value-type="float" office:value="3391170" calcext:value-type="float">
            <text:p>3391170</text:p>
          </table:table-cell>
        </table:table-row>
        <table:table-row table:style-name="ro1">
          <table:table-cell/>
          <table:table-cell office:value-type="string" calcext:value-type="string">
            <text:p>searchengineland.com_dont-tardy-back-school-searching-starts-july-plan-campaigns-now-275912</text:p>
          </table:table-cell>
          <table:table-cell office:value-type="float" office:value="13.4560389999997" calcext:value-type="float">
            <text:p>13.456039</text:p>
          </table:table-cell>
          <table:table-cell office:value-type="float" office:value="2.76289600000018" calcext:value-type="float">
            <text:p>2.762896</text:p>
          </table:table-cell>
          <table:table-cell office:value-type="float" office:value="9.47119199999997" calcext:value-type="float">
            <text:p>9.471192</text:p>
          </table:table-cell>
          <table:table-cell office:value-type="float" office:value="0.448693000002095" calcext:value-type="float">
            <text:p>0.448693</text:p>
          </table:table-cell>
          <table:table-cell office:value-type="float" office:value="0" calcext:value-type="float">
            <text:p>0</text:p>
          </table:table-cell>
          <table:table-cell office:value-type="float" office:value="0.461772999999086" calcext:value-type="float">
            <text:p>0.461773</text:p>
          </table:table-cell>
          <table:table-cell office:value-type="float" office:value="13.4560389999997" calcext:value-type="float">
            <text:p>13.456039</text:p>
          </table:table-cell>
          <table:table-cell office:value-type="float" office:value="2.3011230000011" calcext:value-type="float">
            <text:p>2.301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59419" calcext:value-type="float">
            <text:p>3959419</text:p>
          </table:table-cell>
          <table:table-cell office:value-type="float" office:value="53360" calcext:value-type="float">
            <text:p>53360</text:p>
          </table:table-cell>
        </table:table-row>
        <table:table-row table:style-name="ro1">
          <table:table-cell/>
          <table:table-cell office:value-type="string" calcext:value-type="string">
            <text:p>searchengineland.com_early-performance-results-googles-update-close-variants-277214</text:p>
          </table:table-cell>
          <table:table-cell office:value-type="float" office:value="14.3574879999996" calcext:value-type="float">
            <text:p>14.357488</text:p>
          </table:table-cell>
          <table:table-cell office:value-type="float" office:value="2.193408000001" calcext:value-type="float">
            <text:p>2.193408</text:p>
          </table:table-cell>
          <table:table-cell office:value-type="float" office:value="10.0119959999993" calcext:value-type="float">
            <text:p>10.011996</text:p>
          </table:table-cell>
          <table:table-cell office:value-type="float" office:value="0.48524400000133" calcext:value-type="float">
            <text:p>0.485244</text:p>
          </table:table-cell>
          <table:table-cell office:value-type="float" office:value="0.756507000000105" calcext:value-type="float">
            <text:p>0.756507</text:p>
          </table:table-cell>
          <table:table-cell office:value-type="float" office:value="1.00389600000198" calcext:value-type="float">
            <text:p>1.003896</text:p>
          </table:table-cell>
          <table:table-cell office:value-type="float" office:value="13.4477189999997" calcext:value-type="float">
            <text:p>13.447719</text:p>
          </table:table-cell>
          <table:table-cell office:value-type="float" office:value="1.18951199999902" calcext:value-type="float">
            <text:p>1.189512</text:p>
          </table:table-cell>
          <table:table-cell office:value-type="float" office:value="0.15326199999982" calcext:value-type="float">
            <text:p>0.1532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5326199999982" calcext:value-type="float">
            <text:p>0.1532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41418" calcext:value-type="float">
            <text:p>3741418</text:p>
          </table:table-cell>
          <table:table-cell office:value-type="float" office:value="537136" calcext:value-type="float">
            <text:p>537136</text:p>
          </table:table-cell>
        </table:table-row>
        <table:table-row table:style-name="ro1">
          <table:table-cell/>
          <table:table-cell office:value-type="string" calcext:value-type="string">
            <text:p>searchengineland.com_eat-local-top-10-local-search-columns-2016-264767</text:p>
          </table:table-cell>
          <table:table-cell office:value-type="float" office:value="13.0406610000009" calcext:value-type="float">
            <text:p>13.040661</text:p>
          </table:table-cell>
          <table:table-cell office:value-type="float" office:value="2.61389799999961" calcext:value-type="float">
            <text:p>2.613898</text:p>
          </table:table-cell>
          <table:table-cell office:value-type="float" office:value="9.85398999999961" calcext:value-type="float">
            <text:p>9.85399</text:p>
          </table:table-cell>
          <table:table-cell office:value-type="float" office:value="0.597706999998991" calcext:value-type="float">
            <text:p>0.597707</text:p>
          </table:table-cell>
          <table:table-cell office:value-type="float" office:value="0" calcext:value-type="float">
            <text:p>0</text:p>
          </table:table-cell>
          <table:table-cell office:value-type="float" office:value="1.45158500000071" calcext:value-type="float">
            <text:p>1.451585</text:p>
          </table:table-cell>
          <table:table-cell office:value-type="float" office:value="13.0406610000009" calcext:value-type="float">
            <text:p>13.040661</text:p>
          </table:table-cell>
          <table:table-cell office:value-type="float" office:value="1.1623129999989" calcext:value-type="float">
            <text:p>1.162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6219" calcext:value-type="float">
            <text:p>3716219</text:p>
          </table:table-cell>
          <table:table-cell office:value-type="float" office:value="170633" calcext:value-type="float">
            <text:p>170633</text:p>
          </table:table-cell>
        </table:table-row>
        <table:table-row table:style-name="ro1">
          <table:table-cell/>
          <table:table-cell office:value-type="string" calcext:value-type="string">
            <text:p>searchengineland.com_ebay-goes-amp-sign-might-break-past-news-253254</text:p>
          </table:table-cell>
          <table:table-cell office:value-type="float" office:value="12.5360410000003" calcext:value-type="float">
            <text:p>12.536041</text:p>
          </table:table-cell>
          <table:table-cell office:value-type="float" office:value="3.00395800000115" calcext:value-type="float">
            <text:p>3.003958</text:p>
          </table:table-cell>
          <table:table-cell office:value-type="float" office:value="9.835239" calcext:value-type="float">
            <text:p>9.835239</text:p>
          </table:table-cell>
          <table:table-cell office:value-type="float" office:value="0.502096000000165" calcext:value-type="float">
            <text:p>0.502096</text:p>
          </table:table-cell>
          <table:table-cell office:value-type="float" office:value="0" calcext:value-type="float">
            <text:p>0</text:p>
          </table:table-cell>
          <table:table-cell office:value-type="float" office:value="1.71729600000253" calcext:value-type="float">
            <text:p>1.717296</text:p>
          </table:table-cell>
          <table:table-cell office:value-type="float" office:value="12.5360410000003" calcext:value-type="float">
            <text:p>12.536041</text:p>
          </table:table-cell>
          <table:table-cell office:value-type="float" office:value="1.28666199999862" calcext:value-type="float">
            <text:p>1.2866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75207" calcext:value-type="float">
            <text:p>6475207</text:p>
          </table:table-cell>
          <table:table-cell office:value-type="float" office:value="761397" calcext:value-type="float">
            <text:p>761397</text:p>
          </table:table-cell>
        </table:table-row>
        <table:table-row table:style-name="ro1">
          <table:table-cell/>
          <table:table-cell office:value-type="string" calcext:value-type="string">
            <text:p>searchengineland.com_eerie-future-adwords-targeting-260922</text:p>
          </table:table-cell>
          <table:table-cell office:value-type="float" office:value="9.15661200000068" calcext:value-type="float">
            <text:p>9.156612</text:p>
          </table:table-cell>
          <table:table-cell office:value-type="float" office:value="2.52785300000323" calcext:value-type="float">
            <text:p>2.527853</text:p>
          </table:table-cell>
          <table:table-cell office:value-type="float" office:value="8.36401400000068" calcext:value-type="float">
            <text:p>8.364014</text:p>
          </table:table-cell>
          <table:table-cell office:value-type="float" office:value="0.559634000001097" calcext:value-type="float">
            <text:p>0.559634</text:p>
          </table:table-cell>
          <table:table-cell office:value-type="float" office:value="0" calcext:value-type="float">
            <text:p>0</text:p>
          </table:table-cell>
          <table:table-cell office:value-type="float" office:value="1.41398100000152" calcext:value-type="float">
            <text:p>1.413981</text:p>
          </table:table-cell>
          <table:table-cell office:value-type="float" office:value="9.15661200000068" calcext:value-type="float">
            <text:p>9.156612</text:p>
          </table:table-cell>
          <table:table-cell office:value-type="float" office:value="1.11387200000172" calcext:value-type="float">
            <text:p>1.113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2666" calcext:value-type="float">
            <text:p>5512666</text:p>
          </table:table-cell>
          <table:table-cell office:value-type="float" office:value="574086" calcext:value-type="float">
            <text:p>574086</text:p>
          </table:table-cell>
        </table:table-row>
        <table:table-row table:style-name="ro1">
          <table:table-cell/>
          <table:table-cell office:value-type="string" calcext:value-type="string">
            <text:p>searchengineland.com_eu-ready-fine-google-billions-shopping-search-case-report-276190</text:p>
          </table:table-cell>
          <table:table-cell office:value-type="float" office:value="8.04564800000117" calcext:value-type="float">
            <text:p>8.045648</text:p>
          </table:table-cell>
          <table:table-cell office:value-type="float" office:value="2.19341699999859" calcext:value-type="float">
            <text:p>2.193417</text:p>
          </table:table-cell>
          <table:table-cell office:value-type="float" office:value="7.2202410000009" calcext:value-type="float">
            <text:p>7.220241</text:p>
          </table:table-cell>
          <table:table-cell office:value-type="float" office:value="0.461439999999129" calcext:value-type="float">
            <text:p>0.46144</text:p>
          </table:table-cell>
          <table:table-cell office:value-type="float" office:value="0" calcext:value-type="float">
            <text:p>0</text:p>
          </table:table-cell>
          <table:table-cell office:value-type="float" office:value="0.991227000002259" calcext:value-type="float">
            <text:p>0.991227</text:p>
          </table:table-cell>
          <table:table-cell office:value-type="float" office:value="8.04564800000117" calcext:value-type="float">
            <text:p>8.045648</text:p>
          </table:table-cell>
          <table:table-cell office:value-type="float" office:value="1.20218999999633" calcext:value-type="float">
            <text:p>1.202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84564" calcext:value-type="float">
            <text:p>3784564</text:p>
          </table:table-cell>
          <table:table-cell office:value-type="float" office:value="601446" calcext:value-type="float">
            <text:p>601446</text:p>
          </table:table-cell>
        </table:table-row>
        <table:table-row table:style-name="ro1">
          <table:table-cell/>
          <table:table-cell office:value-type="string" calcext:value-type="string">
            <text:p>searchengineland.com_faq-google-mobile-first-index-262751</text:p>
          </table:table-cell>
          <table:table-cell office:value-type="float" office:value="13.4136990000006" calcext:value-type="float">
            <text:p>13.413699</text:p>
          </table:table-cell>
          <table:table-cell office:value-type="float" office:value="2.07952399999886" calcext:value-type="float">
            <text:p>2.079524</text:p>
          </table:table-cell>
          <table:table-cell office:value-type="float" office:value="10.4923080000008" calcext:value-type="float">
            <text:p>10.492308</text:p>
          </table:table-cell>
          <table:table-cell office:value-type="float" office:value="0.487162999999782" calcext:value-type="float">
            <text:p>0.487163</text:p>
          </table:table-cell>
          <table:table-cell office:value-type="float" office:value="0" calcext:value-type="float">
            <text:p>0</text:p>
          </table:table-cell>
          <table:table-cell office:value-type="float" office:value="0.911635000000391" calcext:value-type="float">
            <text:p>0.911635</text:p>
          </table:table-cell>
          <table:table-cell office:value-type="float" office:value="13.4136990000006" calcext:value-type="float">
            <text:p>13.413699</text:p>
          </table:table-cell>
          <table:table-cell office:value-type="float" office:value="1.16788899999846" calcext:value-type="float">
            <text:p>1.167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10806" calcext:value-type="float">
            <text:p>4610806</text:p>
          </table:table-cell>
          <table:table-cell office:value-type="float" office:value="573974" calcext:value-type="float">
            <text:p>573974</text:p>
          </table:table-cell>
        </table:table-row>
        <table:table-row table:style-name="ro1">
          <table:table-cell/>
          <table:table-cell office:value-type="string" calcext:value-type="string">
            <text:p>searchengineland.com_fathers-day-2017-google-doodle-brings-back-cactus-family-mothers-day-277279</text:p>
          </table:table-cell>
          <table:table-cell office:value-type="float" office:value="13.4777859999995" calcext:value-type="float">
            <text:p>13.477786</text:p>
          </table:table-cell>
          <table:table-cell office:value-type="float" office:value="2.57203599999957" calcext:value-type="float">
            <text:p>2.572036</text:p>
          </table:table-cell>
          <table:table-cell office:value-type="float" office:value="11.799371000001" calcext:value-type="float">
            <text:p>11.799371</text:p>
          </table:table-cell>
          <table:table-cell office:value-type="float" office:value="0.395598999999493" calcext:value-type="float">
            <text:p>0.395599</text:p>
          </table:table-cell>
          <table:table-cell office:value-type="float" office:value="0" calcext:value-type="float">
            <text:p>0</text:p>
          </table:table-cell>
          <table:table-cell office:value-type="float" office:value="1.00757500000054" calcext:value-type="float">
            <text:p>1.007575</text:p>
          </table:table-cell>
          <table:table-cell office:value-type="float" office:value="13.4777859999995" calcext:value-type="float">
            <text:p>13.477786</text:p>
          </table:table-cell>
          <table:table-cell office:value-type="float" office:value="1.56446099999903" calcext:value-type="float">
            <text:p>1.564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3580" calcext:value-type="float">
            <text:p>3603580</text:p>
          </table:table-cell>
          <table:table-cell office:value-type="float" office:value="1133264" calcext:value-type="float">
            <text:p>1133264</text:p>
          </table:table-cell>
        </table:table-row>
        <table:table-row table:style-name="ro1">
          <table:table-cell/>
          <table:table-cell office:value-type="string" calcext:value-type="string">
            <text:p>searchengineland.com_forget-testimonials-page-2016-year-reviews-239395</text:p>
          </table:table-cell>
          <table:table-cell office:value-type="float" office:value="13.5361489999996" calcext:value-type="float">
            <text:p>13.536149</text:p>
          </table:table-cell>
          <table:table-cell office:value-type="float" office:value="2.11236900000222" calcext:value-type="float">
            <text:p>2.112369</text:p>
          </table:table-cell>
          <table:table-cell office:value-type="float" office:value="10.0248240000001" calcext:value-type="float">
            <text:p>10.024824</text:p>
          </table:table-cell>
          <table:table-cell office:value-type="float" office:value="0.441257000002224" calcext:value-type="float">
            <text:p>0.441257</text:p>
          </table:table-cell>
          <table:table-cell office:value-type="float" office:value="0" calcext:value-type="float">
            <text:p>0</text:p>
          </table:table-cell>
          <table:table-cell office:value-type="float" office:value="0.893905000000804" calcext:value-type="float">
            <text:p>0.893905</text:p>
          </table:table-cell>
          <table:table-cell office:value-type="float" office:value="13.5361489999996" calcext:value-type="float">
            <text:p>13.536149</text:p>
          </table:table-cell>
          <table:table-cell office:value-type="float" office:value="1.21846400000141" calcext:value-type="float">
            <text:p>1.218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34719" calcext:value-type="float">
            <text:p>3334719</text:p>
          </table:table-cell>
          <table:table-cell office:value-type="float" office:value="307492" calcext:value-type="float">
            <text:p>307492</text:p>
          </table:table-cell>
        </table:table-row>
        <table:table-row table:style-name="ro1">
          <table:table-cell/>
          <table:table-cell office:value-type="string" calcext:value-type="string">
            <text:p>searchengineland.com_forget-unique-content-try-actually-local-260294</text:p>
          </table:table-cell>
          <table:table-cell office:value-type="float" office:value="14.3978220000008" calcext:value-type="float">
            <text:p>14.397822</text:p>
          </table:table-cell>
          <table:table-cell office:value-type="float" office:value="3.11795800000073" calcext:value-type="float">
            <text:p>3.117958</text:p>
          </table:table-cell>
          <table:table-cell office:value-type="float" office:value="11.7172200000005" calcext:value-type="float">
            <text:p>11.71722</text:p>
          </table:table-cell>
          <table:table-cell office:value-type="float" office:value="0.586767000000691" calcext:value-type="float">
            <text:p>0.586767</text:p>
          </table:table-cell>
          <table:table-cell office:value-type="float" office:value="0" calcext:value-type="float">
            <text:p>0</text:p>
          </table:table-cell>
          <table:table-cell office:value-type="float" office:value="1.99913600000036" calcext:value-type="float">
            <text:p>1.999136</text:p>
          </table:table-cell>
          <table:table-cell office:value-type="float" office:value="14.3978220000008" calcext:value-type="float">
            <text:p>14.397822</text:p>
          </table:table-cell>
          <table:table-cell office:value-type="float" office:value="1.11882200000036" calcext:value-type="float">
            <text:p>1.1188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64716" calcext:value-type="float">
            <text:p>5664716</text:p>
          </table:table-cell>
          <table:table-cell office:value-type="float" office:value="836990" calcext:value-type="float">
            <text:p>836990</text:p>
          </table:table-cell>
        </table:table-row>
        <table:table-row table:style-name="ro1">
          <table:table-cell/>
          <table:table-cell office:value-type="string" calcext:value-type="string">
            <text:p>searchengineland.com_gboard-android-gets-new-ways-search-emojis-phrase-suggestions-276841</text:p>
          </table:table-cell>
          <table:table-cell office:value-type="float" office:value="13.7135239999989" calcext:value-type="float">
            <text:p>13.713524</text:p>
          </table:table-cell>
          <table:table-cell office:value-type="float" office:value="2.54770199999984" calcext:value-type="float">
            <text:p>2.547702</text:p>
          </table:table-cell>
          <table:table-cell office:value-type="float" office:value="10.130882999998" calcext:value-type="float">
            <text:p>10.130883</text:p>
          </table:table-cell>
          <table:table-cell office:value-type="float" office:value="0.561680000002525" calcext:value-type="float">
            <text:p>0.56168</text:p>
          </table:table-cell>
          <table:table-cell office:value-type="float" office:value="0" calcext:value-type="float">
            <text:p>0</text:p>
          </table:table-cell>
          <table:table-cell office:value-type="float" office:value="1.06556500000079" calcext:value-type="float">
            <text:p>1.065565</text:p>
          </table:table-cell>
          <table:table-cell office:value-type="float" office:value="13.7135239999989" calcext:value-type="float">
            <text:p>13.713524</text:p>
          </table:table-cell>
          <table:table-cell office:value-type="float" office:value="1.48213699999906" calcext:value-type="float">
            <text:p>1.482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0372" calcext:value-type="float">
            <text:p>6750372</text:p>
          </table:table-cell>
          <table:table-cell office:value-type="float" office:value="1053941" calcext:value-type="float">
            <text:p>1053941</text:p>
          </table:table-cell>
        </table:table-row>
        <table:table-row table:style-name="ro1">
          <table:table-cell/>
          <table:table-cell office:value-type="string" calcext:value-type="string">
            <text:p>searchengineland.com_get-google-review-links-g-update-237190</text:p>
          </table:table-cell>
          <table:table-cell office:value-type="float" office:value="9.903538999999" calcext:value-type="float">
            <text:p>9.903539</text:p>
          </table:table-cell>
          <table:table-cell office:value-type="float" office:value="2.07598499999949" calcext:value-type="float">
            <text:p>2.075985</text:p>
          </table:table-cell>
          <table:table-cell office:value-type="float" office:value="7.89873900000021" calcext:value-type="float">
            <text:p>7.898739</text:p>
          </table:table-cell>
          <table:table-cell office:value-type="float" office:value="0.461787000000186" calcext:value-type="float">
            <text:p>0.461787</text:p>
          </table:table-cell>
          <table:table-cell office:value-type="float" office:value="0" calcext:value-type="float">
            <text:p>0</text:p>
          </table:table-cell>
          <table:table-cell office:value-type="float" office:value="0.887422000003433" calcext:value-type="float">
            <text:p>0.887422</text:p>
          </table:table-cell>
          <table:table-cell office:value-type="float" office:value="9.903538999999" calcext:value-type="float">
            <text:p>9.903539</text:p>
          </table:table-cell>
          <table:table-cell office:value-type="float" office:value="1.18856299999606" calcext:value-type="float">
            <text:p>1.188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80094" calcext:value-type="float">
            <text:p>5480094</text:p>
          </table:table-cell>
          <table:table-cell office:value-type="float" office:value="549467" calcext:value-type="float">
            <text:p>549467</text:p>
          </table:table-cell>
        </table:table-row>
        <table:table-row table:style-name="ro1">
          <table:table-cell/>
          <table:table-cell office:value-type="string" calcext:value-type="string">
            <text:p>searchengineland.com_google-adds-fidget-spinner-basket-easter-eggs-277473</text:p>
          </table:table-cell>
          <table:table-cell office:value-type="float" office:value="13.0208949999978" calcext:value-type="float">
            <text:p>13.020895</text:p>
          </table:table-cell>
          <table:table-cell office:value-type="float" office:value="2.28573800000049" calcext:value-type="float">
            <text:p>2.285738</text:p>
          </table:table-cell>
          <table:table-cell office:value-type="float" office:value="10.2887069999997" calcext:value-type="float">
            <text:p>10.288707</text:p>
          </table:table-cell>
          <table:table-cell office:value-type="float" office:value="0.513563000000431" calcext:value-type="float">
            <text:p>0.513563</text:p>
          </table:table-cell>
          <table:table-cell office:value-type="float" office:value="0" calcext:value-type="float">
            <text:p>0</text:p>
          </table:table-cell>
          <table:table-cell office:value-type="float" office:value="1.02471099999821" calcext:value-type="float">
            <text:p>1.024711</text:p>
          </table:table-cell>
          <table:table-cell office:value-type="float" office:value="13.0208949999978" calcext:value-type="float">
            <text:p>13.020895</text:p>
          </table:table-cell>
          <table:table-cell office:value-type="float" office:value="1.26102700000228" calcext:value-type="float">
            <text:p>1.261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28407" calcext:value-type="float">
            <text:p>4228407</text:p>
          </table:table-cell>
          <table:table-cell office:value-type="float" office:value="565913" calcext:value-type="float">
            <text:p>565913</text:p>
          </table:table-cell>
        </table:table-row>
        <table:table-row table:style-name="ro1">
          <table:table-cell/>
          <table:table-cell office:value-type="string" calcext:value-type="string">
            <text:p>searchengineland.com_google-advice-switch-m-dot-domain-responsive-mobile-first-index-rollout-277446</text:p>
          </table:table-cell>
          <table:table-cell office:value-type="float" office:value="9.14093899999898" calcext:value-type="float">
            <text:p>9.140939</text:p>
          </table:table-cell>
          <table:table-cell office:value-type="float" office:value="2.14616000000024" calcext:value-type="float">
            <text:p>2.14616</text:p>
          </table:table-cell>
          <table:table-cell office:value-type="float" office:value="8.27517899999839" calcext:value-type="float">
            <text:p>8.275179</text:p>
          </table:table-cell>
          <table:table-cell office:value-type="float" office:value="0.413802000002761" calcext:value-type="float">
            <text:p>0.413802</text:p>
          </table:table-cell>
          <table:table-cell office:value-type="float" office:value="0" calcext:value-type="float">
            <text:p>0</text:p>
          </table:table-cell>
          <table:table-cell office:value-type="float" office:value="1.00858599999628" calcext:value-type="float">
            <text:p>1.008586</text:p>
          </table:table-cell>
          <table:table-cell office:value-type="float" office:value="9.14093899999898" calcext:value-type="float">
            <text:p>9.140939</text:p>
          </table:table-cell>
          <table:table-cell office:value-type="float" office:value="1.13757400000396" calcext:value-type="float">
            <text:p>1.1375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1939" calcext:value-type="float">
            <text:p>1471939</text:p>
          </table:table-cell>
          <table:table-cell office:value-type="float" office:value="544392" calcext:value-type="float">
            <text:p>544392</text:p>
          </table:table-cell>
        </table:table-row>
        <table:table-row table:style-name="ro1">
          <table:table-cell/>
          <table:table-cell office:value-type="string" calcext:value-type="string">
            <text:p>searchengineland.com_google-adwords-custom-dashboards-report-editor-test-275723</text:p>
          </table:table-cell>
          <table:table-cell office:value-type="float" office:value="8.81552700000066" calcext:value-type="float">
            <text:p>8.815527</text:p>
          </table:table-cell>
          <table:table-cell office:value-type="float" office:value="2.11980799999947" calcext:value-type="float">
            <text:p>2.119808</text:p>
          </table:table-cell>
          <table:table-cell office:value-type="float" office:value="6.74692499999946" calcext:value-type="float">
            <text:p>6.746925</text:p>
          </table:table-cell>
          <table:table-cell office:value-type="float" office:value="0.532070999999632" calcext:value-type="float">
            <text:p>0.532071</text:p>
          </table:table-cell>
          <table:table-cell office:value-type="float" office:value="0" calcext:value-type="float">
            <text:p>0</text:p>
          </table:table-cell>
          <table:table-cell office:value-type="float" office:value="1.11077000000114" calcext:value-type="float">
            <text:p>1.11077</text:p>
          </table:table-cell>
          <table:table-cell office:value-type="float" office:value="8.81552700000066" calcext:value-type="float">
            <text:p>8.815527</text:p>
          </table:table-cell>
          <table:table-cell office:value-type="float" office:value="1.00903799999832" calcext:value-type="float">
            <text:p>1.009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39994" calcext:value-type="float">
            <text:p>4839994</text:p>
          </table:table-cell>
          <table:table-cell office:value-type="float" office:value="584348" calcext:value-type="float">
            <text:p>584348</text:p>
          </table:table-cell>
        </table:table-row>
        <table:table-row table:style-name="ro1">
          <table:table-cell/>
          <table:table-cell office:value-type="string" calcext:value-type="string">
            <text:p>searchengineland.com_google-adwords-ecpc-bid-cap-removed-274824</text:p>
          </table:table-cell>
          <table:table-cell office:value-type="float" office:value="12.6213829999979" calcext:value-type="float">
            <text:p>12.621383</text:p>
          </table:table-cell>
          <table:table-cell office:value-type="float" office:value="2.02713999999833" calcext:value-type="float">
            <text:p>2.02714</text:p>
          </table:table-cell>
          <table:table-cell office:value-type="float" office:value="8.9937659999996" calcext:value-type="float">
            <text:p>8.993766</text:p>
          </table:table-cell>
          <table:table-cell office:value-type="float" office:value="0.525696000000607" calcext:value-type="float">
            <text:p>0.525696</text:p>
          </table:table-cell>
          <table:table-cell office:value-type="float" office:value="0" calcext:value-type="float">
            <text:p>0</text:p>
          </table:table-cell>
          <table:table-cell office:value-type="float" office:value="0.476403000000573" calcext:value-type="float">
            <text:p>0.476403</text:p>
          </table:table-cell>
          <table:table-cell office:value-type="float" office:value="12.6213829999979" calcext:value-type="float">
            <text:p>12.621383</text:p>
          </table:table-cell>
          <table:table-cell office:value-type="float" office:value="1.55073699999775" calcext:value-type="float">
            <text:p>1.5507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71441" calcext:value-type="float">
            <text:p>2571441</text:p>
          </table:table-cell>
          <table:table-cell office:value-type="float" office:value="36769" calcext:value-type="float">
            <text:p>36769</text:p>
          </table:table-cell>
        </table:table-row>
        <table:table-row table:style-name="ro1">
          <table:table-cell/>
          <table:table-cell office:value-type="string" calcext:value-type="string">
            <text:p>searchengineland.com_google-adwords-in-market-audiences-search-campaigns-275611</text:p>
          </table:table-cell>
          <table:table-cell office:value-type="float" office:value="11.9922409999999" calcext:value-type="float">
            <text:p>11.992241</text:p>
          </table:table-cell>
          <table:table-cell office:value-type="float" office:value="2.13306700000248" calcext:value-type="float">
            <text:p>2.133067</text:p>
          </table:table-cell>
          <table:table-cell office:value-type="float" office:value="2.16302999999971" calcext:value-type="float">
            <text:p>2.16303</text:p>
          </table:table-cell>
          <table:table-cell office:value-type="float" office:value="0.46399300000121" calcext:value-type="float">
            <text:p>0.463993</text:p>
          </table:table-cell>
          <table:table-cell office:value-type="float" office:value="0" calcext:value-type="float">
            <text:p>0</text:p>
          </table:table-cell>
          <table:table-cell office:value-type="float" office:value="0.961040999998663" calcext:value-type="float">
            <text:p>0.961041</text:p>
          </table:table-cell>
          <table:table-cell office:value-type="float" office:value="11.9922409999999" calcext:value-type="float">
            <text:p>11.992241</text:p>
          </table:table-cell>
          <table:table-cell office:value-type="float" office:value="1.17202600000382" calcext:value-type="float">
            <text:p>1.172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4851" calcext:value-type="float">
            <text:p>2704851</text:p>
          </table:table-cell>
          <table:table-cell office:value-type="float" office:value="576253" calcext:value-type="float">
            <text:p>576253</text:p>
          </table:table-cell>
        </table:table-row>
        <table:table-row table:style-name="ro1">
          <table:table-cell/>
          <table:table-cell office:value-type="string" calcext:value-type="string">
            <text:p>searchengineland.com_google-adwords-keyword-bidding-interface-change-274949</text:p>
          </table:table-cell>
          <table:table-cell office:value-type="float" office:value="13.6769779999995" calcext:value-type="float">
            <text:p>13.676978</text:p>
          </table:table-cell>
          <table:table-cell office:value-type="float" office:value="4.02916800000003" calcext:value-type="float">
            <text:p>4.029168</text:p>
          </table:table-cell>
          <table:table-cell office:value-type="float" office:value="12.3939490000012" calcext:value-type="float">
            <text:p>12.393949</text:p>
          </table:table-cell>
          <table:table-cell office:value-type="float" office:value="0.485719999999674" calcext:value-type="float">
            <text:p>0.48572</text:p>
          </table:table-cell>
          <table:table-cell office:value-type="float" office:value="0.648338000002728" calcext:value-type="float">
            <text:p>0.648338</text:p>
          </table:table-cell>
          <table:table-cell office:value-type="float" office:value="0.671275999999128" calcext:value-type="float">
            <text:p>0.671276</text:p>
          </table:table-cell>
          <table:table-cell office:value-type="float" office:value="10.3519659999947" calcext:value-type="float">
            <text:p>10.351966</text:p>
          </table:table-cell>
          <table:table-cell office:value-type="float" office:value="3.3578920000009" calcext:value-type="float">
            <text:p>3.357892</text:p>
          </table:table-cell>
          <table:table-cell office:value-type="float" office:value="2.6766740000021" calcext:value-type="float">
            <text:p>2.6766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6766740000021" calcext:value-type="float">
            <text:p>2.6766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963358" calcext:value-type="float">
            <text:p>4963358</text:p>
          </table:table-cell>
          <table:table-cell office:value-type="float" office:value="746675" calcext:value-type="float">
            <text:p>746675</text:p>
          </table:table-cell>
        </table:table-row>
        <table:table-row table:style-name="ro1">
          <table:table-cell/>
          <table:table-cell office:value-type="string" calcext:value-type="string">
            <text:p>searchengineland.com_google-adwords-quality-score-reporting-improvements-275010</text:p>
          </table:table-cell>
          <table:table-cell office:value-type="float" office:value="18.5787060000002" calcext:value-type="float">
            <text:p>18.578706</text:p>
          </table:table-cell>
          <table:table-cell office:value-type="float" office:value="3.34398999999939" calcext:value-type="float">
            <text:p>3.34399</text:p>
          </table:table-cell>
          <table:table-cell office:value-type="float" office:value="9.57787100000132" calcext:value-type="float">
            <text:p>9.577871</text:p>
          </table:table-cell>
          <table:table-cell office:value-type="float" office:value="0.571342999999615" calcext:value-type="float">
            <text:p>0.571343</text:p>
          </table:table-cell>
          <table:table-cell office:value-type="float" office:value="0" calcext:value-type="float">
            <text:p>0</text:p>
          </table:table-cell>
          <table:table-cell office:value-type="float" office:value="2.3059200000007" calcext:value-type="float">
            <text:p>2.30592</text:p>
          </table:table-cell>
          <table:table-cell office:value-type="float" office:value="18.5787060000002" calcext:value-type="float">
            <text:p>18.578706</text:p>
          </table:table-cell>
          <table:table-cell office:value-type="float" office:value="1.0380699999987" calcext:value-type="float">
            <text:p>1.038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97600" calcext:value-type="float">
            <text:p>5697600</text:p>
          </table:table-cell>
          <table:table-cell office:value-type="float" office:value="747155" calcext:value-type="float">
            <text:p>747155</text:p>
          </table:table-cell>
        </table:table-row>
        <table:table-row table:style-name="ro1">
          <table:table-cell/>
          <table:table-cell office:value-type="string" calcext:value-type="string">
            <text:p>searchengineland.com_google-adwords-store-visits-distance-location-reports-263878</text:p>
          </table:table-cell>
          <table:table-cell office:value-type="float" office:value="13.9559730000001" calcext:value-type="float">
            <text:p>13.955973</text:p>
          </table:table-cell>
          <table:table-cell office:value-type="float" office:value="1.21873199999936" calcext:value-type="float">
            <text:p>1.218732</text:p>
          </table:table-cell>
          <table:table-cell office:value-type="float" office:value="11.7808580000001" calcext:value-type="float">
            <text:p>11.780858</text:p>
          </table:table-cell>
          <table:table-cell office:value-type="float" office:value="0.516139999999723" calcext:value-type="float">
            <text:p>0.51614</text:p>
          </table:table-cell>
          <table:table-cell office:value-type="float" office:value="0" calcext:value-type="float">
            <text:p>0</text:p>
          </table:table-cell>
          <table:table-cell office:value-type="float" office:value="1.16054199999963" calcext:value-type="float">
            <text:p>1.160542</text:p>
          </table:table-cell>
          <table:table-cell office:value-type="float" office:value="13.9559730000001" calcext:value-type="float">
            <text:p>13.955973</text:p>
          </table:table-cell>
          <table:table-cell office:value-type="float" office:value="0.0581899999997381" calcext:value-type="float">
            <text:p>0.058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31399" calcext:value-type="float">
            <text:p>4931399</text:p>
          </table:table-cell>
          <table:table-cell office:value-type="float" office:value="501399" calcext:value-type="float">
            <text:p>501399</text:p>
          </table:table-cell>
        </table:table-row>
        <table:table-row table:style-name="ro1">
          <table:table-cell/>
          <table:table-cell office:value-type="string" calcext:value-type="string">
            <text:p>searchengineland.com_google-amp-results-google-news-doubles-268346</text:p>
          </table:table-cell>
          <table:table-cell office:value-type="float" office:value="12.599577" calcext:value-type="float">
            <text:p>12.599577</text:p>
          </table:table-cell>
          <table:table-cell office:value-type="float" office:value="2.35406000000057" calcext:value-type="float">
            <text:p>2.35406</text:p>
          </table:table-cell>
          <table:table-cell office:value-type="float" office:value="10.4415639999997" calcext:value-type="float">
            <text:p>10.441564</text:p>
          </table:table-cell>
          <table:table-cell office:value-type="float" office:value="0.58322600000065" calcext:value-type="float">
            <text:p>0.583226</text:p>
          </table:table-cell>
          <table:table-cell office:value-type="float" office:value="0" calcext:value-type="float">
            <text:p>0</text:p>
          </table:table-cell>
          <table:table-cell office:value-type="float" office:value="1.22989700000107" calcext:value-type="float">
            <text:p>1.229897</text:p>
          </table:table-cell>
          <table:table-cell office:value-type="float" office:value="12.599577" calcext:value-type="float">
            <text:p>12.599577</text:p>
          </table:table-cell>
          <table:table-cell office:value-type="float" office:value="1.1241629999995" calcext:value-type="float">
            <text:p>1.124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35909" calcext:value-type="float">
            <text:p>3735909</text:p>
          </table:table-cell>
          <table:table-cell office:value-type="float" office:value="632338" calcext:value-type="float">
            <text:p>632338</text:p>
          </table:table-cell>
        </table:table-row>
        <table:table-row table:style-name="ro1">
          <table:table-cell/>
          <table:table-cell office:value-type="string" calcext:value-type="string">
            <text:p>searchengineland.com_google-analytics-unifying-user-ids-amp-non-amp-pages-275235</text:p>
          </table:table-cell>
          <table:table-cell office:value-type="float" office:value="7.89868500000011" calcext:value-type="float">
            <text:p>7.898685</text:p>
          </table:table-cell>
          <table:table-cell office:value-type="float" office:value="2.08458199999995" calcext:value-type="float">
            <text:p>2.084582</text:p>
          </table:table-cell>
          <table:table-cell office:value-type="float" office:value="7.173315" calcext:value-type="float">
            <text:p>7.173315</text:p>
          </table:table-cell>
          <table:table-cell office:value-type="float" office:value="0.45819900000015" calcext:value-type="float">
            <text:p>0.458199</text:p>
          </table:table-cell>
          <table:table-cell office:value-type="float" office:value="0" calcext:value-type="float">
            <text:p>0</text:p>
          </table:table-cell>
          <table:table-cell office:value-type="float" office:value="0.86296499999981" calcext:value-type="float">
            <text:p>0.862965</text:p>
          </table:table-cell>
          <table:table-cell office:value-type="float" office:value="7.89868500000011" calcext:value-type="float">
            <text:p>7.898685</text:p>
          </table:table-cell>
          <table:table-cell office:value-type="float" office:value="1.22161700000015" calcext:value-type="float">
            <text:p>1.221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08906" calcext:value-type="float">
            <text:p>5108906</text:p>
          </table:table-cell>
          <table:table-cell office:value-type="float" office:value="534224" calcext:value-type="float">
            <text:p>534224</text:p>
          </table:table-cell>
        </table:table-row>
        <table:table-row table:style-name="ro1">
          <table:table-cell/>
          <table:table-cell office:value-type="string" calcext:value-type="string">
            <text:p>searchengineland.com_google-assistant-guide-270312</text:p>
          </table:table-cell>
          <table:table-cell office:value-type="float" office:value="13.9755399999995" calcext:value-type="float">
            <text:p>13.97554</text:p>
          </table:table-cell>
          <table:table-cell office:value-type="float" office:value="8.76880199999869" calcext:value-type="float">
            <text:p>8.768802</text:p>
          </table:table-cell>
          <table:table-cell office:value-type="float" office:value="10.5030860000006" calcext:value-type="float">
            <text:p>10.503086</text:p>
          </table:table-cell>
          <table:table-cell office:value-type="float" office:value="0.418899999998757" calcext:value-type="float">
            <text:p>0.4189</text:p>
          </table:table-cell>
          <table:table-cell office:value-type="float" office:value="0" calcext:value-type="float">
            <text:p>0</text:p>
          </table:table-cell>
          <table:table-cell office:value-type="float" office:value="7.593350000001" calcext:value-type="float">
            <text:p>7.59335</text:p>
          </table:table-cell>
          <table:table-cell office:value-type="float" office:value="13.9755399999995" calcext:value-type="float">
            <text:p>13.97554</text:p>
          </table:table-cell>
          <table:table-cell office:value-type="float" office:value="1.17545199999768" calcext:value-type="float">
            <text:p>1.175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58955" calcext:value-type="float">
            <text:p>4858955</text:p>
          </table:table-cell>
          <table:table-cell office:value-type="float" office:value="983879" calcext:value-type="float">
            <text:p>983879</text:p>
          </table:table-cell>
        </table:table-row>
        <table:table-row table:style-name="ro1">
          <table:table-cell/>
          <table:table-cell office:value-type="string" calcext:value-type="string">
            <text:p>searchengineland.com_google-attribution-search-marketers-need-know-275751</text:p>
          </table:table-cell>
          <table:table-cell office:value-type="float" office:value="13.3179479999999" calcext:value-type="float">
            <text:p>13.317948</text:p>
          </table:table-cell>
          <table:table-cell office:value-type="float" office:value="1.95875299999898" calcext:value-type="float">
            <text:p>1.958753</text:p>
          </table:table-cell>
          <table:table-cell office:value-type="float" office:value="9.61500900000101" calcext:value-type="float">
            <text:p>9.615009</text:p>
          </table:table-cell>
          <table:table-cell office:value-type="float" office:value="0.448662000000695" calcext:value-type="float">
            <text:p>0.448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179479999999" calcext:value-type="float">
            <text:p>13.317948</text:p>
          </table:table-cell>
          <table:table-cell office:value-type="float" office:value="1.95875299999898" calcext:value-type="float">
            <text:p>1.95875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059610" calcext:value-type="float">
            <text:p>6059610</text:p>
          </table:table-cell>
          <table:table-cell office:value-type="float" office:value="320451" calcext:value-type="float">
            <text:p>320451</text:p>
          </table:table-cell>
        </table:table-row>
        <table:table-row table:style-name="ro1">
          <table:table-cell/>
          <table:table-cell office:value-type="string" calcext:value-type="string">
            <text:p>searchengineland.com_google-confirms-rolling-new-reviews-format-hotels-275754</text:p>
          </table:table-cell>
          <table:table-cell office:value-type="float" office:value="13.5007289999994" calcext:value-type="float">
            <text:p>13.500729</text:p>
          </table:table-cell>
          <table:table-cell office:value-type="float" office:value="3.43827400000009" calcext:value-type="float">
            <text:p>3.438274</text:p>
          </table:table-cell>
          <table:table-cell office:value-type="float" office:value="9.82746699999916" calcext:value-type="float">
            <text:p>9.827467</text:p>
          </table:table-cell>
          <table:table-cell office:value-type="float" office:value="0.783576000001631" calcext:value-type="float">
            <text:p>0.783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007289999994" calcext:value-type="float">
            <text:p>13.500729</text:p>
          </table:table-cell>
          <table:table-cell office:value-type="float" office:value="3.43827400000009" calcext:value-type="float">
            <text:p>3.43827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543373" calcext:value-type="float">
            <text:p>3543373</text:p>
          </table:table-cell>
          <table:table-cell office:value-type="float" office:value="519094" calcext:value-type="float">
            <text:p>519094</text:p>
          </table:table-cell>
        </table:table-row>
        <table:table-row table:style-name="ro1">
          <table:table-cell/>
          <table:table-cell office:value-type="string" calcext:value-type="string">
            <text:p>searchengineland.com_google-exact-match-close-variants-word-order-function-words-271395</text:p>
          </table:table-cell>
          <table:table-cell office:value-type="float" office:value="12.9489099999992" calcext:value-type="float">
            <text:p>12.94891</text:p>
          </table:table-cell>
          <table:table-cell office:value-type="float" office:value="2.12250199999835" calcext:value-type="float">
            <text:p>2.122502</text:p>
          </table:table-cell>
          <table:table-cell office:value-type="float" office:value="10.9376400000001" calcext:value-type="float">
            <text:p>10.93764</text:p>
          </table:table-cell>
          <table:table-cell office:value-type="float" office:value="0.515597999998135" calcext:value-type="float">
            <text:p>0.515598</text:p>
          </table:table-cell>
          <table:table-cell office:value-type="float" office:value="0" calcext:value-type="float">
            <text:p>0</text:p>
          </table:table-cell>
          <table:table-cell office:value-type="float" office:value="1.06016699999964" calcext:value-type="float">
            <text:p>1.060167</text:p>
          </table:table-cell>
          <table:table-cell office:value-type="float" office:value="12.9489099999992" calcext:value-type="float">
            <text:p>12.94891</text:p>
          </table:table-cell>
          <table:table-cell office:value-type="float" office:value="1.06233499999871" calcext:value-type="float">
            <text:p>1.062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98000" calcext:value-type="float">
            <text:p>6198000</text:p>
          </table:table-cell>
          <table:table-cell office:value-type="float" office:value="531003" calcext:value-type="float">
            <text:p>531003</text:p>
          </table:table-cell>
        </table:table-row>
        <table:table-row table:style-name="ro1">
          <table:table-cell/>
          <table:table-cell office:value-type="string" calcext:value-type="string">
            <text:p>searchengineland.com_google-expands-fact-checking-272698</text:p>
          </table:table-cell>
          <table:table-cell office:value-type="float" office:value="8.09493400000019" calcext:value-type="float">
            <text:p>8.094934</text:p>
          </table:table-cell>
          <table:table-cell office:value-type="float" office:value="2.79845399999977" calcext:value-type="float">
            <text:p>2.798454</text:p>
          </table:table-cell>
          <table:table-cell office:value-type="float" office:value="1.79532100000006" calcext:value-type="float">
            <text:p>1.795321</text:p>
          </table:table-cell>
          <table:table-cell office:value-type="float" office:value="0.422073000001546" calcext:value-type="float">
            <text:p>0.422073</text:p>
          </table:table-cell>
          <table:table-cell office:value-type="float" office:value="0" calcext:value-type="float">
            <text:p>0</text:p>
          </table:table-cell>
          <table:table-cell office:value-type="float" office:value="1.6882340000011" calcext:value-type="float">
            <text:p>1.688234</text:p>
          </table:table-cell>
          <table:table-cell office:value-type="float" office:value="8.09493400000019" calcext:value-type="float">
            <text:p>8.094934</text:p>
          </table:table-cell>
          <table:table-cell office:value-type="float" office:value="1.11021999999867" calcext:value-type="float">
            <text:p>1.11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90545" calcext:value-type="float">
            <text:p>3790545</text:p>
          </table:table-cell>
          <table:table-cell office:value-type="float" office:value="662325" calcext:value-type="float">
            <text:p>662325</text:p>
          </table:table-cell>
        </table:table-row>
        <table:table-row table:style-name="ro1">
          <table:table-cell/>
          <table:table-cell office:value-type="string" calcext:value-type="string">
            <text:p>searchengineland.com_google-home-beauty-beast-promo-271406</text:p>
          </table:table-cell>
          <table:table-cell office:value-type="float" office:value="10.8285749999995" calcext:value-type="float">
            <text:p>10.828575</text:p>
          </table:table-cell>
          <table:table-cell office:value-type="float" office:value="6.83938000000126" calcext:value-type="float">
            <text:p>6.83938</text:p>
          </table:table-cell>
          <table:table-cell office:value-type="float" office:value="7.8402210000022" calcext:value-type="float">
            <text:p>7.840221</text:p>
          </table:table-cell>
          <table:table-cell office:value-type="float" office:value="0.48861399999987" calcext:value-type="float">
            <text:p>0.488614</text:p>
          </table:table-cell>
          <table:table-cell office:value-type="float" office:value="6.80026500000167" calcext:value-type="float">
            <text:p>6.800265</text:p>
          </table:table-cell>
          <table:table-cell office:value-type="float" office:value="0.833066999999566" calcext:value-type="float">
            <text:p>0.833067</text:p>
          </table:table-cell>
          <table:table-cell office:value-type="float" office:value="3.32075599999734" calcext:value-type="float">
            <text:p>3.320756</text:p>
          </table:table-cell>
          <table:table-cell office:value-type="float" office:value="6.00631300000169" calcext:value-type="float">
            <text:p>6.006313</text:p>
          </table:table-cell>
          <table:table-cell office:value-type="float" office:value="0.707554000000531" calcext:value-type="float">
            <text:p>0.7075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7554000000531" calcext:value-type="float">
            <text:p>0.7075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37758" calcext:value-type="float">
            <text:p>2637758</text:p>
          </table:table-cell>
          <table:table-cell office:value-type="float" office:value="983568" calcext:value-type="float">
            <text:p>983568</text:p>
          </table:table-cell>
        </table:table-row>
        <table:table-row table:style-name="ro1">
          <table:table-cell/>
          <table:table-cell office:value-type="string" calcext:value-type="string">
            <text:p>searchengineland.com_google-home-can-now-support-distinguish-six-separate-users-273497</text:p>
          </table:table-cell>
          <table:table-cell office:value-type="float" office:value="13.8671490000015" calcext:value-type="float">
            <text:p>13.867149</text:p>
          </table:table-cell>
          <table:table-cell office:value-type="float" office:value="2.56672799999978" calcext:value-type="float">
            <text:p>2.566728</text:p>
          </table:table-cell>
          <table:table-cell office:value-type="float" office:value="11.9033650000001" calcext:value-type="float">
            <text:p>11.903365</text:p>
          </table:table-cell>
          <table:table-cell office:value-type="float" office:value="0.465110999999524" calcext:value-type="float">
            <text:p>0.465111</text:p>
          </table:table-cell>
          <table:table-cell office:value-type="float" office:value="0" calcext:value-type="float">
            <text:p>0</text:p>
          </table:table-cell>
          <table:table-cell office:value-type="float" office:value="1.37940700000036" calcext:value-type="float">
            <text:p>1.379407</text:p>
          </table:table-cell>
          <table:table-cell office:value-type="float" office:value="13.8671490000015" calcext:value-type="float">
            <text:p>13.867149</text:p>
          </table:table-cell>
          <table:table-cell office:value-type="float" office:value="1.18732099999943" calcext:value-type="float">
            <text:p>1.187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42780" calcext:value-type="float">
            <text:p>4642780</text:p>
          </table:table-cell>
          <table:table-cell office:value-type="float" office:value="655026" calcext:value-type="float">
            <text:p>655026</text:p>
          </table:table-cell>
        </table:table-row>
        <table:table-row table:style-name="ro1">
          <table:table-cell/>
          <table:table-cell office:value-type="string" calcext:value-type="string">
            <text:p>searchengineland.com_google-introduces-candidate-cards-for-presidential-election-season-241026</text:p>
          </table:table-cell>
          <table:table-cell office:value-type="float" office:value="7.75430700000106" calcext:value-type="float">
            <text:p>7.754307</text:p>
          </table:table-cell>
          <table:table-cell office:value-type="float" office:value="2.51627999999982" calcext:value-type="float">
            <text:p>2.51628</text:p>
          </table:table-cell>
          <table:table-cell office:value-type="float" office:value="6.72366300000067" calcext:value-type="float">
            <text:p>6.723663</text:p>
          </table:table-cell>
          <table:table-cell office:value-type="float" office:value="0.590734999999768" calcext:value-type="float">
            <text:p>0.590735</text:p>
          </table:table-cell>
          <table:table-cell office:value-type="float" office:value="0" calcext:value-type="float">
            <text:p>0</text:p>
          </table:table-cell>
          <table:table-cell office:value-type="float" office:value="1.41407600000093" calcext:value-type="float">
            <text:p>1.414076</text:p>
          </table:table-cell>
          <table:table-cell office:value-type="float" office:value="7.75430700000106" calcext:value-type="float">
            <text:p>7.754307</text:p>
          </table:table-cell>
          <table:table-cell office:value-type="float" office:value="1.10220399999889" calcext:value-type="float">
            <text:p>1.102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3653" calcext:value-type="float">
            <text:p>2933653</text:p>
          </table:table-cell>
          <table:table-cell office:value-type="float" office:value="597489" calcext:value-type="float">
            <text:p>597489</text:p>
          </table:table-cell>
        </table:table-row>
        <table:table-row table:style-name="ro1">
          <table:table-cell/>
          <table:table-cell office:value-type="string" calcext:value-type="string">
            <text:p>searchengineland.com_google-makes-easier-see-share-publishers-real-urls-amp-pages-268699</text:p>
          </table:table-cell>
          <table:table-cell office:value-type="float" office:value="13.1740649999992" calcext:value-type="float">
            <text:p>13.174065</text:p>
          </table:table-cell>
          <table:table-cell office:value-type="float" office:value="3.11295799999971" calcext:value-type="float">
            <text:p>3.112958</text:p>
          </table:table-cell>
          <table:table-cell office:value-type="float" office:value="10.8345679999984" calcext:value-type="float">
            <text:p>10.834568</text:p>
          </table:table-cell>
          <table:table-cell office:value-type="float" office:value="0.5451350000003" calcext:value-type="float">
            <text:p>0.545135</text:p>
          </table:table-cell>
          <table:table-cell office:value-type="float" office:value="0" calcext:value-type="float">
            <text:p>0</text:p>
          </table:table-cell>
          <table:table-cell office:value-type="float" office:value="1.88158500000009" calcext:value-type="float">
            <text:p>1.881585</text:p>
          </table:table-cell>
          <table:table-cell office:value-type="float" office:value="13.1740649999992" calcext:value-type="float">
            <text:p>13.174065</text:p>
          </table:table-cell>
          <table:table-cell office:value-type="float" office:value="1.23137299999962" calcext:value-type="float">
            <text:p>1.231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64757" calcext:value-type="float">
            <text:p>5164757</text:p>
          </table:table-cell>
          <table:table-cell office:value-type="float" office:value="497199" calcext:value-type="float">
            <text:p>497199</text:p>
          </table:table-cell>
        </table:table-row>
        <table:table-row table:style-name="ro1">
          <table:table-cell/>
          <table:table-cell office:value-type="string" calcext:value-type="string">
            <text:p>searchengineland.com_google-merchant-center-multiple-account-login-273139</text:p>
          </table:table-cell>
          <table:table-cell office:value-type="float" office:value="14.0058369999997" calcext:value-type="float">
            <text:p>14.005837</text:p>
          </table:table-cell>
          <table:table-cell office:value-type="float" office:value="2.2804900000001" calcext:value-type="float">
            <text:p>2.28049</text:p>
          </table:table-cell>
          <table:table-cell office:value-type="float" office:value="9.90925500000003" calcext:value-type="float">
            <text:p>9.909255</text:p>
          </table:table-cell>
          <table:table-cell office:value-type="float" office:value="0.575569999999971" calcext:value-type="float">
            <text:p>0.57557</text:p>
          </table:table-cell>
          <table:table-cell office:value-type="float" office:value="0" calcext:value-type="float">
            <text:p>0</text:p>
          </table:table-cell>
          <table:table-cell office:value-type="float" office:value="1.29680500000086" calcext:value-type="float">
            <text:p>1.296805</text:p>
          </table:table-cell>
          <table:table-cell office:value-type="float" office:value="14.0058369999997" calcext:value-type="float">
            <text:p>14.005837</text:p>
          </table:table-cell>
          <table:table-cell office:value-type="float" office:value="0.983684999999244" calcext:value-type="float">
            <text:p>0.983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41936" calcext:value-type="float">
            <text:p>5841936</text:p>
          </table:table-cell>
          <table:table-cell office:value-type="float" office:value="552915" calcext:value-type="float">
            <text:p>552915</text:p>
          </table:table-cell>
        </table:table-row>
        <table:table-row table:style-name="ro1">
          <table:table-cell/>
          <table:table-cell office:value-type="string" calcext:value-type="string">
            <text:p>searchengineland.com_google-news-spammed-drug-spam-dating-sites-276832</text:p>
          </table:table-cell>
          <table:table-cell office:value-type="float" office:value="12.5396640000017" calcext:value-type="float">
            <text:p>12.539664</text:p>
          </table:table-cell>
          <table:table-cell office:value-type="float" office:value="3.01341800000046" calcext:value-type="float">
            <text:p>3.013418</text:p>
          </table:table-cell>
          <table:table-cell office:value-type="float" office:value="9.61578200000076" calcext:value-type="float">
            <text:p>9.615782</text:p>
          </table:table-cell>
          <table:table-cell office:value-type="float" office:value="0.518758000000162" calcext:value-type="float">
            <text:p>0.518758</text:p>
          </table:table-cell>
          <table:table-cell office:value-type="float" office:value="0" calcext:value-type="float">
            <text:p>0</text:p>
          </table:table-cell>
          <table:table-cell office:value-type="float" office:value="1.82831299999998" calcext:value-type="float">
            <text:p>1.828313</text:p>
          </table:table-cell>
          <table:table-cell office:value-type="float" office:value="12.5396640000017" calcext:value-type="float">
            <text:p>12.539664</text:p>
          </table:table-cell>
          <table:table-cell office:value-type="float" office:value="1.18510500000047" calcext:value-type="float">
            <text:p>1.185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89395" calcext:value-type="float">
            <text:p>3689395</text:p>
          </table:table-cell>
          <table:table-cell office:value-type="float" office:value="697114" calcext:value-type="float">
            <text:p>697114</text:p>
          </table:table-cell>
        </table:table-row>
        <table:table-row table:style-name="ro1">
          <table:table-cell/>
          <table:table-cell office:value-type="string" calcext:value-type="string">
            <text:p>searchengineland.com_google-now-removing-medical-records-search-results-277739</text:p>
          </table:table-cell>
          <table:table-cell office:value-type="float" office:value="13.1618689999996" calcext:value-type="float">
            <text:p>13.161869</text:p>
          </table:table-cell>
          <table:table-cell office:value-type="float" office:value="2.56320799999958" calcext:value-type="float">
            <text:p>2.563208</text:p>
          </table:table-cell>
          <table:table-cell office:value-type="float" office:value="9.49693400000251" calcext:value-type="float">
            <text:p>9.496934</text:p>
          </table:table-cell>
          <table:table-cell office:value-type="float" office:value="0.562583000002633" calcext:value-type="float">
            <text:p>0.562583</text:p>
          </table:table-cell>
          <table:table-cell office:value-type="float" office:value="0" calcext:value-type="float">
            <text:p>0</text:p>
          </table:table-cell>
          <table:table-cell office:value-type="float" office:value="1.36711500000092" calcext:value-type="float">
            <text:p>1.367115</text:p>
          </table:table-cell>
          <table:table-cell office:value-type="float" office:value="13.1618689999996" calcext:value-type="float">
            <text:p>13.161869</text:p>
          </table:table-cell>
          <table:table-cell office:value-type="float" office:value="1.19609299999866" calcext:value-type="float">
            <text:p>1.1960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35657" calcext:value-type="float">
            <text:p>2435657</text:p>
          </table:table-cell>
          <table:table-cell office:value-type="float" office:value="556906" calcext:value-type="float">
            <text:p>556906</text:p>
          </table:table-cell>
        </table:table-row>
        <table:table-row table:style-name="ro1">
          <table:table-cell/>
          <table:table-cell office:value-type="string" calcext:value-type="string">
            <text:p>searchengineland.com_google-optimize-surveys-adwords-integrations-275671</text:p>
          </table:table-cell>
          <table:table-cell office:value-type="float" office:value="13.5479770000002" calcext:value-type="float">
            <text:p>13.547977</text:p>
          </table:table-cell>
          <table:table-cell office:value-type="float" office:value="6.6589129999993" calcext:value-type="float">
            <text:p>6.658913</text:p>
          </table:table-cell>
          <table:table-cell office:value-type="float" office:value="10.2641290000001" calcext:value-type="float">
            <text:p>10.264129</text:p>
          </table:table-cell>
          <table:table-cell office:value-type="float" office:value="0.617774999998801" calcext:value-type="float">
            <text:p>0.617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479770000002" calcext:value-type="float">
            <text:p>13.547977</text:p>
          </table:table-cell>
          <table:table-cell office:value-type="float" office:value="6.6589129999993" calcext:value-type="float">
            <text:p>6.65891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841675" calcext:value-type="float">
            <text:p>3841675</text:p>
          </table:table-cell>
          <table:table-cell office:value-type="float" office:value="1115556" calcext:value-type="float">
            <text:p>1115556</text:p>
          </table:table-cell>
        </table:table-row>
        <table:table-row table:style-name="ro1">
          <table:table-cell/>
          <table:table-cell office:value-type="string" calcext:value-type="string">
            <text:p>searchengineland.com_google-posts-expands-271770</text:p>
          </table:table-cell>
          <table:table-cell office:value-type="float" office:value="16.2584669999997" calcext:value-type="float">
            <text:p>16.258467</text:p>
          </table:table-cell>
          <table:table-cell office:value-type="float" office:value="4.17000000000007" calcext:value-type="float">
            <text:p>4.17</text:p>
          </table:table-cell>
          <table:table-cell office:value-type="float" office:value="8.32460400000127" calcext:value-type="float">
            <text:p>8.324604</text:p>
          </table:table-cell>
          <table:table-cell office:value-type="float" office:value="0.511344999999892" calcext:value-type="float">
            <text:p>0.511345</text:p>
          </table:table-cell>
          <table:table-cell office:value-type="float" office:value="5.00763699999881" calcext:value-type="float">
            <text:p>5.007637</text:p>
          </table:table-cell>
          <table:table-cell office:value-type="float" office:value="2.95392700000048" calcext:value-type="float">
            <text:p>2.953927</text:p>
          </table:table-cell>
          <table:table-cell office:value-type="float" office:value="11.2508300000008" calcext:value-type="float">
            <text:p>11.25083</text:p>
          </table:table-cell>
          <table:table-cell office:value-type="float" office:value="1.2160729999996" calcext:value-type="float">
            <text:p>1.216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50575" calcext:value-type="float">
            <text:p>5250575</text:p>
          </table:table-cell>
          <table:table-cell office:value-type="float" office:value="1113723" calcext:value-type="float">
            <text:p>1113723</text:p>
          </table:table-cell>
        </table:table-row>
        <table:table-row table:style-name="ro1">
          <table:table-cell/>
          <table:table-cell office:value-type="string" calcext:value-type="string">
            <text:p>searchengineland.com_google-posts-small-businesses-moves-google-business-276764</text:p>
          </table:table-cell>
          <table:table-cell office:value-type="float" office:value="7.7378269999972" calcext:value-type="float">
            <text:p>7.737827</text:p>
          </table:table-cell>
          <table:table-cell office:value-type="float" office:value="6.24980900000082" calcext:value-type="float">
            <text:p>6.249809</text:p>
          </table:table-cell>
          <table:table-cell office:value-type="float" office:value="5.53742799999964" calcext:value-type="float">
            <text:p>5.537428</text:p>
          </table:table-cell>
          <table:table-cell office:value-type="float" office:value="0.397209999999177" calcext:value-type="float">
            <text:p>0.39721</text:p>
          </table:table-cell>
          <table:table-cell office:value-type="float" office:value="1.4220249999962" calcext:value-type="float">
            <text:p>1.422025</text:p>
          </table:table-cell>
          <table:table-cell office:value-type="float" office:value="1.63830600000074" calcext:value-type="float">
            <text:p>1.638306</text:p>
          </table:table-cell>
          <table:table-cell office:value-type="float" office:value="6.315802000001" calcext:value-type="float">
            <text:p>6.315802</text:p>
          </table:table-cell>
          <table:table-cell office:value-type="float" office:value="4.61150300000008" calcext:value-type="float">
            <text:p>4.611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08085" calcext:value-type="float">
            <text:p>2608085</text:p>
          </table:table-cell>
          <table:table-cell office:value-type="float" office:value="655082" calcext:value-type="float">
            <text:p>655082</text:p>
          </table:table-cell>
        </table:table-row>
        <table:table-row table:style-name="ro1">
          <table:table-cell/>
          <table:table-cell office:value-type="string" calcext:value-type="string">
            <text:p>searchengineland.com_google-publishes-best-practices-search-engine-friendly-progressive-web-apps-pwas-262871</text:p>
          </table:table-cell>
          <table:table-cell office:value-type="float" office:value="11.7996469999998" calcext:value-type="float">
            <text:p>11.799647</text:p>
          </table:table-cell>
          <table:table-cell office:value-type="float" office:value="2.23323699999992" calcext:value-type="float">
            <text:p>2.233237</text:p>
          </table:table-cell>
          <table:table-cell office:value-type="float" office:value="9.70209199999999" calcext:value-type="float">
            <text:p>9.702092</text:p>
          </table:table-cell>
          <table:table-cell office:value-type="float" office:value="0.611047999999755" calcext:value-type="float">
            <text:p>0.611048</text:p>
          </table:table-cell>
          <table:table-cell office:value-type="float" office:value="0" calcext:value-type="float">
            <text:p>0</text:p>
          </table:table-cell>
          <table:table-cell office:value-type="float" office:value="1.13491100000011" calcext:value-type="float">
            <text:p>1.134911</text:p>
          </table:table-cell>
          <table:table-cell office:value-type="float" office:value="11.7996469999998" calcext:value-type="float">
            <text:p>11.799647</text:p>
          </table:table-cell>
          <table:table-cell office:value-type="float" office:value="1.09832599999981" calcext:value-type="float">
            <text:p>1.098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41556" calcext:value-type="float">
            <text:p>4641556</text:p>
          </table:table-cell>
          <table:table-cell office:value-type="float" office:value="582495" calcext:value-type="float">
            <text:p>582495</text:p>
          </table:table-cell>
        </table:table-row>
        <table:table-row table:style-name="ro1">
          <table:table-cell/>
          <table:table-cell office:value-type="string" calcext:value-type="string">
            <text:p>searchengineland.com_google-rolls-new-event-search-feature-app-mobile-web-274857</text:p>
          </table:table-cell>
          <table:table-cell office:value-type="float" office:value="9.5643970000001" calcext:value-type="float">
            <text:p>9.564397</text:p>
          </table:table-cell>
          <table:table-cell office:value-type="float" office:value="2.27939300000071" calcext:value-type="float">
            <text:p>2.279393</text:p>
          </table:table-cell>
          <table:table-cell office:value-type="float" office:value="8.01769299999978" calcext:value-type="float">
            <text:p>8.017693</text:p>
          </table:table-cell>
          <table:table-cell office:value-type="float" office:value="0.492559000002075" calcext:value-type="float">
            <text:p>0.492559</text:p>
          </table:table-cell>
          <table:table-cell office:value-type="float" office:value="0" calcext:value-type="float">
            <text:p>0</text:p>
          </table:table-cell>
          <table:table-cell office:value-type="float" office:value="1.06805000000168" calcext:value-type="float">
            <text:p>1.06805</text:p>
          </table:table-cell>
          <table:table-cell office:value-type="float" office:value="9.5643970000001" calcext:value-type="float">
            <text:p>9.564397</text:p>
          </table:table-cell>
          <table:table-cell office:value-type="float" office:value="1.21134299999903" calcext:value-type="float">
            <text:p>1.21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57136" calcext:value-type="float">
            <text:p>5457136</text:p>
          </table:table-cell>
          <table:table-cell office:value-type="float" office:value="1067549" calcext:value-type="float">
            <text:p>1067549</text:p>
          </table:table-cell>
        </table:table-row>
        <table:table-row table:style-name="ro1">
          <table:table-cell/>
          <table:table-cell office:value-type="string" calcext:value-type="string">
            <text:p>searchengineland.com_google-search-app-ios-gains-gboard-trending-widget-3d-touch-272101</text:p>
          </table:table-cell>
          <table:table-cell office:value-type="float" office:value="12.796534000001" calcext:value-type="float">
            <text:p>12.796534</text:p>
          </table:table-cell>
          <table:table-cell office:value-type="float" office:value="2.35143800000151" calcext:value-type="float">
            <text:p>2.351438</text:p>
          </table:table-cell>
          <table:table-cell office:value-type="float" office:value="10.6378080000013" calcext:value-type="float">
            <text:p>10.637808</text:p>
          </table:table-cell>
          <table:table-cell office:value-type="float" office:value="0.490510999999969" calcext:value-type="float">
            <text:p>0.490511</text:p>
          </table:table-cell>
          <table:table-cell office:value-type="float" office:value="0" calcext:value-type="float">
            <text:p>0</text:p>
          </table:table-cell>
          <table:table-cell office:value-type="float" office:value="0.998789000001125" calcext:value-type="float">
            <text:p>0.998789</text:p>
          </table:table-cell>
          <table:table-cell office:value-type="float" office:value="12.796534000001" calcext:value-type="float">
            <text:p>12.796534</text:p>
          </table:table-cell>
          <table:table-cell office:value-type="float" office:value="1.35264900000038" calcext:value-type="float">
            <text:p>1.3526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65800" calcext:value-type="float">
            <text:p>4665800</text:p>
          </table:table-cell>
          <table:table-cell office:value-type="float" office:value="1189460" calcext:value-type="float">
            <text:p>1189460</text:p>
          </table:table-cell>
        </table:table-row>
        <table:table-row table:style-name="ro1">
          <table:table-cell/>
          <table:table-cell office:value-type="string" calcext:value-type="string">
            <text:p>searchengineland.com_google-search-console-warns-nonsecure-collection-passwords-upcoming-chrome-browser-release-266486</text:p>
          </table:table-cell>
          <table:table-cell office:value-type="float" office:value="13.0254199999981" calcext:value-type="float">
            <text:p>13.02542</text:p>
          </table:table-cell>
          <table:table-cell office:value-type="float" office:value="2.05723499999658" calcext:value-type="float">
            <text:p>2.057235</text:p>
          </table:table-cell>
          <table:table-cell office:value-type="float" office:value="9.50093999999808" calcext:value-type="float">
            <text:p>9.50094</text:p>
          </table:table-cell>
          <table:table-cell office:value-type="float" office:value="0.546218999999837" calcext:value-type="float">
            <text:p>0.546219</text:p>
          </table:table-cell>
          <table:table-cell office:value-type="float" office:value="0" calcext:value-type="float">
            <text:p>0</text:p>
          </table:table-cell>
          <table:table-cell office:value-type="float" office:value="1.02107999999862" calcext:value-type="float">
            <text:p>1.02108</text:p>
          </table:table-cell>
          <table:table-cell office:value-type="float" office:value="13.0254199999981" calcext:value-type="float">
            <text:p>13.02542</text:p>
          </table:table-cell>
          <table:table-cell office:value-type="float" office:value="1.03615499999796" calcext:value-type="float">
            <text:p>1.036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49304" calcext:value-type="float">
            <text:p>6149304</text:p>
          </table:table-cell>
          <table:table-cell office:value-type="float" office:value="510045" calcext:value-type="float">
            <text:p>510045</text:p>
          </table:table-cell>
        </table:table-row>
        <table:table-row table:style-name="ro1">
          <table:table-cell/>
          <table:table-cell office:value-type="string" calcext:value-type="string">
            <text:p>searchengineland.com_google-search-partner-network-friend-foe-241291</text:p>
          </table:table-cell>
          <table:table-cell office:value-type="float" office:value="11.7734329999985" calcext:value-type="float">
            <text:p>11.773433</text:p>
          </table:table-cell>
          <table:table-cell office:value-type="float" office:value="2.12690000000021" calcext:value-type="float">
            <text:p>2.1269</text:p>
          </table:table-cell>
          <table:table-cell office:value-type="float" office:value="9.36042799999996" calcext:value-type="float">
            <text:p>9.360428</text:p>
          </table:table-cell>
          <table:table-cell office:value-type="float" office:value="0.463880999999674" calcext:value-type="float">
            <text:p>0.463881</text:p>
          </table:table-cell>
          <table:table-cell office:value-type="float" office:value="0" calcext:value-type="float">
            <text:p>0</text:p>
          </table:table-cell>
          <table:table-cell office:value-type="float" office:value="0.86845300000005" calcext:value-type="float">
            <text:p>0.868453</text:p>
          </table:table-cell>
          <table:table-cell office:value-type="float" office:value="11.7734329999985" calcext:value-type="float">
            <text:p>11.773433</text:p>
          </table:table-cell>
          <table:table-cell office:value-type="float" office:value="1.25844700000016" calcext:value-type="float">
            <text:p>1.258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39758" calcext:value-type="float">
            <text:p>6039758</text:p>
          </table:table-cell>
          <table:table-cell office:value-type="float" office:value="447389" calcext:value-type="float">
            <text:p>447389</text:p>
          </table:table-cell>
        </table:table-row>
        <table:table-row table:style-name="ro1">
          <table:table-cell/>
          <table:table-cell office:value-type="string" calcext:value-type="string">
            <text:p>searchengineland.com_google-shopping-ads-display-pilot-274251</text:p>
          </table:table-cell>
          <table:table-cell office:value-type="float" office:value="13.4651139999987" calcext:value-type="float">
            <text:p>13.465114</text:p>
          </table:table-cell>
          <table:table-cell office:value-type="float" office:value="2.17280699999901" calcext:value-type="float">
            <text:p>2.172807</text:p>
          </table:table-cell>
          <table:table-cell office:value-type="float" office:value="9.29121399999713" calcext:value-type="float">
            <text:p>9.291214</text:p>
          </table:table-cell>
          <table:table-cell office:value-type="float" office:value="0.456753999998909" calcext:value-type="float">
            <text:p>0.456754</text:p>
          </table:table-cell>
          <table:table-cell office:value-type="float" office:value="0.137470999998199" calcext:value-type="float">
            <text:p>0.137471</text:p>
          </table:table-cell>
          <table:table-cell office:value-type="float" office:value="0.912167000002221" calcext:value-type="float">
            <text:p>0.912167</text:p>
          </table:table-cell>
          <table:table-cell office:value-type="float" office:value="13.3276430000005" calcext:value-type="float">
            <text:p>13.327643</text:p>
          </table:table-cell>
          <table:table-cell office:value-type="float" office:value="1.26063999999679" calcext:value-type="float">
            <text:p>1.260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57266" calcext:value-type="float">
            <text:p>5857266</text:p>
          </table:table-cell>
          <table:table-cell office:value-type="float" office:value="546520" calcext:value-type="float">
            <text:p>546520</text:p>
          </table:table-cell>
        </table:table-row>
        <table:table-row table:style-name="ro1">
          <table:table-cell/>
          <table:table-cell office:value-type="string" calcext:value-type="string">
            <text:p>searchengineland.com_google-shopping-ads-retailer-outlet-used-items-263725</text:p>
          </table:table-cell>
          <table:table-cell office:value-type="float" office:value="8.80918499999916" calcext:value-type="float">
            <text:p>8.809185</text:p>
          </table:table-cell>
          <table:table-cell office:value-type="float" office:value="3.06947000000036" calcext:value-type="float">
            <text:p>3.06947</text:p>
          </table:table-cell>
          <table:table-cell office:value-type="float" office:value="7.39217399999961" calcext:value-type="float">
            <text:p>7.392174</text:p>
          </table:table-cell>
          <table:table-cell office:value-type="float" office:value="0.476160000000164" calcext:value-type="float">
            <text:p>0.47616</text:p>
          </table:table-cell>
          <table:table-cell office:value-type="float" office:value="0" calcext:value-type="float">
            <text:p>0</text:p>
          </table:table-cell>
          <table:table-cell office:value-type="float" office:value="1.77944100000013" calcext:value-type="float">
            <text:p>1.779441</text:p>
          </table:table-cell>
          <table:table-cell office:value-type="float" office:value="8.80918499999916" calcext:value-type="float">
            <text:p>8.809185</text:p>
          </table:table-cell>
          <table:table-cell office:value-type="float" office:value="1.29002900000023" calcext:value-type="float">
            <text:p>1.29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83756" calcext:value-type="float">
            <text:p>5783756</text:p>
          </table:table-cell>
          <table:table-cell office:value-type="float" office:value="688053" calcext:value-type="float">
            <text:p>688053</text:p>
          </table:table-cell>
        </table:table-row>
        <table:table-row table:style-name="ro1">
          <table:table-cell/>
          <table:table-cell office:value-type="string" calcext:value-type="string">
            <text:p>searchengineland.com_google-shopping-ads-so-hot-right-now-the-meteoric-rise-of-plas-248055</text:p>
          </table:table-cell>
          <table:table-cell office:value-type="float" office:value="18.213330999999" calcext:value-type="float">
            <text:p>18.213331</text:p>
          </table:table-cell>
          <table:table-cell office:value-type="float" office:value="2.13877599999978" calcext:value-type="float">
            <text:p>2.138776</text:p>
          </table:table-cell>
          <table:table-cell office:value-type="float" office:value="7.22590599999967" calcext:value-type="float">
            <text:p>7.225906</text:p>
          </table:table-cell>
          <table:table-cell office:value-type="float" office:value="0.467522999999346" calcext:value-type="float">
            <text:p>0.467523</text:p>
          </table:table-cell>
          <table:table-cell office:value-type="float" office:value="0.488872999998403" calcext:value-type="float">
            <text:p>0.488873</text:p>
          </table:table-cell>
          <table:table-cell office:value-type="float" office:value="1.04866699999912" calcext:value-type="float">
            <text:p>1.048667</text:p>
          </table:table-cell>
          <table:table-cell office:value-type="float" office:value="16.3242570000002" calcext:value-type="float">
            <text:p>16.324257</text:p>
          </table:table-cell>
          <table:table-cell office:value-type="float" office:value="1.09010900000066" calcext:value-type="float">
            <text:p>1.090109</text:p>
          </table:table-cell>
          <table:table-cell office:value-type="float" office:value="1.40020100000038" calcext:value-type="float">
            <text:p>1.4002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0020100000038" calcext:value-type="float">
            <text:p>1.4002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95835" calcext:value-type="float">
            <text:p>5495835</text:p>
          </table:table-cell>
          <table:table-cell office:value-type="float" office:value="553542" calcext:value-type="float">
            <text:p>553542</text:p>
          </table:table-cell>
        </table:table-row>
        <table:table-row table:style-name="ro1">
          <table:table-cell/>
          <table:table-cell office:value-type="string" calcext:value-type="string">
            <text:p>searchengineland.com_google-starts-giving-ranking-boost-secure-httpsssl-sites-199446</text:p>
          </table:table-cell>
          <table:table-cell office:value-type="float" office:value="12.8607680000005" calcext:value-type="float">
            <text:p>12.860768</text:p>
          </table:table-cell>
          <table:table-cell office:value-type="float" office:value="1.94612599999891" calcext:value-type="float">
            <text:p>1.946126</text:p>
          </table:table-cell>
          <table:table-cell office:value-type="float" office:value="10.0972289999991" calcext:value-type="float">
            <text:p>10.097229</text:p>
          </table:table-cell>
          <table:table-cell office:value-type="float" office:value="0.480693999998039" calcext:value-type="float">
            <text:p>0.480694</text:p>
          </table:table-cell>
          <table:table-cell office:value-type="float" office:value="1.15365799999746" calcext:value-type="float">
            <text:p>1.153658</text:p>
          </table:table-cell>
          <table:table-cell office:value-type="float" office:value="0.825362999999932" calcext:value-type="float">
            <text:p>0.825363</text:p>
          </table:table-cell>
          <table:table-cell office:value-type="float" office:value="10.9605050000046" calcext:value-type="float">
            <text:p>10.960505</text:p>
          </table:table-cell>
          <table:table-cell office:value-type="float" office:value="1.12076299999898" calcext:value-type="float">
            <text:p>1.120763</text:p>
          </table:table-cell>
          <table:table-cell office:value-type="float" office:value="0.746604999998454" calcext:value-type="float">
            <text:p>0.7466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746604999998454" calcext:value-type="float">
            <text:p>0.7466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699657" calcext:value-type="float">
            <text:p>5699657</text:p>
          </table:table-cell>
          <table:table-cell office:value-type="float" office:value="516277" calcext:value-type="float">
            <text:p>516277</text:p>
          </table:table-cell>
        </table:table-row>
        <table:table-row table:style-name="ro1">
          <table:table-cell/>
          <table:table-cell office:value-type="string" calcext:value-type="string">
            <text:p>searchengineland.com_google-tests-highlights-icons-local-knowledge-panels-275183</text:p>
          </table:table-cell>
          <table:table-cell office:value-type="float" office:value="9.47199999999793" calcext:value-type="float">
            <text:p>9.472</text:p>
          </table:table-cell>
          <table:table-cell office:value-type="float" office:value="2.79250799999954" calcext:value-type="float">
            <text:p>2.792508</text:p>
          </table:table-cell>
          <table:table-cell office:value-type="float" office:value="8.12985499999922" calcext:value-type="float">
            <text:p>8.129855</text:p>
          </table:table-cell>
          <table:table-cell office:value-type="float" office:value="0.45397899999989" calcext:value-type="float">
            <text:p>0.453979</text:p>
          </table:table-cell>
          <table:table-cell office:value-type="float" office:value="0" calcext:value-type="float">
            <text:p>0</text:p>
          </table:table-cell>
          <table:table-cell office:value-type="float" office:value="1.74645799999962" calcext:value-type="float">
            <text:p>1.746458</text:p>
          </table:table-cell>
          <table:table-cell office:value-type="float" office:value="9.47199999999793" calcext:value-type="float">
            <text:p>9.472</text:p>
          </table:table-cell>
          <table:table-cell office:value-type="float" office:value="1.04604999999992" calcext:value-type="float">
            <text:p>1.04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93136" calcext:value-type="float">
            <text:p>5493136</text:p>
          </table:table-cell>
          <table:table-cell office:value-type="float" office:value="650141" calcext:value-type="float">
            <text:p>650141</text:p>
          </table:table-cell>
        </table:table-row>
        <table:table-row table:style-name="ro1">
          <table:table-cell/>
          <table:table-cell office:value-type="string" calcext:value-type="string">
            <text:p>searchengineland.com_googles-one-true-answer-problem-featured-snippets-270549</text:p>
          </table:table-cell>
          <table:table-cell office:value-type="float" office:value="11.2775609999999" calcext:value-type="float">
            <text:p>11.277561</text:p>
          </table:table-cell>
          <table:table-cell office:value-type="float" office:value="2.40827600000193" calcext:value-type="float">
            <text:p>2.408276</text:p>
          </table:table-cell>
          <table:table-cell office:value-type="float" office:value="9.91439999999966" calcext:value-type="float">
            <text:p>9.9144</text:p>
          </table:table-cell>
          <table:table-cell office:value-type="float" office:value="0.581545000000915" calcext:value-type="float">
            <text:p>0.581545</text:p>
          </table:table-cell>
          <table:table-cell office:value-type="float" office:value="2.39617399999953" calcext:value-type="float">
            <text:p>2.396174</text:p>
          </table:table-cell>
          <table:table-cell office:value-type="float" office:value="0" calcext:value-type="float">
            <text:p>0</text:p>
          </table:table-cell>
          <table:table-cell office:value-type="float" office:value="8.78539900000031" calcext:value-type="float">
            <text:p>8.785399</text:p>
          </table:table-cell>
          <table:table-cell office:value-type="float" office:value="2.40827600000193" calcext:value-type="float">
            <text:p>2.408276</text:p>
          </table:table-cell>
          <table:table-cell office:value-type="float" office:value="0.0959880000000398" calcext:value-type="float">
            <text:p>0.0959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59880000000398" calcext:value-type="float">
            <text:p>0.0959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87256" calcext:value-type="float">
            <text:p>2787256</text:p>
          </table:table-cell>
          <table:table-cell office:value-type="float" office:value="533659" calcext:value-type="float">
            <text:p>533659</text:p>
          </table:table-cell>
        </table:table-row>
        <table:table-row table:style-name="ro1">
          <table:table-cell/>
          <table:table-cell office:value-type="string" calcext:value-type="string">
            <text:p>searchengineland.com_googles-project-owl-attack-fake-news-273700</text:p>
          </table:table-cell>
          <table:table-cell office:value-type="float" office:value="14.9514530000015" calcext:value-type="float">
            <text:p>14.951453</text:p>
          </table:table-cell>
          <table:table-cell office:value-type="float" office:value="3.02005400000053" calcext:value-type="float">
            <text:p>3.020054</text:p>
          </table:table-cell>
          <table:table-cell office:value-type="float" office:value="11.5147980000002" calcext:value-type="float">
            <text:p>11.514798</text:p>
          </table:table-cell>
          <table:table-cell office:value-type="float" office:value="0.537642999999662" calcext:value-type="float">
            <text:p>0.537643</text:p>
          </table:table-cell>
          <table:table-cell office:value-type="float" office:value="0" calcext:value-type="float">
            <text:p>0</text:p>
          </table:table-cell>
          <table:table-cell office:value-type="float" office:value="1.78964199999609" calcext:value-type="float">
            <text:p>1.789642</text:p>
          </table:table-cell>
          <table:table-cell office:value-type="float" office:value="14.9514530000015" calcext:value-type="float">
            <text:p>14.951453</text:p>
          </table:table-cell>
          <table:table-cell office:value-type="float" office:value="1.23041200000444" calcext:value-type="float">
            <text:p>1.230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4986" calcext:value-type="float">
            <text:p>3744986</text:p>
          </table:table-cell>
          <table:table-cell office:value-type="float" office:value="662631" calcext:value-type="float">
            <text:p>662631</text:p>
          </table:table-cell>
        </table:table-row>
        <table:table-row table:style-name="ro1">
          <table:table-cell/>
          <table:table-cell office:value-type="string" calcext:value-type="string">
            <text:p>searchengineland.com_googles-recent-rlsa-updates-mean-advertisers-260417</text:p>
          </table:table-cell>
          <table:table-cell office:value-type="float" office:value="12.5374299999985" calcext:value-type="float">
            <text:p>12.53743</text:p>
          </table:table-cell>
          <table:table-cell office:value-type="float" office:value="2.83971499999825" calcext:value-type="float">
            <text:p>2.839715</text:p>
          </table:table-cell>
          <table:table-cell office:value-type="float" office:value="9.68447399999968" calcext:value-type="float">
            <text:p>9.684474</text:p>
          </table:table-cell>
          <table:table-cell office:value-type="float" office:value="1.00008399999933" calcext:value-type="float">
            <text:p>1.000084</text:p>
          </table:table-cell>
          <table:table-cell office:value-type="float" office:value="0" calcext:value-type="float">
            <text:p>0</text:p>
          </table:table-cell>
          <table:table-cell office:value-type="float" office:value="0.919028000000253" calcext:value-type="float">
            <text:p>0.919028</text:p>
          </table:table-cell>
          <table:table-cell office:value-type="float" office:value="12.5374299999985" calcext:value-type="float">
            <text:p>12.53743</text:p>
          </table:table-cell>
          <table:table-cell office:value-type="float" office:value="1.920686999998" calcext:value-type="float">
            <text:p>1.920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32556" calcext:value-type="float">
            <text:p>6032556</text:p>
          </table:table-cell>
          <table:table-cell office:value-type="float" office:value="42624" calcext:value-type="float">
            <text:p>42624</text:p>
          </table:table-cell>
        </table:table-row>
        <table:table-row table:style-name="ro1">
          <table:table-cell/>
          <table:table-cell office:value-type="string" calcext:value-type="string">
            <text:p>searchengineland.com_googles-shaky-pitch-advertisers-let-dsas-handle-queries-264243</text:p>
          </table:table-cell>
          <table:table-cell office:value-type="float" office:value="9.01285300000018" calcext:value-type="float">
            <text:p>9.012853</text:p>
          </table:table-cell>
          <table:table-cell office:value-type="float" office:value="3.35933400000067" calcext:value-type="float">
            <text:p>3.359334</text:p>
          </table:table-cell>
          <table:table-cell office:value-type="float" office:value="7.58372299999974" calcext:value-type="float">
            <text:p>7.583723</text:p>
          </table:table-cell>
          <table:table-cell office:value-type="float" office:value="0.515891000002739" calcext:value-type="float">
            <text:p>0.515891</text:p>
          </table:table-cell>
          <table:table-cell office:value-type="float" office:value="0" calcext:value-type="float">
            <text:p>0</text:p>
          </table:table-cell>
          <table:table-cell office:value-type="float" office:value="2.2872710000047" calcext:value-type="float">
            <text:p>2.287271</text:p>
          </table:table-cell>
          <table:table-cell office:value-type="float" office:value="9.01285300000018" calcext:value-type="float">
            <text:p>9.012853</text:p>
          </table:table-cell>
          <table:table-cell office:value-type="float" office:value="1.07206299999598" calcext:value-type="float">
            <text:p>1.072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57190" calcext:value-type="float">
            <text:p>3557190</text:p>
          </table:table-cell>
          <table:table-cell office:value-type="float" office:value="550084" calcext:value-type="float">
            <text:p>550084</text:p>
          </table:table-cell>
        </table:table-row>
        <table:table-row table:style-name="ro1">
          <table:table-cell/>
          <table:table-cell office:value-type="string" calcext:value-type="string">
            <text:p>searchengineland.com_help-wanted-hiring-associate-features-editor-213952</text:p>
          </table:table-cell>
          <table:table-cell office:value-type="float" office:value="8.27137199999925" calcext:value-type="float">
            <text:p>8.271372</text:p>
          </table:table-cell>
          <table:table-cell office:value-type="float" office:value="2.14822499999718" calcext:value-type="float">
            <text:p>2.148225</text:p>
          </table:table-cell>
          <table:table-cell office:value-type="float" office:value="6.70372100000168" calcext:value-type="float">
            <text:p>6.703721</text:p>
          </table:table-cell>
          <table:table-cell office:value-type="float" office:value="0.410947999997006" calcext:value-type="float">
            <text:p>0.410948</text:p>
          </table:table-cell>
          <table:table-cell office:value-type="float" office:value="0.756163000001837" calcext:value-type="float">
            <text:p>0.756163</text:p>
          </table:table-cell>
          <table:table-cell office:value-type="float" office:value="0.66672699999981" calcext:value-type="float">
            <text:p>0.666727</text:p>
          </table:table-cell>
          <table:table-cell office:value-type="float" office:value="6.15340899999864" calcext:value-type="float">
            <text:p>6.153409</text:p>
          </table:table-cell>
          <table:table-cell office:value-type="float" office:value="1.48149799999737" calcext:value-type="float">
            <text:p>1.481498</text:p>
          </table:table-cell>
          <table:table-cell office:value-type="float" office:value="1.36179999999877" calcext:value-type="float">
            <text:p>1.36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6179999999877" calcext:value-type="float">
            <text:p>1.3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99236" calcext:value-type="float">
            <text:p>2899236</text:p>
          </table:table-cell>
          <table:table-cell office:value-type="float" office:value="52768" calcext:value-type="float">
            <text:p>52768</text:p>
          </table:table-cell>
        </table:table-row>
        <table:table-row table:style-name="ro1">
          <table:table-cell/>
          <table:table-cell office:value-type="string" calcext:value-type="string">
            <text:p>searchengineland.com_hotel-ads-price-trends-275390</text:p>
          </table:table-cell>
          <table:table-cell office:value-type="float" office:value="14.6386860000021" calcext:value-type="float">
            <text:p>14.638686</text:p>
          </table:table-cell>
          <table:table-cell office:value-type="float" office:value="4.47698200000013" calcext:value-type="float">
            <text:p>4.476982</text:p>
          </table:table-cell>
          <table:table-cell office:value-type="float" office:value="11.5285510000031" calcext:value-type="float">
            <text:p>11.528551</text:p>
          </table:table-cell>
          <table:table-cell office:value-type="float" office:value="0.61157699999967" calcext:value-type="float">
            <text:p>0.611577</text:p>
          </table:table-cell>
          <table:table-cell office:value-type="float" office:value="1.50598800000077" calcext:value-type="float">
            <text:p>1.505988</text:p>
          </table:table-cell>
          <table:table-cell office:value-type="float" office:value="0.586320000000342" calcext:value-type="float">
            <text:p>0.58632</text:p>
          </table:table-cell>
          <table:table-cell office:value-type="float" office:value="13.1326980000013" calcext:value-type="float">
            <text:p>13.132698</text:p>
          </table:table-cell>
          <table:table-cell office:value-type="float" office:value="3.89066199999979" calcext:value-type="float">
            <text:p>3.890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43485" calcext:value-type="float">
            <text:p>5543485</text:p>
          </table:table-cell>
          <table:table-cell office:value-type="float" office:value="910141" calcext:value-type="float">
            <text:p>910141</text:p>
          </table:table-cell>
        </table:table-row>
        <table:table-row table:style-name="ro1">
          <table:table-cell/>
          <table:table-cell office:value-type="string" calcext:value-type="string">
            <text:p>searchengineland.com_important-question-ask-local-seo-251702</text:p>
          </table:table-cell>
          <table:table-cell office:value-type="float" office:value="13.0733959999998" calcext:value-type="float">
            <text:p>13.073396</text:p>
          </table:table-cell>
          <table:table-cell office:value-type="float" office:value="2.98792199999843" calcext:value-type="float">
            <text:p>2.987922</text:p>
          </table:table-cell>
          <table:table-cell office:value-type="float" office:value="11.1404770000008" calcext:value-type="float">
            <text:p>11.140477</text:p>
          </table:table-cell>
          <table:table-cell office:value-type="float" office:value="0.543303999998898" calcext:value-type="float">
            <text:p>0.543304</text:p>
          </table:table-cell>
          <table:table-cell office:value-type="float" office:value="0" calcext:value-type="float">
            <text:p>0</text:p>
          </table:table-cell>
          <table:table-cell office:value-type="float" office:value="1.85744299999896" calcext:value-type="float">
            <text:p>1.857443</text:p>
          </table:table-cell>
          <table:table-cell office:value-type="float" office:value="13.0733959999998" calcext:value-type="float">
            <text:p>13.073396</text:p>
          </table:table-cell>
          <table:table-cell office:value-type="float" office:value="1.13047899999947" calcext:value-type="float">
            <text:p>1.130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1063" calcext:value-type="float">
            <text:p>2501063</text:p>
          </table:table-cell>
          <table:table-cell office:value-type="float" office:value="733912" calcext:value-type="float">
            <text:p>733912</text:p>
          </table:table-cell>
        </table:table-row>
        <table:table-row table:style-name="ro1">
          <table:table-cell/>
          <table:table-cell office:value-type="string" calcext:value-type="string">
            <text:p>searchengineland.com_just-launched-search-engine-lands-new-martech-today-website-261253</text:p>
          </table:table-cell>
          <table:table-cell office:value-type="float" office:value="13.5235589999975" calcext:value-type="float">
            <text:p>13.523559</text:p>
          </table:table-cell>
          <table:table-cell office:value-type="float" office:value="3.08793300000252" calcext:value-type="float">
            <text:p>3.087933</text:p>
          </table:table-cell>
          <table:table-cell office:value-type="float" office:value="7.47243899999739" calcext:value-type="float">
            <text:p>7.472439</text:p>
          </table:table-cell>
          <table:table-cell office:value-type="float" office:value="0.487076000001252" calcext:value-type="float">
            <text:p>0.487076</text:p>
          </table:table-cell>
          <table:table-cell office:value-type="float" office:value="0" calcext:value-type="float">
            <text:p>0</text:p>
          </table:table-cell>
          <table:table-cell office:value-type="float" office:value="0.604147999998524" calcext:value-type="float">
            <text:p>0.604148</text:p>
          </table:table-cell>
          <table:table-cell office:value-type="float" office:value="13.5235589999975" calcext:value-type="float">
            <text:p>13.523559</text:p>
          </table:table-cell>
          <table:table-cell office:value-type="float" office:value="2.483785000004" calcext:value-type="float">
            <text:p>2.4837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2314" calcext:value-type="float">
            <text:p>4192314</text:p>
          </table:table-cell>
          <table:table-cell office:value-type="float" office:value="114712" calcext:value-type="float">
            <text:p>114712</text:p>
          </table:table-cell>
        </table:table-row>
        <table:table-row table:style-name="ro1">
          <table:table-cell/>
          <table:table-cell office:value-type="string" calcext:value-type="string">
            <text:p>searchengineland.com_key-local-seo-253785</text:p>
          </table:table-cell>
          <table:table-cell office:value-type="float" office:value="14.3526899999997" calcext:value-type="float">
            <text:p>14.35269</text:p>
          </table:table-cell>
          <table:table-cell office:value-type="float" office:value="2.81425300000046" calcext:value-type="float">
            <text:p>2.814253</text:p>
          </table:table-cell>
          <table:table-cell office:value-type="float" office:value="10.9665850000001" calcext:value-type="float">
            <text:p>10.966585</text:p>
          </table:table-cell>
          <table:table-cell office:value-type="float" office:value="0.472497999999177" calcext:value-type="float">
            <text:p>0.472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526899999997" calcext:value-type="float">
            <text:p>14.35269</text:p>
          </table:table-cell>
          <table:table-cell office:value-type="float" office:value="2.81425300000046" calcext:value-type="float">
            <text:p>2.81425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105322" calcext:value-type="float">
            <text:p>6105322</text:p>
          </table:table-cell>
          <table:table-cell office:value-type="float" office:value="637381" calcext:value-type="float">
            <text:p>637381</text:p>
          </table:table-cell>
        </table:table-row>
        <table:table-row table:style-name="ro1">
          <table:table-cell/>
          <table:table-cell office:value-type="string" calcext:value-type="string">
            <text:p>searchengineland.com_kpis-seo-measuring-seo-success-254773</text:p>
          </table:table-cell>
          <table:table-cell office:value-type="float" office:value="8.82020900000134" calcext:value-type="float">
            <text:p>8.820209</text:p>
          </table:table-cell>
          <table:table-cell office:value-type="float" office:value="2.51179899999988" calcext:value-type="float">
            <text:p>2.511799</text:p>
          </table:table-cell>
          <table:table-cell office:value-type="float" office:value="7.29880799999955" calcext:value-type="float">
            <text:p>7.298808</text:p>
          </table:table-cell>
          <table:table-cell office:value-type="float" office:value="0.449233999999706" calcext:value-type="float">
            <text:p>0.449234</text:p>
          </table:table-cell>
          <table:table-cell office:value-type="float" office:value="0" calcext:value-type="float">
            <text:p>0</text:p>
          </table:table-cell>
          <table:table-cell office:value-type="float" office:value="1.28241200000048" calcext:value-type="float">
            <text:p>1.282412</text:p>
          </table:table-cell>
          <table:table-cell office:value-type="float" office:value="8.82020900000134" calcext:value-type="float">
            <text:p>8.820209</text:p>
          </table:table-cell>
          <table:table-cell office:value-type="float" office:value="1.22938699999941" calcext:value-type="float">
            <text:p>1.229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73195" calcext:value-type="float">
            <text:p>5673195</text:p>
          </table:table-cell>
          <table:table-cell office:value-type="float" office:value="553382" calcext:value-type="float">
            <text:p>553382</text:p>
          </table:table-cell>
        </table:table-row>
        <table:table-row table:style-name="ro1">
          <table:table-cell/>
          <table:table-cell office:value-type="string" calcext:value-type="string">
            <text:p>searchengineland.com_learn-basics-programmatic-advertising-2-275356</text:p>
          </table:table-cell>
          <table:table-cell office:value-type="float" office:value="6.88938400000006" calcext:value-type="float">
            <text:p>6.889384</text:p>
          </table:table-cell>
          <table:table-cell office:value-type="float" office:value="2.85982100000001" calcext:value-type="float">
            <text:p>2.859821</text:p>
          </table:table-cell>
          <table:table-cell office:value-type="float" office:value="4.02718400000049" calcext:value-type="float">
            <text:p>4.027184</text:p>
          </table:table-cell>
          <table:table-cell office:value-type="float" office:value="0.52618799999982" calcext:value-type="float">
            <text:p>0.526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8938400000006" calcext:value-type="float">
            <text:p>6.889384</text:p>
          </table:table-cell>
          <table:table-cell office:value-type="float" office:value="2.85982100000001" calcext:value-type="float">
            <text:p>2.85982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934924" calcext:value-type="float">
            <text:p>4934924</text:p>
          </table:table-cell>
          <table:table-cell office:value-type="float" office:value="568584" calcext:value-type="float">
            <text:p>568584</text:p>
          </table:table-cell>
        </table:table-row>
        <table:table-row table:style-name="ro1">
          <table:table-cell/>
          <table:table-cell office:value-type="string" calcext:value-type="string">
            <text:p>searchengineland.com_learn-three-proven-methods-winning-additional-ppc-budget-clients-276130</text:p>
          </table:table-cell>
          <table:table-cell office:value-type="float" office:value="13.4865209999989" calcext:value-type="float">
            <text:p>13.486521</text:p>
          </table:table-cell>
          <table:table-cell office:value-type="float" office:value="2.07139000000097" calcext:value-type="float">
            <text:p>2.07139</text:p>
          </table:table-cell>
          <table:table-cell office:value-type="float" office:value="9.80163999999786" calcext:value-type="float">
            <text:p>9.80164</text:p>
          </table:table-cell>
          <table:table-cell office:value-type="float" office:value="0.387053000002197" calcext:value-type="float">
            <text:p>0.387053</text:p>
          </table:table-cell>
          <table:table-cell office:value-type="float" office:value="0" calcext:value-type="float">
            <text:p>0</text:p>
          </table:table-cell>
          <table:table-cell office:value-type="float" office:value="0.971710000001614" calcext:value-type="float">
            <text:p>0.97171</text:p>
          </table:table-cell>
          <table:table-cell office:value-type="float" office:value="13.4865209999989" calcext:value-type="float">
            <text:p>13.486521</text:p>
          </table:table-cell>
          <table:table-cell office:value-type="float" office:value="1.09967999999936" calcext:value-type="float">
            <text:p>1.09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18134" calcext:value-type="float">
            <text:p>6118134</text:p>
          </table:table-cell>
          <table:table-cell office:value-type="float" office:value="543031" calcext:value-type="float">
            <text:p>543031</text:p>
          </table:table-cell>
        </table:table-row>
        <table:table-row table:style-name="ro1">
          <table:table-cell/>
          <table:table-cell office:value-type="string" calcext:value-type="string">
            <text:p>searchengineland.com_liveramp-adds-people-based-search-targeting-identitylink-276554</text:p>
          </table:table-cell>
          <table:table-cell office:value-type="float" office:value="9.34191700000065" calcext:value-type="float">
            <text:p>9.341917</text:p>
          </table:table-cell>
          <table:table-cell office:value-type="float" office:value="2.45646900000065" calcext:value-type="float">
            <text:p>2.456469</text:p>
          </table:table-cell>
          <table:table-cell office:value-type="float" office:value="8.21050000000014" calcext:value-type="float">
            <text:p>8.2105</text:p>
          </table:table-cell>
          <table:table-cell office:value-type="float" office:value="0.49786099999983" calcext:value-type="float">
            <text:p>0.497861</text:p>
          </table:table-cell>
          <table:table-cell office:value-type="float" office:value="0" calcext:value-type="float">
            <text:p>0</text:p>
          </table:table-cell>
          <table:table-cell office:value-type="float" office:value="1.20403599999917" calcext:value-type="float">
            <text:p>1.204036</text:p>
          </table:table-cell>
          <table:table-cell office:value-type="float" office:value="9.34191700000065" calcext:value-type="float">
            <text:p>9.341917</text:p>
          </table:table-cell>
          <table:table-cell office:value-type="float" office:value="1.25243300000148" calcext:value-type="float">
            <text:p>1.252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6235" calcext:value-type="float">
            <text:p>5006235</text:p>
          </table:table-cell>
          <table:table-cell office:value-type="float" office:value="542449" calcext:value-type="float">
            <text:p>542449</text:p>
          </table:table-cell>
        </table:table-row>
        <table:table-row table:style-name="ro1">
          <table:table-cell/>
          <table:table-cell office:value-type="string" calcext:value-type="string">
            <text:p>searchengineland.com_local-seo-beyond-the-browser-244797</text:p>
          </table:table-cell>
          <table:table-cell office:value-type="float" office:value="16.0613990000002" calcext:value-type="float">
            <text:p>16.061399</text:p>
          </table:table-cell>
          <table:table-cell office:value-type="float" office:value="2.37859499999922" calcext:value-type="float">
            <text:p>2.378595</text:p>
          </table:table-cell>
          <table:table-cell office:value-type="float" office:value="12.2382240000006" calcext:value-type="float">
            <text:p>12.238224</text:p>
          </table:table-cell>
          <table:table-cell office:value-type="float" office:value="0.819360999999844" calcext:value-type="float">
            <text:p>0.819361</text:p>
          </table:table-cell>
          <table:table-cell office:value-type="float" office:value="0" calcext:value-type="float">
            <text:p>0</text:p>
          </table:table-cell>
          <table:table-cell office:value-type="float" office:value="1.26303999999981" calcext:value-type="float">
            <text:p>1.26304</text:p>
          </table:table-cell>
          <table:table-cell office:value-type="float" office:value="16.0613990000002" calcext:value-type="float">
            <text:p>16.061399</text:p>
          </table:table-cell>
          <table:table-cell office:value-type="float" office:value="1.11555499999941" calcext:value-type="float">
            <text:p>1.115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65593" calcext:value-type="float">
            <text:p>3365593</text:p>
          </table:table-cell>
          <table:table-cell office:value-type="float" office:value="542429" calcext:value-type="float">
            <text:p>542429</text:p>
          </table:table-cell>
        </table:table-row>
        <table:table-row table:style-name="ro1">
          <table:table-cell/>
          <table:table-cell office:value-type="string" calcext:value-type="string">
            <text:p>searchengineland.com_local-seo-ranking-2016-beyond-251404</text:p>
          </table:table-cell>
          <table:table-cell office:value-type="float" office:value="10.0438329999997" calcext:value-type="float">
            <text:p>10.043833</text:p>
          </table:table-cell>
          <table:table-cell office:value-type="float" office:value="3.1140000000014" calcext:value-type="float">
            <text:p>3.114</text:p>
          </table:table-cell>
          <table:table-cell office:value-type="float" office:value="7.81144200000017" calcext:value-type="float">
            <text:p>7.811442</text:p>
          </table:table-cell>
          <table:table-cell office:value-type="float" office:value="0.479361000001518" calcext:value-type="float">
            <text:p>0.479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438329999997" calcext:value-type="float">
            <text:p>10.043833</text:p>
          </table:table-cell>
          <table:table-cell office:value-type="float" office:value="3.1140000000014" calcext:value-type="float">
            <text:p>3.11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607292" calcext:value-type="float">
            <text:p>5607292</text:p>
          </table:table-cell>
          <table:table-cell office:value-type="float" office:value="636380" calcext:value-type="float">
            <text:p>636380</text:p>
          </table:table-cell>
        </table:table-row>
        <table:table-row table:style-name="ro1">
          <table:table-cell/>
          <table:table-cell office:value-type="string" calcext:value-type="string">
            <text:p>searchengineland.com_local-seo-wordpress-websites-240565</text:p>
          </table:table-cell>
          <table:table-cell office:value-type="float" office:value="12.3936549999999" calcext:value-type="float">
            <text:p>12.393655</text:p>
          </table:table-cell>
          <table:table-cell office:value-type="float" office:value="2.74014999999963" calcext:value-type="float">
            <text:p>2.74015</text:p>
          </table:table-cell>
          <table:table-cell office:value-type="float" office:value="6.96733099999983" calcext:value-type="float">
            <text:p>6.967331</text:p>
          </table:table-cell>
          <table:table-cell office:value-type="float" office:value="0.766091999999844" calcext:value-type="float">
            <text:p>0.766092</text:p>
          </table:table-cell>
          <table:table-cell office:value-type="float" office:value="0" calcext:value-type="float">
            <text:p>0</text:p>
          </table:table-cell>
          <table:table-cell office:value-type="float" office:value="1.58519700000033" calcext:value-type="float">
            <text:p>1.585197</text:p>
          </table:table-cell>
          <table:table-cell office:value-type="float" office:value="12.3936549999999" calcext:value-type="float">
            <text:p>12.393655</text:p>
          </table:table-cell>
          <table:table-cell office:value-type="float" office:value="1.1549529999993" calcext:value-type="float">
            <text:p>1.1549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7304" calcext:value-type="float">
            <text:p>487304</text:p>
          </table:table-cell>
          <table:table-cell office:value-type="float" office:value="564896" calcext:value-type="float">
            <text:p>564896</text:p>
          </table:table-cell>
        </table:table-row>
        <table:table-row table:style-name="ro1">
          <table:table-cell/>
          <table:table-cell office:value-type="string" calcext:value-type="string">
            <text:p>searchengineland.com_looking-for-black-friday-deals-bing-flyer-ads-retailer-circulars-263997</text:p>
          </table:table-cell>
          <table:table-cell office:value-type="float" office:value="12.718895" calcext:value-type="float">
            <text:p>12.718895</text:p>
          </table:table-cell>
          <table:table-cell office:value-type="float" office:value="2.50075399999696" calcext:value-type="float">
            <text:p>2.500754</text:p>
          </table:table-cell>
          <table:table-cell office:value-type="float" office:value="10.1852589999999" calcext:value-type="float">
            <text:p>10.185259</text:p>
          </table:table-cell>
          <table:table-cell office:value-type="float" office:value="0.523954000000231" calcext:value-type="float">
            <text:p>0.523954</text:p>
          </table:table-cell>
          <table:table-cell office:value-type="float" office:value="0" calcext:value-type="float">
            <text:p>0</text:p>
          </table:table-cell>
          <table:table-cell office:value-type="float" office:value="1.40249599999879" calcext:value-type="float">
            <text:p>1.402496</text:p>
          </table:table-cell>
          <table:table-cell office:value-type="float" office:value="12.718895" calcext:value-type="float">
            <text:p>12.718895</text:p>
          </table:table-cell>
          <table:table-cell office:value-type="float" office:value="1.09825799999817" calcext:value-type="float">
            <text:p>1.098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87147" calcext:value-type="float">
            <text:p>4187147</text:p>
          </table:table-cell>
          <table:table-cell office:value-type="float" office:value="578860" calcext:value-type="float">
            <text:p>578860</text:p>
          </table:table-cell>
        </table:table-row>
        <table:table-row table:style-name="ro1">
          <table:table-cell/>
          <table:table-cell office:value-type="string" calcext:value-type="string">
            <text:p>searchengineland.com_mad-scientist-successful-local-seo-273241</text:p>
          </table:table-cell>
          <table:table-cell office:value-type="float" office:value="9.17126400000006" calcext:value-type="float">
            <text:p>9.171264</text:p>
          </table:table-cell>
          <table:table-cell office:value-type="float" office:value="2.87537100000009" calcext:value-type="float">
            <text:p>2.875371</text:p>
          </table:table-cell>
          <table:table-cell office:value-type="float" office:value="7.23739100000012" calcext:value-type="float">
            <text:p>7.237391</text:p>
          </table:table-cell>
          <table:table-cell office:value-type="float" office:value="0.435973000000558" calcext:value-type="float">
            <text:p>0.435973</text:p>
          </table:table-cell>
          <table:table-cell office:value-type="float" office:value="1.12888900000007" calcext:value-type="float">
            <text:p>1.128889</text:p>
          </table:table-cell>
          <table:table-cell office:value-type="float" office:value="0" calcext:value-type="float">
            <text:p>0</text:p>
          </table:table-cell>
          <table:table-cell office:value-type="float" office:value="8.04237499999999" calcext:value-type="float">
            <text:p>8.042375</text:p>
          </table:table-cell>
          <table:table-cell office:value-type="float" office:value="2.87537100000009" calcext:value-type="float">
            <text:p>2.875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77879" calcext:value-type="float">
            <text:p>2677879</text:p>
          </table:table-cell>
          <table:table-cell office:value-type="float" office:value="698009" calcext:value-type="float">
            <text:p>698009</text:p>
          </table:table-cell>
        </table:table-row>
        <table:table-row table:style-name="ro1">
          <table:table-cell/>
          <table:table-cell office:value-type="string" calcext:value-type="string">
            <text:p>searchengineland.com_microsoft-expands-bing-rewards-loyalty-program-uk-276132</text:p>
          </table:table-cell>
          <table:table-cell office:value-type="float" office:value="14.1337479999993" calcext:value-type="float">
            <text:p>14.133748</text:p>
          </table:table-cell>
          <table:table-cell office:value-type="float" office:value="2.19851000000017" calcext:value-type="float">
            <text:p>2.19851</text:p>
          </table:table-cell>
          <table:table-cell office:value-type="float" office:value="10.287859" calcext:value-type="float">
            <text:p>10.287859</text:p>
          </table:table-cell>
          <table:table-cell office:value-type="float" office:value="0.538823999999295" calcext:value-type="float">
            <text:p>0.538824</text:p>
          </table:table-cell>
          <table:table-cell office:value-type="float" office:value="0" calcext:value-type="float">
            <text:p>0</text:p>
          </table:table-cell>
          <table:table-cell office:value-type="float" office:value="1.0402299999987" calcext:value-type="float">
            <text:p>1.04023</text:p>
          </table:table-cell>
          <table:table-cell office:value-type="float" office:value="14.1337479999993" calcext:value-type="float">
            <text:p>14.133748</text:p>
          </table:table-cell>
          <table:table-cell office:value-type="float" office:value="1.15828000000147" calcext:value-type="float">
            <text:p>1.15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45599" calcext:value-type="float">
            <text:p>5245599</text:p>
          </table:table-cell>
          <table:table-cell office:value-type="float" office:value="525167" calcext:value-type="float">
            <text:p>525167</text:p>
          </table:table-cell>
        </table:table-row>
        <table:table-row table:style-name="ro1">
          <table:table-cell/>
          <table:table-cell office:value-type="string" calcext:value-type="string">
            <text:p>searchengineland.com_need-get-google-business-support-use-twitter-270041</text:p>
          </table:table-cell>
          <table:table-cell office:value-type="float" office:value="9.48579400000017" calcext:value-type="float">
            <text:p>9.485794</text:p>
          </table:table-cell>
          <table:table-cell office:value-type="float" office:value="2.91306599999916" calcext:value-type="float">
            <text:p>2.913066</text:p>
          </table:table-cell>
          <table:table-cell office:value-type="float" office:value="8.25490100000025" calcext:value-type="float">
            <text:p>8.254901</text:p>
          </table:table-cell>
          <table:table-cell office:value-type="float" office:value="0.533964000000196" calcext:value-type="float">
            <text:p>0.533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8579400000017" calcext:value-type="float">
            <text:p>9.485794</text:p>
          </table:table-cell>
          <table:table-cell office:value-type="float" office:value="2.91306599999916" calcext:value-type="float">
            <text:p>2.91306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802102" calcext:value-type="float">
            <text:p>3802102</text:p>
          </table:table-cell>
          <table:table-cell office:value-type="float" office:value="656648" calcext:value-type="float">
            <text:p>656648</text:p>
          </table:table-cell>
        </table:table-row>
        <table:table-row table:style-name="ro1">
          <table:table-cell/>
          <table:table-cell office:value-type="string" calcext:value-type="string">
            <text:p>searchengineland.com_need-help-explaining-local-search-use-pizza-227448</text:p>
          </table:table-cell>
          <table:table-cell office:value-type="float" office:value="8.23657400000047" calcext:value-type="float">
            <text:p>8.236574</text:p>
          </table:table-cell>
          <table:table-cell office:value-type="float" office:value="2.14468200000192" calcext:value-type="float">
            <text:p>2.144682</text:p>
          </table:table-cell>
          <table:table-cell office:value-type="float" office:value="7.9837379999999" calcext:value-type="float">
            <text:p>7.983738</text:p>
          </table:table-cell>
          <table:table-cell office:value-type="float" office:value="0.476295000000391" calcext:value-type="float">
            <text:p>0.476295</text:p>
          </table:table-cell>
          <table:table-cell office:value-type="float" office:value="0" calcext:value-type="float">
            <text:p>0</text:p>
          </table:table-cell>
          <table:table-cell office:value-type="float" office:value="0.919494999998276" calcext:value-type="float">
            <text:p>0.919495</text:p>
          </table:table-cell>
          <table:table-cell office:value-type="float" office:value="8.23657400000047" calcext:value-type="float">
            <text:p>8.236574</text:p>
          </table:table-cell>
          <table:table-cell office:value-type="float" office:value="1.22518700000365" calcext:value-type="float">
            <text:p>1.225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42268" calcext:value-type="float">
            <text:p>5242268</text:p>
          </table:table-cell>
          <table:table-cell office:value-type="float" office:value="547825" calcext:value-type="float">
            <text:p>547825</text:p>
          </table:table-cell>
        </table:table-row>
        <table:table-row table:style-name="ro1">
          <table:table-cell/>
          <table:table-cell office:value-type="string" calcext:value-type="string">
            <text:p>searchengineland.com_new-rlsa-strategies-search-marketers-2-275675</text:p>
          </table:table-cell>
          <table:table-cell office:value-type="float" office:value="13.8131490000014" calcext:value-type="float">
            <text:p>13.813149</text:p>
          </table:table-cell>
          <table:table-cell office:value-type="float" office:value="2.52364300000045" calcext:value-type="float">
            <text:p>2.523643</text:p>
          </table:table-cell>
          <table:table-cell office:value-type="float" office:value="9.75515499999892" calcext:value-type="float">
            <text:p>9.755155</text:p>
          </table:table-cell>
          <table:table-cell office:value-type="float" office:value="0.509571000000506" calcext:value-type="float">
            <text:p>0.509571</text:p>
          </table:table-cell>
          <table:table-cell office:value-type="float" office:value="0" calcext:value-type="float">
            <text:p>0</text:p>
          </table:table-cell>
          <table:table-cell office:value-type="float" office:value="1.37149700000009" calcext:value-type="float">
            <text:p>1.371497</text:p>
          </table:table-cell>
          <table:table-cell office:value-type="float" office:value="13.8131490000014" calcext:value-type="float">
            <text:p>13.813149</text:p>
          </table:table-cell>
          <table:table-cell office:value-type="float" office:value="1.15214600000036" calcext:value-type="float">
            <text:p>1.152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66030" calcext:value-type="float">
            <text:p>5266030</text:p>
          </table:table-cell>
          <table:table-cell office:value-type="float" office:value="586162" calcext:value-type="float">
            <text:p>586162</text:p>
          </table:table-cell>
        </table:table-row>
        <table:table-row table:style-name="ro1">
          <table:table-cell/>
          <table:table-cell office:value-type="string" calcext:value-type="string">
            <text:p>searchengineland.com_no-ok-google-cortana-update-can-make-default-assistant-android-277325</text:p>
          </table:table-cell>
          <table:table-cell office:value-type="float" office:value="13.0121530000033" calcext:value-type="float">
            <text:p>13.012153</text:p>
          </table:table-cell>
          <table:table-cell office:value-type="float" office:value="2.42674400000033" calcext:value-type="float">
            <text:p>2.426744</text:p>
          </table:table-cell>
          <table:table-cell office:value-type="float" office:value="9.27163199999995" calcext:value-type="float">
            <text:p>9.271632</text:p>
          </table:table-cell>
          <table:table-cell office:value-type="float" office:value="0.506500999999844" calcext:value-type="float">
            <text:p>0.506501</text:p>
          </table:table-cell>
          <table:table-cell office:value-type="float" office:value="0" calcext:value-type="float">
            <text:p>0</text:p>
          </table:table-cell>
          <table:table-cell office:value-type="float" office:value="1.29350299999714" calcext:value-type="float">
            <text:p>1.293503</text:p>
          </table:table-cell>
          <table:table-cell office:value-type="float" office:value="13.0121530000033" calcext:value-type="float">
            <text:p>13.012153</text:p>
          </table:table-cell>
          <table:table-cell office:value-type="float" office:value="1.13324100000319" calcext:value-type="float">
            <text:p>1.133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61969" calcext:value-type="float">
            <text:p>4261969</text:p>
          </table:table-cell>
          <table:table-cell office:value-type="float" office:value="548829" calcext:value-type="float">
            <text:p>548829</text:p>
          </table:table-cell>
        </table:table-row>
        <table:table-row table:style-name="ro1">
          <table:table-cell/>
          <table:table-cell office:value-type="string" calcext:value-type="string">
            <text:p>searchengineland.com_nominations-wanted-list-whos-naughty-nice-264696</text:p>
          </table:table-cell>
          <table:table-cell office:value-type="float" office:value="13.1364919999978" calcext:value-type="float">
            <text:p>13.136492</text:p>
          </table:table-cell>
          <table:table-cell office:value-type="float" office:value="3.52134000000024" calcext:value-type="float">
            <text:p>3.52134</text:p>
          </table:table-cell>
          <table:table-cell office:value-type="float" office:value="9.59460699999909" calcext:value-type="float">
            <text:p>9.594607</text:p>
          </table:table-cell>
          <table:table-cell office:value-type="float" office:value="0.502864999999474" calcext:value-type="float">
            <text:p>0.502865</text:p>
          </table:table-cell>
          <table:table-cell office:value-type="float" office:value="0" calcext:value-type="float">
            <text:p>0</text:p>
          </table:table-cell>
          <table:table-cell office:value-type="float" office:value="2.40515199999937" calcext:value-type="float">
            <text:p>2.405152</text:p>
          </table:table-cell>
          <table:table-cell office:value-type="float" office:value="13.1364919999978" calcext:value-type="float">
            <text:p>13.136492</text:p>
          </table:table-cell>
          <table:table-cell office:value-type="float" office:value="1.11618800000087" calcext:value-type="float">
            <text:p>1.116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47029" calcext:value-type="float">
            <text:p>6247029</text:p>
          </table:table-cell>
          <table:table-cell office:value-type="float" office:value="734221" calcext:value-type="float">
            <text:p>734221</text:p>
          </table:table-cell>
        </table:table-row>
        <table:table-row table:style-name="ro1">
          <table:table-cell/>
          <table:table-cell office:value-type="string" calcext:value-type="string">
            <text:p>searchengineland.com_now-can-schedule-offline-conversion-imports-adwords-275307</text:p>
          </table:table-cell>
          <table:table-cell office:value-type="float" office:value="13.5671909999983" calcext:value-type="float">
            <text:p>13.567191</text:p>
          </table:table-cell>
          <table:table-cell office:value-type="float" office:value="2.18325900000127" calcext:value-type="float">
            <text:p>2.183259</text:p>
          </table:table-cell>
          <table:table-cell office:value-type="float" office:value="9.76297299999715" calcext:value-type="float">
            <text:p>9.762973</text:p>
          </table:table-cell>
          <table:table-cell office:value-type="float" office:value="0.50123800000074" calcext:value-type="float">
            <text:p>0.501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671909999983" calcext:value-type="float">
            <text:p>13.567191</text:p>
          </table:table-cell>
          <table:table-cell office:value-type="float" office:value="2.18325900000127" calcext:value-type="float">
            <text:p>2.18325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009718" calcext:value-type="float">
            <text:p>6009718</text:p>
          </table:table-cell>
          <table:table-cell office:value-type="float" office:value="517177" calcext:value-type="float">
            <text:p>517177</text:p>
          </table:table-cell>
        </table:table-row>
        <table:table-row table:style-name="ro1">
          <table:table-cell/>
          <table:table-cell office:value-type="string" calcext:value-type="string">
            <text:p>searchengineland.com_optimize-content-seos-writers-274956</text:p>
          </table:table-cell>
          <table:table-cell office:value-type="float" office:value="9.9711299999999" calcext:value-type="float">
            <text:p>9.97113</text:p>
          </table:table-cell>
          <table:table-cell office:value-type="float" office:value="2.36330099999941" calcext:value-type="float">
            <text:p>2.363301</text:p>
          </table:table-cell>
          <table:table-cell office:value-type="float" office:value="8.08670000000029" calcext:value-type="float">
            <text:p>8.0867</text:p>
          </table:table-cell>
          <table:table-cell office:value-type="float" office:value="0.814464999999473" calcext:value-type="float">
            <text:p>0.814465</text:p>
          </table:table-cell>
          <table:table-cell office:value-type="float" office:value="0" calcext:value-type="float">
            <text:p>0</text:p>
          </table:table-cell>
          <table:table-cell office:value-type="float" office:value="1.35335999999915" calcext:value-type="float">
            <text:p>1.35336</text:p>
          </table:table-cell>
          <table:table-cell office:value-type="float" office:value="9.9711299999999" calcext:value-type="float">
            <text:p>9.97113</text:p>
          </table:table-cell>
          <table:table-cell office:value-type="float" office:value="1.00994100000026" calcext:value-type="float">
            <text:p>1.009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56560" calcext:value-type="float">
            <text:p>4156560</text:p>
          </table:table-cell>
          <table:table-cell office:value-type="float" office:value="568234" calcext:value-type="float">
            <text:p>568234</text:p>
          </table:table-cell>
        </table:table-row>
        <table:table-row table:style-name="ro1">
          <table:table-cell/>
          <table:table-cell office:value-type="string" calcext:value-type="string">
            <text:p>searchengineland.com_organic-food-thought-top-things-seo-columns-2015-237859</text:p>
          </table:table-cell>
          <table:table-cell office:value-type="float" office:value="9.14237499999945" calcext:value-type="float">
            <text:p>9.142375</text:p>
          </table:table-cell>
          <table:table-cell office:value-type="float" office:value="2.2020420000008" calcext:value-type="float">
            <text:p>2.202042</text:p>
          </table:table-cell>
          <table:table-cell office:value-type="float" office:value="8.41399099999944" calcext:value-type="float">
            <text:p>8.413991</text:p>
          </table:table-cell>
          <table:table-cell office:value-type="float" office:value="0.594053000000713" calcext:value-type="float">
            <text:p>0.594053</text:p>
          </table:table-cell>
          <table:table-cell office:value-type="float" office:value="0" calcext:value-type="float">
            <text:p>0</text:p>
          </table:table-cell>
          <table:table-cell office:value-type="float" office:value="1.04592200000116" calcext:value-type="float">
            <text:p>1.045922</text:p>
          </table:table-cell>
          <table:table-cell office:value-type="float" office:value="9.14237499999945" calcext:value-type="float">
            <text:p>9.142375</text:p>
          </table:table-cell>
          <table:table-cell office:value-type="float" office:value="1.15611999999964" calcext:value-type="float">
            <text:p>1.15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12837" calcext:value-type="float">
            <text:p>4712837</text:p>
          </table:table-cell>
          <table:table-cell office:value-type="float" office:value="291770" calcext:value-type="float">
            <text:p>291770</text:p>
          </table:table-cell>
        </table:table-row>
        <table:table-row table:style-name="ro1">
          <table:table-cell/>
          <table:table-cell office:value-type="string" calcext:value-type="string">
            <text:p>searchengineland.com_organic-traffic-link-building-small-businesses-269353</text:p>
          </table:table-cell>
          <table:table-cell office:value-type="float" office:value="14.5254600000007" calcext:value-type="float">
            <text:p>14.52546</text:p>
          </table:table-cell>
          <table:table-cell office:value-type="float" office:value="2.39590200000021" calcext:value-type="float">
            <text:p>2.395902</text:p>
          </table:table-cell>
          <table:table-cell office:value-type="float" office:value="12.9650529999999" calcext:value-type="float">
            <text:p>12.965053</text:p>
          </table:table-cell>
          <table:table-cell office:value-type="float" office:value="0.542273999999452" calcext:value-type="float">
            <text:p>0.542274</text:p>
          </table:table-cell>
          <table:table-cell office:value-type="float" office:value="0" calcext:value-type="float">
            <text:p>0</text:p>
          </table:table-cell>
          <table:table-cell office:value-type="float" office:value="1.30234399999972" calcext:value-type="float">
            <text:p>1.302344</text:p>
          </table:table-cell>
          <table:table-cell office:value-type="float" office:value="14.5254600000007" calcext:value-type="float">
            <text:p>14.52546</text:p>
          </table:table-cell>
          <table:table-cell office:value-type="float" office:value="1.09355800000049" calcext:value-type="float">
            <text:p>1.0935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99496" calcext:value-type="float">
            <text:p>6299496</text:p>
          </table:table-cell>
          <table:table-cell office:value-type="float" office:value="562422" calcext:value-type="float">
            <text:p>562422</text:p>
          </table:table-cell>
        </table:table-row>
        <table:table-row table:style-name="ro1">
          <table:table-cell/>
          <table:table-cell office:value-type="string" calcext:value-type="string">
            <text:p>searchengineland.com_oskar-fischinger-google-doodle-honoring-filmmaker-visual-artist-doubles-musical-instrument-277649</text:p>
          </table:table-cell>
          <table:table-cell office:value-type="float" office:value="7.64896700000099" calcext:value-type="float">
            <text:p>7.648967</text:p>
          </table:table-cell>
          <table:table-cell office:value-type="float" office:value="3.2106440000025" calcext:value-type="float">
            <text:p>3.210644</text:p>
          </table:table-cell>
          <table:table-cell office:value-type="float" office:value="5.56827700000213" calcext:value-type="float">
            <text:p>5.568277</text:p>
          </table:table-cell>
          <table:table-cell office:value-type="float" office:value="0.878827000000456" calcext:value-type="float">
            <text:p>0.878827</text:p>
          </table:table-cell>
          <table:table-cell office:value-type="float" office:value="0" calcext:value-type="float">
            <text:p>0</text:p>
          </table:table-cell>
          <table:table-cell office:value-type="float" office:value="2.07440100000167" calcext:value-type="float">
            <text:p>2.074401</text:p>
          </table:table-cell>
          <table:table-cell office:value-type="float" office:value="7.64896700000099" calcext:value-type="float">
            <text:p>7.648967</text:p>
          </table:table-cell>
          <table:table-cell office:value-type="float" office:value="1.13624300000083" calcext:value-type="float">
            <text:p>1.136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8207" calcext:value-type="float">
            <text:p>1258207</text:p>
          </table:table-cell>
          <table:table-cell office:value-type="float" office:value="137124" calcext:value-type="float">
            <text:p>137124</text:p>
          </table:table-cell>
        </table:table-row>
        <table:table-row table:style-name="ro1">
          <table:table-cell/>
          <table:table-cell office:value-type="string" calcext:value-type="string">
            <text:p>searchengineland.com_paid-search-kpi-says-273702</text:p>
          </table:table-cell>
          <table:table-cell office:value-type="float" office:value="13.3115680000001" calcext:value-type="float">
            <text:p>13.311568</text:p>
          </table:table-cell>
          <table:table-cell office:value-type="float" office:value="2.95972999999867" calcext:value-type="float">
            <text:p>2.95973</text:p>
          </table:table-cell>
          <table:table-cell office:value-type="float" office:value="2.15382899999986" calcext:value-type="float">
            <text:p>2.153829</text:p>
          </table:table-cell>
          <table:table-cell office:value-type="float" office:value="0.524051999997027" calcext:value-type="float">
            <text:p>0.524052</text:p>
          </table:table-cell>
          <table:table-cell office:value-type="float" office:value="0" calcext:value-type="float">
            <text:p>0</text:p>
          </table:table-cell>
          <table:table-cell office:value-type="float" office:value="1.75678699999844" calcext:value-type="float">
            <text:p>1.756787</text:p>
          </table:table-cell>
          <table:table-cell office:value-type="float" office:value="13.3115680000001" calcext:value-type="float">
            <text:p>13.311568</text:p>
          </table:table-cell>
          <table:table-cell office:value-type="float" office:value="1.20294300000023" calcext:value-type="float">
            <text:p>1.202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23766" calcext:value-type="float">
            <text:p>4923766</text:p>
          </table:table-cell>
          <table:table-cell office:value-type="float" office:value="655502" calcext:value-type="float">
            <text:p>655502</text:p>
          </table:table-cell>
        </table:table-row>
        <table:table-row table:style-name="ro1">
          <table:table-cell/>
          <table:table-cell office:value-type="string" calcext:value-type="string">
            <text:p>searchengineland.com_participate-in-our-audience-survey-enter-to-win-a-50-amazon-gift-card-230299</text:p>
          </table:table-cell>
          <table:table-cell office:value-type="float" office:value="13.2004280000001" calcext:value-type="float">
            <text:p>13.200428</text:p>
          </table:table-cell>
          <table:table-cell office:value-type="float" office:value="3.62355700000262" calcext:value-type="float">
            <text:p>3.623557</text:p>
          </table:table-cell>
          <table:table-cell office:value-type="float" office:value="9.42692999999963" calcext:value-type="float">
            <text:p>9.42693</text:p>
          </table:table-cell>
          <table:table-cell office:value-type="float" office:value="0.467771999999968" calcext:value-type="float">
            <text:p>0.467772</text:p>
          </table:table-cell>
          <table:table-cell office:value-type="float" office:value="0" calcext:value-type="float">
            <text:p>0</text:p>
          </table:table-cell>
          <table:table-cell office:value-type="float" office:value="2.57666099999915" calcext:value-type="float">
            <text:p>2.576661</text:p>
          </table:table-cell>
          <table:table-cell office:value-type="float" office:value="13.2004280000001" calcext:value-type="float">
            <text:p>13.200428</text:p>
          </table:table-cell>
          <table:table-cell office:value-type="float" office:value="1.04689600000347" calcext:value-type="float">
            <text:p>1.046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17786" calcext:value-type="float">
            <text:p>4417786</text:p>
          </table:table-cell>
          <table:table-cell office:value-type="float" office:value="1101062" calcext:value-type="float">
            <text:p>1101062</text:p>
          </table:table-cell>
        </table:table-row>
        <table:table-row table:style-name="ro1">
          <table:table-cell/>
          <table:table-cell office:value-type="string" calcext:value-type="string">
            <text:p>searchengineland.com_perfect-local-seo-landing-page-infographic-251604</text:p>
          </table:table-cell>
          <table:table-cell office:value-type="float" office:value="9.6291710000005" calcext:value-type="float">
            <text:p>9.629171</text:p>
          </table:table-cell>
          <table:table-cell office:value-type="float" office:value="2.94492900000114" calcext:value-type="float">
            <text:p>2.944929</text:p>
          </table:table-cell>
          <table:table-cell office:value-type="float" office:value="7.39405400000032" calcext:value-type="float">
            <text:p>7.394054</text:p>
          </table:table-cell>
          <table:table-cell office:value-type="float" office:value="0.539429000000382" calcext:value-type="float">
            <text:p>0.539429</text:p>
          </table:table-cell>
          <table:table-cell office:value-type="float" office:value="0" calcext:value-type="float">
            <text:p>0</text:p>
          </table:table-cell>
          <table:table-cell office:value-type="float" office:value="1.82722199999625" calcext:value-type="float">
            <text:p>1.827222</text:p>
          </table:table-cell>
          <table:table-cell office:value-type="float" office:value="9.6291710000005" calcext:value-type="float">
            <text:p>9.629171</text:p>
          </table:table-cell>
          <table:table-cell office:value-type="float" office:value="1.11770700000489" calcext:value-type="float">
            <text:p>1.1177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41447" calcext:value-type="float">
            <text:p>4541447</text:p>
          </table:table-cell>
          <table:table-cell office:value-type="float" office:value="714453" calcext:value-type="float">
            <text:p>714453</text:p>
          </table:table-cell>
        </table:table-row>
        <table:table-row table:style-name="ro1">
          <table:table-cell/>
          <table:table-cell office:value-type="string" calcext:value-type="string">
            <text:p>searchengineland.com_perfect-structure-managing-profitable-shopping-ads-276168</text:p>
          </table:table-cell>
          <table:table-cell office:value-type="float" office:value="10.4823350000006" calcext:value-type="float">
            <text:p>10.482335</text:p>
          </table:table-cell>
          <table:table-cell office:value-type="float" office:value="7.06771299999991" calcext:value-type="float">
            <text:p>7.067713</text:p>
          </table:table-cell>
          <table:table-cell office:value-type="float" office:value="7.93976000000112" calcext:value-type="float">
            <text:p>7.93976</text:p>
          </table:table-cell>
          <table:table-cell office:value-type="float" office:value="0.495038000000022" calcext:value-type="float">
            <text:p>0.495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823350000006" calcext:value-type="float">
            <text:p>10.482335</text:p>
          </table:table-cell>
          <table:table-cell office:value-type="float" office:value="7.06771299999991" calcext:value-type="float">
            <text:p>7.06771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442435" calcext:value-type="float">
            <text:p>6442435</text:p>
          </table:table-cell>
          <table:table-cell office:value-type="float" office:value="1519911" calcext:value-type="float">
            <text:p>1519911</text:p>
          </table:table-cell>
        </table:table-row>
        <table:table-row table:style-name="ro1">
          <table:table-cell/>
          <table:table-cell office:value-type="string" calcext:value-type="string">
            <text:p>searchengineland.com_ppc-data-new-vs-existing-customers-sheds-light-user-behavior-optimization-opportunities-243412</text:p>
          </table:table-cell>
          <table:table-cell office:value-type="float" office:value="12.7085139999999" calcext:value-type="float">
            <text:p>12.708514</text:p>
          </table:table-cell>
          <table:table-cell office:value-type="float" office:value="2.0724909999999" calcext:value-type="float">
            <text:p>2.072491</text:p>
          </table:table-cell>
          <table:table-cell office:value-type="float" office:value="5.33436900000015" calcext:value-type="float">
            <text:p>5.334369</text:p>
          </table:table-cell>
          <table:table-cell office:value-type="float" office:value="0.561282000000119" calcext:value-type="float">
            <text:p>0.561282</text:p>
          </table:table-cell>
          <table:table-cell office:value-type="float" office:value="0" calcext:value-type="float">
            <text:p>0</text:p>
          </table:table-cell>
          <table:table-cell office:value-type="float" office:value="0.956627999999459" calcext:value-type="float">
            <text:p>0.956628</text:p>
          </table:table-cell>
          <table:table-cell office:value-type="float" office:value="12.7085139999999" calcext:value-type="float">
            <text:p>12.708514</text:p>
          </table:table-cell>
          <table:table-cell office:value-type="float" office:value="1.11586300000044" calcext:value-type="float">
            <text:p>1.1158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68496" calcext:value-type="float">
            <text:p>3768496</text:p>
          </table:table-cell>
          <table:table-cell office:value-type="float" office:value="539174" calcext:value-type="float">
            <text:p>539174</text:p>
          </table:table-cell>
        </table:table-row>
        <table:table-row table:style-name="ro1">
          <table:table-cell/>
          <table:table-cell office:value-type="string" calcext:value-type="string">
            <text:p>searchengineland.com_ppc-paydirt-check-top-paid-search-columns-2015-237929</text:p>
          </table:table-cell>
          <table:table-cell office:value-type="float" office:value="13.9315579999984" calcext:value-type="float">
            <text:p>13.931558</text:p>
          </table:table-cell>
          <table:table-cell office:value-type="float" office:value="1.85474199999953" calcext:value-type="float">
            <text:p>1.854742</text:p>
          </table:table-cell>
          <table:table-cell office:value-type="float" office:value="10.3851930000001" calcext:value-type="float">
            <text:p>10.385193</text:p>
          </table:table-cell>
          <table:table-cell office:value-type="float" office:value="0.41577099999995" calcext:value-type="float">
            <text:p>0.415771</text:p>
          </table:table-cell>
          <table:table-cell office:value-type="float" office:value="0.819427999998905" calcext:value-type="float">
            <text:p>0.819428</text:p>
          </table:table-cell>
          <table:table-cell office:value-type="float" office:value="0.872236999999591" calcext:value-type="float">
            <text:p>0.872237</text:p>
          </table:table-cell>
          <table:table-cell office:value-type="float" office:value="13.1121299999995" calcext:value-type="float">
            <text:p>13.11213</text:p>
          </table:table-cell>
          <table:table-cell office:value-type="float" office:value="0.982504999999942" calcext:value-type="float">
            <text:p>0.982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38363" calcext:value-type="float">
            <text:p>3138363</text:p>
          </table:table-cell>
          <table:table-cell office:value-type="float" office:value="534591" calcext:value-type="float">
            <text:p>534591</text:p>
          </table:table-cell>
        </table:table-row>
        <table:table-row table:style-name="ro1">
          <table:table-cell/>
          <table:table-cell office:value-type="string" calcext:value-type="string">
            <text:p>searchengineland.com_ppc-strategy-planning-beyond-click-276678</text:p>
          </table:table-cell>
          <table:table-cell office:value-type="float" office:value="9.3683889999993" calcext:value-type="float">
            <text:p>9.368389</text:p>
          </table:table-cell>
          <table:table-cell office:value-type="float" office:value="2.0587259999993" calcext:value-type="float">
            <text:p>2.058726</text:p>
          </table:table-cell>
          <table:table-cell office:value-type="float" office:value="7.0829539999977" calcext:value-type="float">
            <text:p>7.082954</text:p>
          </table:table-cell>
          <table:table-cell office:value-type="float" office:value="0.453027999999904" calcext:value-type="float">
            <text:p>0.453028</text:p>
          </table:table-cell>
          <table:table-cell office:value-type="float" office:value="0" calcext:value-type="float">
            <text:p>0</text:p>
          </table:table-cell>
          <table:table-cell office:value-type="float" office:value="1.02470999999787" calcext:value-type="float">
            <text:p>1.02471</text:p>
          </table:table-cell>
          <table:table-cell office:value-type="float" office:value="9.3683889999993" calcext:value-type="float">
            <text:p>9.368389</text:p>
          </table:table-cell>
          <table:table-cell office:value-type="float" office:value="1.03401600000143" calcext:value-type="float">
            <text:p>1.034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0656" calcext:value-type="float">
            <text:p>2690656</text:p>
          </table:table-cell>
          <table:table-cell office:value-type="float" office:value="548769" calcext:value-type="float">
            <text:p>548769</text:p>
          </table:table-cell>
        </table:table-row>
        <table:table-row table:style-name="ro1">
          <table:table-cell/>
          <table:table-cell office:value-type="string" calcext:value-type="string">
            <text:p>searchengineland.com_printing-way-seo-success-248035</text:p>
          </table:table-cell>
          <table:table-cell office:value-type="float" office:value="13.5586619999995" calcext:value-type="float">
            <text:p>13.558662</text:p>
          </table:table-cell>
          <table:table-cell office:value-type="float" office:value="2.81660399999964" calcext:value-type="float">
            <text:p>2.816604</text:p>
          </table:table-cell>
          <table:table-cell office:value-type="float" office:value="9.83284999999887" calcext:value-type="float">
            <text:p>9.83285</text:p>
          </table:table-cell>
          <table:table-cell office:value-type="float" office:value="0.681173999997554" calcext:value-type="float">
            <text:p>0.681174</text:p>
          </table:table-cell>
          <table:table-cell office:value-type="float" office:value="0" calcext:value-type="float">
            <text:p>0</text:p>
          </table:table-cell>
          <table:table-cell office:value-type="float" office:value="1.56406799999604" calcext:value-type="float">
            <text:p>1.564068</text:p>
          </table:table-cell>
          <table:table-cell office:value-type="float" office:value="13.5586619999995" calcext:value-type="float">
            <text:p>13.558662</text:p>
          </table:table-cell>
          <table:table-cell office:value-type="float" office:value="1.2525360000036" calcext:value-type="float">
            <text:p>1.252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8193" calcext:value-type="float">
            <text:p>2408193</text:p>
          </table:table-cell>
          <table:table-cell office:value-type="float" office:value="570413" calcext:value-type="float">
            <text:p>570413</text:p>
          </table:table-cell>
        </table:table-row>
        <table:table-row table:style-name="ro1">
          <table:table-cell/>
          <table:table-cell office:value-type="string" calcext:value-type="string">
            <text:p>searchengineland.com_pull-live-inventory-data-product-database-place-search-ad-copy-261479</text:p>
          </table:table-cell>
          <table:table-cell office:value-type="float" office:value="13.7810849999987" calcext:value-type="float">
            <text:p>13.781085</text:p>
          </table:table-cell>
          <table:table-cell office:value-type="float" office:value="2.20241299999907" calcext:value-type="float">
            <text:p>2.202413</text:p>
          </table:table-cell>
          <table:table-cell office:value-type="float" office:value="10.2322910000003" calcext:value-type="float">
            <text:p>10.232291</text:p>
          </table:table-cell>
          <table:table-cell office:value-type="float" office:value="0.478911999998672" calcext:value-type="float">
            <text:p>0.478912</text:p>
          </table:table-cell>
          <table:table-cell office:value-type="float" office:value="0" calcext:value-type="float">
            <text:p>0</text:p>
          </table:table-cell>
          <table:table-cell office:value-type="float" office:value="1.08484300000054" calcext:value-type="float">
            <text:p>1.084843</text:p>
          </table:table-cell>
          <table:table-cell office:value-type="float" office:value="13.7810849999987" calcext:value-type="float">
            <text:p>13.781085</text:p>
          </table:table-cell>
          <table:table-cell office:value-type="float" office:value="1.11756999999853" calcext:value-type="float">
            <text:p>1.11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01189" calcext:value-type="float">
            <text:p>4201189</text:p>
          </table:table-cell>
          <table:table-cell office:value-type="float" office:value="540335" calcext:value-type="float">
            <text:p>540335</text:p>
          </table:table-cell>
        </table:table-row>
        <table:table-row table:style-name="ro1">
          <table:table-cell/>
          <table:table-cell office:value-type="string" calcext:value-type="string">
            <text:p>searchengineland.com_ready-black-friday-2016-3-critical-e-commerce-seo-configurations-avoid-common-issues-262040</text:p>
          </table:table-cell>
          <table:table-cell office:value-type="float" office:value="10.163364" calcext:value-type="float">
            <text:p>10.163364</text:p>
          </table:table-cell>
          <table:table-cell office:value-type="float" office:value="3.2334320000009" calcext:value-type="float">
            <text:p>3.233432</text:p>
          </table:table-cell>
          <table:table-cell office:value-type="float" office:value="8.69689599999765" calcext:value-type="float">
            <text:p>8.696896</text:p>
          </table:table-cell>
          <table:table-cell office:value-type="float" office:value="0.5253100000009" calcext:value-type="float">
            <text:p>0.52531</text:p>
          </table:table-cell>
          <table:table-cell office:value-type="float" office:value="0" calcext:value-type="float">
            <text:p>0</text:p>
          </table:table-cell>
          <table:table-cell office:value-type="float" office:value="1.98403099999996" calcext:value-type="float">
            <text:p>1.984031</text:p>
          </table:table-cell>
          <table:table-cell office:value-type="float" office:value="10.163364" calcext:value-type="float">
            <text:p>10.163364</text:p>
          </table:table-cell>
          <table:table-cell office:value-type="float" office:value="1.24940100000095" calcext:value-type="float">
            <text:p>1.249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32280" calcext:value-type="float">
            <text:p>2232280</text:p>
          </table:table-cell>
          <table:table-cell office:value-type="float" office:value="724557" calcext:value-type="float">
            <text:p>724557</text:p>
          </table:table-cell>
        </table:table-row>
        <table:table-row table:style-name="ro1">
          <table:table-cell/>
          <table:table-cell office:value-type="string" calcext:value-type="string">
            <text:p>searchengineland.com_report-google-planning-bring-assistant-iphone-275115</text:p>
          </table:table-cell>
          <table:table-cell office:value-type="float" office:value="9.49874799999816" calcext:value-type="float">
            <text:p>9.498748</text:p>
          </table:table-cell>
          <table:table-cell office:value-type="float" office:value="2.90531599999667" calcext:value-type="float">
            <text:p>2.905316</text:p>
          </table:table-cell>
          <table:table-cell office:value-type="float" office:value="8.10095000000001" calcext:value-type="float">
            <text:p>8.10095</text:p>
          </table:table-cell>
          <table:table-cell office:value-type="float" office:value="0.438013999999384" calcext:value-type="float">
            <text:p>0.438014</text:p>
          </table:table-cell>
          <table:table-cell office:value-type="float" office:value="0" calcext:value-type="float">
            <text:p>0</text:p>
          </table:table-cell>
          <table:table-cell office:value-type="float" office:value="1.78315700000167" calcext:value-type="float">
            <text:p>1.783157</text:p>
          </table:table-cell>
          <table:table-cell office:value-type="float" office:value="9.49874799999816" calcext:value-type="float">
            <text:p>9.498748</text:p>
          </table:table-cell>
          <table:table-cell office:value-type="float" office:value="1.122158999995" calcext:value-type="float">
            <text:p>1.122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50035" calcext:value-type="float">
            <text:p>5250035</text:p>
          </table:table-cell>
          <table:table-cell office:value-type="float" office:value="602849" calcext:value-type="float">
            <text:p>602849</text:p>
          </table:table-cell>
        </table:table-row>
        <table:table-row table:style-name="ro1">
          <table:table-cell/>
          <table:table-cell office:value-type="string" calcext:value-type="string">
            <text:p>searchengineland.com_reviews-ugc-much-influential-consumers-ads-study-277507</text:p>
          </table:table-cell>
          <table:table-cell office:value-type="float" office:value="11.8374729999996" calcext:value-type="float">
            <text:p>11.837473</text:p>
          </table:table-cell>
          <table:table-cell office:value-type="float" office:value="2.46668200000204" calcext:value-type="float">
            <text:p>2.466682</text:p>
          </table:table-cell>
          <table:table-cell office:value-type="float" office:value="9.68651300000056" calcext:value-type="float">
            <text:p>9.686513</text:p>
          </table:table-cell>
          <table:table-cell office:value-type="float" office:value="0.623938000000635" calcext:value-type="float">
            <text:p>0.623938</text:p>
          </table:table-cell>
          <table:table-cell office:value-type="float" office:value="0" calcext:value-type="float">
            <text:p>0</text:p>
          </table:table-cell>
          <table:table-cell office:value-type="float" office:value="1.27430700000332" calcext:value-type="float">
            <text:p>1.274307</text:p>
          </table:table-cell>
          <table:table-cell office:value-type="float" office:value="11.8374729999996" calcext:value-type="float">
            <text:p>11.837473</text:p>
          </table:table-cell>
          <table:table-cell office:value-type="float" office:value="1.19237499999872" calcext:value-type="float">
            <text:p>1.192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50598" calcext:value-type="float">
            <text:p>6150598</text:p>
          </table:table-cell>
          <table:table-cell office:value-type="float" office:value="563946" calcext:value-type="float">
            <text:p>563946</text:p>
          </table:table-cell>
        </table:table-row>
        <table:table-row table:style-name="ro1">
          <table:table-cell/>
          <table:table-cell office:value-type="string" calcext:value-type="string">
            <text:p>searchengineland.com_rip-dmoz-open-directory-project-closing-270291</text:p>
          </table:table-cell>
          <table:table-cell office:value-type="float" office:value="8.20527500000026" calcext:value-type="float">
            <text:p>8.205275</text:p>
          </table:table-cell>
          <table:table-cell office:value-type="float" office:value="7.0846789999996" calcext:value-type="float">
            <text:p>7.084679</text:p>
          </table:table-cell>
          <table:table-cell office:value-type="float" office:value="7.41433899999993" calcext:value-type="float">
            <text:p>7.414339</text:p>
          </table:table-cell>
          <table:table-cell office:value-type="float" office:value="0.611323000000084" calcext:value-type="float">
            <text:p>0.611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0527500000026" calcext:value-type="float">
            <text:p>8.205275</text:p>
          </table:table-cell>
          <table:table-cell office:value-type="float" office:value="7.0846789999996" calcext:value-type="float">
            <text:p>7.08467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891357" calcext:value-type="float">
            <text:p>4891357</text:p>
          </table:table-cell>
          <table:table-cell office:value-type="float" office:value="1181498" calcext:value-type="float">
            <text:p>1181498</text:p>
          </table:table-cell>
        </table:table-row>
        <table:table-row table:style-name="ro1">
          <table:table-cell/>
          <table:table-cell office:value-type="string" calcext:value-type="string">
            <text:p>searchengineland.com_search-engine-land-seo-survey-220851</text:p>
          </table:table-cell>
          <table:table-cell office:value-type="float" office:value="13.1247629999998" calcext:value-type="float">
            <text:p>13.124763</text:p>
          </table:table-cell>
          <table:table-cell office:value-type="float" office:value="2.94184300000052" calcext:value-type="float">
            <text:p>2.941843</text:p>
          </table:table-cell>
          <table:table-cell office:value-type="float" office:value="10.9774880000004" calcext:value-type="float">
            <text:p>10.977488</text:p>
          </table:table-cell>
          <table:table-cell office:value-type="float" office:value="0.615380999999616" calcext:value-type="float">
            <text:p>0.615381</text:p>
          </table:table-cell>
          <table:table-cell office:value-type="float" office:value="0" calcext:value-type="float">
            <text:p>0</text:p>
          </table:table-cell>
          <table:table-cell office:value-type="float" office:value="1.9059690000031" calcext:value-type="float">
            <text:p>1.905969</text:p>
          </table:table-cell>
          <table:table-cell office:value-type="float" office:value="13.1247629999998" calcext:value-type="float">
            <text:p>13.124763</text:p>
          </table:table-cell>
          <table:table-cell office:value-type="float" office:value="1.03587399999742" calcext:value-type="float">
            <text:p>1.0358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84724" calcext:value-type="float">
            <text:p>5984724</text:p>
          </table:table-cell>
          <table:table-cell office:value-type="float" office:value="701570" calcext:value-type="float">
            <text:p>701570</text:p>
          </table:table-cell>
        </table:table-row>
        <table:table-row table:style-name="ro1">
          <table:table-cell/>
          <table:table-cell office:value-type="string" calcext:value-type="string">
            <text:p>searchengineland.com_search-engine-lands-engaging-stories-2016-whole-lotta-google-266825</text:p>
          </table:table-cell>
          <table:table-cell office:value-type="float" office:value="11.0535899999995" calcext:value-type="float">
            <text:p>11.05359</text:p>
          </table:table-cell>
          <table:table-cell office:value-type="float" office:value="3.23068899999998" calcext:value-type="float">
            <text:p>3.230689</text:p>
          </table:table-cell>
          <table:table-cell office:value-type="float" office:value="8.92512400000123" calcext:value-type="float">
            <text:p>8.925124</text:p>
          </table:table-cell>
          <table:table-cell office:value-type="float" office:value="0.722552999999607" calcext:value-type="float">
            <text:p>0.722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535899999995" calcext:value-type="float">
            <text:p>11.05359</text:p>
          </table:table-cell>
          <table:table-cell office:value-type="float" office:value="3.23068899999998" calcext:value-type="float">
            <text:p>3.23068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157290" calcext:value-type="float">
            <text:p>5157290</text:p>
          </table:table-cell>
          <table:table-cell office:value-type="float" office:value="582898" calcext:value-type="float">
            <text:p>582898</text:p>
          </table:table-cell>
        </table:table-row>
        <table:table-row table:style-name="ro1">
          <table:table-cell/>
          <table:table-cell office:value-type="string" calcext:value-type="string">
            <text:p>searchengineland.com_search-pics-google-bathtub-table-bing-lunchbox-youtube-stairs-277753</text:p>
          </table:table-cell>
          <table:table-cell office:value-type="float" office:value="13.4737190000014" calcext:value-type="float">
            <text:p>13.473719</text:p>
          </table:table-cell>
          <table:table-cell office:value-type="float" office:value="3.05822099999932" calcext:value-type="float">
            <text:p>3.058221</text:p>
          </table:table-cell>
          <table:table-cell office:value-type="float" office:value="9.87459700000181" calcext:value-type="float">
            <text:p>9.874597</text:p>
          </table:table-cell>
          <table:table-cell office:value-type="float" office:value="0.563702999999805" calcext:value-type="float">
            <text:p>0.563703</text:p>
          </table:table-cell>
          <table:table-cell office:value-type="float" office:value="0" calcext:value-type="float">
            <text:p>0</text:p>
          </table:table-cell>
          <table:table-cell office:value-type="float" office:value="1.95960799999738" calcext:value-type="float">
            <text:p>1.959608</text:p>
          </table:table-cell>
          <table:table-cell office:value-type="float" office:value="13.4737190000014" calcext:value-type="float">
            <text:p>13.473719</text:p>
          </table:table-cell>
          <table:table-cell office:value-type="float" office:value="1.09861300000194" calcext:value-type="float">
            <text:p>1.0986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0324" calcext:value-type="float">
            <text:p>1800324</text:p>
          </table:table-cell>
          <table:table-cell office:value-type="float" office:value="884440" calcext:value-type="float">
            <text:p>884440</text:p>
          </table:table-cell>
        </table:table-row>
        <table:table-row table:style-name="ro1">
          <table:table-cell/>
          <table:table-cell office:value-type="string" calcext:value-type="string">
            <text:p>searchengineland.com_searchcap-bing-ads-editor-update-bing-ads-voice-metrics-danny-sullivan-changes-277872</text:p>
          </table:table-cell>
          <table:table-cell office:value-type="float" office:value="13.8242639999989" calcext:value-type="float">
            <text:p>13.824264</text:p>
          </table:table-cell>
          <table:table-cell office:value-type="float" office:value="1.85599600000205" calcext:value-type="float">
            <text:p>1.855996</text:p>
          </table:table-cell>
          <table:table-cell office:value-type="float" office:value="13.0261679999967" calcext:value-type="float">
            <text:p>13.026168</text:p>
          </table:table-cell>
          <table:table-cell office:value-type="float" office:value="0.407617000000755" calcext:value-type="float">
            <text:p>0.407617</text:p>
          </table:table-cell>
          <table:table-cell office:value-type="float" office:value="0.349175999999716" calcext:value-type="float">
            <text:p>0.349176</text:p>
          </table:table-cell>
          <table:table-cell office:value-type="float" office:value="0.678853000001261" calcext:value-type="float">
            <text:p>0.678853</text:p>
          </table:table-cell>
          <table:table-cell office:value-type="float" office:value="13.4750879999992" calcext:value-type="float">
            <text:p>13.475088</text:p>
          </table:table-cell>
          <table:table-cell office:value-type="float" office:value="1.17714300000079" calcext:value-type="float">
            <text:p>1.177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60042" calcext:value-type="float">
            <text:p>4860042</text:p>
          </table:table-cell>
          <table:table-cell office:value-type="float" office:value="521960" calcext:value-type="float">
            <text:p>521960</text:p>
          </table:table-cell>
        </table:table-row>
        <table:table-row table:style-name="ro1">
          <table:table-cell/>
          <table:table-cell office:value-type="string" calcext:value-type="string">
            <text:p>searchengineland.com_searchcap-google-featured-snippets-yext-app-directory-seo-277048</text:p>
          </table:table-cell>
          <table:table-cell office:value-type="float" office:value="14.5364629999967" calcext:value-type="float">
            <text:p>14.536463</text:p>
          </table:table-cell>
          <table:table-cell office:value-type="float" office:value="1.96851200000128" calcext:value-type="float">
            <text:p>1.968512</text:p>
          </table:table-cell>
          <table:table-cell office:value-type="float" office:value="10.9477989999978" calcext:value-type="float">
            <text:p>10.947799</text:p>
          </table:table-cell>
          <table:table-cell office:value-type="float" office:value="0.64767700000084" calcext:value-type="float">
            <text:p>0.647677</text:p>
          </table:table-cell>
          <table:table-cell office:value-type="float" office:value="0" calcext:value-type="float">
            <text:p>0</text:p>
          </table:table-cell>
          <table:table-cell office:value-type="float" office:value="0.559852000000319" calcext:value-type="float">
            <text:p>0.559852</text:p>
          </table:table-cell>
          <table:table-cell office:value-type="float" office:value="14.5364629999967" calcext:value-type="float">
            <text:p>14.536463</text:p>
          </table:table-cell>
          <table:table-cell office:value-type="float" office:value="1.40866000000096" calcext:value-type="float">
            <text:p>1.408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11288" calcext:value-type="float">
            <text:p>4911288</text:p>
          </table:table-cell>
          <table:table-cell office:value-type="float" office:value="43920" calcext:value-type="float">
            <text:p>43920</text:p>
          </table:table-cell>
        </table:table-row>
        <table:table-row table:style-name="ro1">
          <table:table-cell/>
          <table:table-cell office:value-type="string" calcext:value-type="string">
            <text:p>searchengineland.com_searchcap-google-io-news-google-buy-button-program-todays-google-doodle-275270</text:p>
          </table:table-cell>
          <table:table-cell office:value-type="float" office:value="13.656551" calcext:value-type="float">
            <text:p>13.656551</text:p>
          </table:table-cell>
          <table:table-cell office:value-type="float" office:value="2.00043200000073" calcext:value-type="float">
            <text:p>2.000432</text:p>
          </table:table-cell>
          <table:table-cell office:value-type="float" office:value="9.66649400000097" calcext:value-type="float">
            <text:p>9.666494</text:p>
          </table:table-cell>
          <table:table-cell office:value-type="float" office:value="0.607335000000603" calcext:value-type="float">
            <text:p>0.607335</text:p>
          </table:table-cell>
          <table:table-cell office:value-type="float" office:value="0" calcext:value-type="float">
            <text:p>0</text:p>
          </table:table-cell>
          <table:table-cell office:value-type="float" office:value="0.913343000003811" calcext:value-type="float">
            <text:p>0.913343</text:p>
          </table:table-cell>
          <table:table-cell office:value-type="float" office:value="13.656551" calcext:value-type="float">
            <text:p>13.656551</text:p>
          </table:table-cell>
          <table:table-cell office:value-type="float" office:value="1.08708899999692" calcext:value-type="float">
            <text:p>1.087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1409" calcext:value-type="float">
            <text:p>2861409</text:p>
          </table:table-cell>
          <table:table-cell office:value-type="float" office:value="525716" calcext:value-type="float">
            <text:p>525716</text:p>
          </table:table-cell>
        </table:table-row>
        <table:table-row table:style-name="ro1">
          <table:table-cell/>
          <table:table-cell office:value-type="string" calcext:value-type="string">
            <text:p>searchengineland.com_searchcap-google-job-schema-google-mobile-first-seo-movie-277502</text:p>
          </table:table-cell>
          <table:table-cell office:value-type="float" office:value="14.3296430000009" calcext:value-type="float">
            <text:p>14.329643</text:p>
          </table:table-cell>
          <table:table-cell office:value-type="float" office:value="2.16861400000016" calcext:value-type="float">
            <text:p>2.168614</text:p>
          </table:table-cell>
          <table:table-cell office:value-type="float" office:value="10.538235" calcext:value-type="float">
            <text:p>10.538235</text:p>
          </table:table-cell>
          <table:table-cell office:value-type="float" office:value="0.626758999998856" calcext:value-type="float">
            <text:p>0.626759</text:p>
          </table:table-cell>
          <table:table-cell office:value-type="float" office:value="0" calcext:value-type="float">
            <text:p>0</text:p>
          </table:table-cell>
          <table:table-cell office:value-type="float" office:value="1.26228600000104" calcext:value-type="float">
            <text:p>1.262286</text:p>
          </table:table-cell>
          <table:table-cell office:value-type="float" office:value="14.3296430000009" calcext:value-type="float">
            <text:p>14.329643</text:p>
          </table:table-cell>
          <table:table-cell office:value-type="float" office:value="0.906327999999123" calcext:value-type="float">
            <text:p>0.906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18946" calcext:value-type="float">
            <text:p>6018946</text:p>
          </table:table-cell>
          <table:table-cell office:value-type="float" office:value="200782" calcext:value-type="float">
            <text:p>200782</text:p>
          </table:table-cell>
        </table:table-row>
        <table:table-row table:style-name="ro1">
          <table:table-cell/>
          <table:table-cell office:value-type="string" calcext:value-type="string">
            <text:p>searchengineland.com_searchcap-google-mobile-index-bing-ads-market-targeting-pinterest-search-277107</text:p>
          </table:table-cell>
          <table:table-cell office:value-type="float" office:value="13.5284240000001" calcext:value-type="float">
            <text:p>13.528424</text:p>
          </table:table-cell>
          <table:table-cell office:value-type="float" office:value="2.6615610000008" calcext:value-type="float">
            <text:p>2.661561</text:p>
          </table:table-cell>
          <table:table-cell office:value-type="float" office:value="9.51026699999784" calcext:value-type="float">
            <text:p>9.510267</text:p>
          </table:table-cell>
          <table:table-cell office:value-type="float" office:value="0.552053999999771" calcext:value-type="float">
            <text:p>0.552054</text:p>
          </table:table-cell>
          <table:table-cell office:value-type="float" office:value="0" calcext:value-type="float">
            <text:p>0</text:p>
          </table:table-cell>
          <table:table-cell office:value-type="float" office:value="0.807205000000974" calcext:value-type="float">
            <text:p>0.807205</text:p>
          </table:table-cell>
          <table:table-cell office:value-type="float" office:value="13.5284240000001" calcext:value-type="float">
            <text:p>13.528424</text:p>
          </table:table-cell>
          <table:table-cell office:value-type="float" office:value="1.85435599999983" calcext:value-type="float">
            <text:p>1.854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81152" calcext:value-type="float">
            <text:p>6081152</text:p>
          </table:table-cell>
          <table:table-cell office:value-type="float" office:value="522740" calcext:value-type="float">
            <text:p>522740</text:p>
          </table:table-cell>
        </table:table-row>
        <table:table-row table:style-name="ro1">
          <table:table-cell/>
          <table:table-cell office:value-type="string" calcext:value-type="string">
            <text:p>searchengineland.com_searchcap-google-redesign-local-panels-adwords-roadmap-artificial-intelligence-276552</text:p>
          </table:table-cell>
          <table:table-cell office:value-type="float" office:value="13.6223009999994" calcext:value-type="float">
            <text:p>13.622301</text:p>
          </table:table-cell>
          <table:table-cell office:value-type="float" office:value="2.46210900000005" calcext:value-type="float">
            <text:p>2.462109</text:p>
          </table:table-cell>
          <table:table-cell office:value-type="float" office:value="10.6479319999999" calcext:value-type="float">
            <text:p>10.647932</text:p>
          </table:table-cell>
          <table:table-cell office:value-type="float" office:value="0.888812999999573" calcext:value-type="float">
            <text:p>0.888813</text:p>
          </table:table-cell>
          <table:table-cell office:value-type="float" office:value="0.5063730000002" calcext:value-type="float">
            <text:p>0.506373</text:p>
          </table:table-cell>
          <table:table-cell office:value-type="float" office:value="1.19131900000138" calcext:value-type="float">
            <text:p>1.191319</text:p>
          </table:table-cell>
          <table:table-cell office:value-type="float" office:value="13.1159279999992" calcext:value-type="float">
            <text:p>13.115928</text:p>
          </table:table-cell>
          <table:table-cell office:value-type="float" office:value="1.27078999999867" calcext:value-type="float">
            <text:p>1.270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98350" calcext:value-type="float">
            <text:p>4898350</text:p>
          </table:table-cell>
          <table:table-cell office:value-type="float" office:value="522933" calcext:value-type="float">
            <text:p>522933</text:p>
          </table:table-cell>
        </table:table-row>
        <table:table-row table:style-name="ro1">
          <table:table-cell/>
          <table:table-cell office:value-type="string" calcext:value-type="string">
            <text:p>searchengineland.com_searchcap-offline-conversion-imports-adwords-google-business-updates-275341</text:p>
          </table:table-cell>
          <table:table-cell office:value-type="float" office:value="14.098539999999" calcext:value-type="float">
            <text:p>14.09854</text:p>
          </table:table-cell>
          <table:table-cell office:value-type="float" office:value="1.87698699999964" calcext:value-type="float">
            <text:p>1.876987</text:p>
          </table:table-cell>
          <table:table-cell office:value-type="float" office:value="10.4479499999998" calcext:value-type="float">
            <text:p>10.44795</text:p>
          </table:table-cell>
          <table:table-cell office:value-type="float" office:value="0.456764999998995" calcext:value-type="float">
            <text:p>0.456765</text:p>
          </table:table-cell>
          <table:table-cell office:value-type="float" office:value="0" calcext:value-type="float">
            <text:p>0</text:p>
          </table:table-cell>
          <table:table-cell office:value-type="float" office:value="0.685965999997277" calcext:value-type="float">
            <text:p>0.685966</text:p>
          </table:table-cell>
          <table:table-cell office:value-type="float" office:value="14.098539999999" calcext:value-type="float">
            <text:p>14.09854</text:p>
          </table:table-cell>
          <table:table-cell office:value-type="float" office:value="1.19102100000237" calcext:value-type="float">
            <text:p>1.191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0633" calcext:value-type="float">
            <text:p>1390633</text:p>
          </table:table-cell>
          <table:table-cell office:value-type="float" office:value="49405" calcext:value-type="float">
            <text:p>49405</text:p>
          </table:table-cell>
        </table:table-row>
        <table:table-row table:style-name="ro1">
          <table:table-cell/>
          <table:table-cell office:value-type="string" calcext:value-type="string">
            <text:p>searchengineland.com_searchcap-pinterst-lens-seo-budgets-reviews-user-behavior-277596</text:p>
          </table:table-cell>
          <table:table-cell office:value-type="float" office:value="13.6035520000005" calcext:value-type="float">
            <text:p>13.603552</text:p>
          </table:table-cell>
          <table:table-cell office:value-type="float" office:value="1.97475799999847" calcext:value-type="float">
            <text:p>1.974758</text:p>
          </table:table-cell>
          <table:table-cell office:value-type="float" office:value="11.731917000001" calcext:value-type="float">
            <text:p>11.731917</text:p>
          </table:table-cell>
          <table:table-cell office:value-type="float" office:value="0.528228999999556" calcext:value-type="float">
            <text:p>0.528229</text:p>
          </table:table-cell>
          <table:table-cell office:value-type="float" office:value="0" calcext:value-type="float">
            <text:p>0</text:p>
          </table:table-cell>
          <table:table-cell office:value-type="float" office:value="0.818677999999637" calcext:value-type="float">
            <text:p>0.818678</text:p>
          </table:table-cell>
          <table:table-cell office:value-type="float" office:value="13.6035520000005" calcext:value-type="float">
            <text:p>13.603552</text:p>
          </table:table-cell>
          <table:table-cell office:value-type="float" office:value="1.15607999999884" calcext:value-type="float">
            <text:p>1.15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5807" calcext:value-type="float">
            <text:p>5515807</text:p>
          </table:table-cell>
          <table:table-cell office:value-type="float" office:value="270796" calcext:value-type="float">
            <text:p>270796</text:p>
          </table:table-cell>
        </table:table-row>
        <table:table-row table:style-name="ro1">
          <table:table-cell/>
          <table:table-cell office:value-type="string" calcext:value-type="string">
            <text:p>searchengineland.com_searchcap-siri-disappointment-link-referrers-liveramp-identitylink-276633</text:p>
          </table:table-cell>
          <table:table-cell office:value-type="float" office:value="8.56848499999978" calcext:value-type="float">
            <text:p>8.568485</text:p>
          </table:table-cell>
          <table:table-cell office:value-type="float" office:value="2.20911400000114" calcext:value-type="float">
            <text:p>2.209114</text:p>
          </table:table-cell>
          <table:table-cell office:value-type="float" office:value="7.14069000000018" calcext:value-type="float">
            <text:p>7.14069</text:p>
          </table:table-cell>
          <table:table-cell office:value-type="float" office:value="0.585965000002034" calcext:value-type="float">
            <text:p>0.585965</text:p>
          </table:table-cell>
          <table:table-cell office:value-type="float" office:value="1.22817199999917" calcext:value-type="float">
            <text:p>1.228172</text:p>
          </table:table-cell>
          <table:table-cell office:value-type="float" office:value="0.88782900000297" calcext:value-type="float">
            <text:p>0.887829</text:p>
          </table:table-cell>
          <table:table-cell office:value-type="float" office:value="6.4929310000007" calcext:value-type="float">
            <text:p>6.492931</text:p>
          </table:table-cell>
          <table:table-cell office:value-type="float" office:value="1.32128499999817" calcext:value-type="float">
            <text:p>1.321285</text:p>
          </table:table-cell>
          <table:table-cell office:value-type="float" office:value="0.847381999999915" calcext:value-type="float">
            <text:p>0.8473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47381999999915" calcext:value-type="float">
            <text:p>0.8473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40019" calcext:value-type="float">
            <text:p>5140019</text:p>
          </table:table-cell>
          <table:table-cell office:value-type="float" office:value="513277" calcext:value-type="float">
            <text:p>513277</text:p>
          </table:table-cell>
        </table:table-row>
        <table:table-row table:style-name="ro1">
          <table:table-cell/>
          <table:table-cell office:value-type="string" calcext:value-type="string">
            <text:p>searchengineland.com_searchcap-wordpress-amp-google-fake-reviews-issue-277178</text:p>
          </table:table-cell>
          <table:table-cell office:value-type="float" office:value="8.76660199999969" calcext:value-type="float">
            <text:p>8.766602</text:p>
          </table:table-cell>
          <table:table-cell office:value-type="float" office:value="2.20412100000067" calcext:value-type="float">
            <text:p>2.204121</text:p>
          </table:table-cell>
          <table:table-cell office:value-type="float" office:value="7.95656900000176" calcext:value-type="float">
            <text:p>7.956569</text:p>
          </table:table-cell>
          <table:table-cell office:value-type="float" office:value="0.563659000000371" calcext:value-type="float">
            <text:p>0.563659</text:p>
          </table:table-cell>
          <table:table-cell office:value-type="float" office:value="0" calcext:value-type="float">
            <text:p>0</text:p>
          </table:table-cell>
          <table:table-cell office:value-type="float" office:value="1.05346499999996" calcext:value-type="float">
            <text:p>1.053465</text:p>
          </table:table-cell>
          <table:table-cell office:value-type="float" office:value="8.76660199999969" calcext:value-type="float">
            <text:p>8.766602</text:p>
          </table:table-cell>
          <table:table-cell office:value-type="float" office:value="1.15065600000071" calcext:value-type="float">
            <text:p>1.150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9473" calcext:value-type="float">
            <text:p>5129473</text:p>
          </table:table-cell>
          <table:table-cell office:value-type="float" office:value="332191" calcext:value-type="float">
            <text:p>332191</text:p>
          </table:table-cell>
        </table:table-row>
        <table:table-row table:style-name="ro1">
          <table:table-cell/>
          <table:table-cell office:value-type="string" calcext:value-type="string">
            <text:p>searchengineland.com_secret-writing-awesome-local-content-255234</text:p>
          </table:table-cell>
          <table:table-cell office:value-type="float" office:value="14.0923860000003" calcext:value-type="float">
            <text:p>14.092386</text:p>
          </table:table-cell>
          <table:table-cell office:value-type="float" office:value="3.072936999999" calcext:value-type="float">
            <text:p>3.072937</text:p>
          </table:table-cell>
          <table:table-cell office:value-type="float" office:value="10.5515720000003" calcext:value-type="float">
            <text:p>10.551572</text:p>
          </table:table-cell>
          <table:table-cell office:value-type="float" office:value="0.551708999999391" calcext:value-type="float">
            <text:p>0.551709</text:p>
          </table:table-cell>
          <table:table-cell office:value-type="float" office:value="0.526752999998292" calcext:value-type="float">
            <text:p>0.526753</text:p>
          </table:table-cell>
          <table:table-cell office:value-type="float" office:value="2.07812600000034" calcext:value-type="float">
            <text:p>2.078126</text:p>
          </table:table-cell>
          <table:table-cell office:value-type="float" office:value="12.6133030000019" calcext:value-type="float">
            <text:p>12.613303</text:p>
          </table:table-cell>
          <table:table-cell office:value-type="float" office:value="0.994810999998662" calcext:value-type="float">
            <text:p>0.994811</text:p>
          </table:table-cell>
          <table:table-cell office:value-type="float" office:value="0.952330000000078" calcext:value-type="float">
            <text:p>0.952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52330000000078" calcext:value-type="float">
            <text:p>0.952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33249" calcext:value-type="float">
            <text:p>4633249</text:p>
          </table:table-cell>
          <table:table-cell office:value-type="float" office:value="787571" calcext:value-type="float">
            <text:p>787571</text:p>
          </table:table-cell>
        </table:table-row>
        <table:table-row table:style-name="ro1">
          <table:table-cell/>
          <table:table-cell office:value-type="string" calcext:value-type="string">
            <text:p>searchengineland.com_see-attends-martech-273260</text:p>
          </table:table-cell>
          <table:table-cell office:value-type="float" office:value="8.11210600000004" calcext:value-type="float">
            <text:p>8.112106</text:p>
          </table:table-cell>
          <table:table-cell office:value-type="float" office:value="2.65857200000028" calcext:value-type="float">
            <text:p>2.658572</text:p>
          </table:table-cell>
          <table:table-cell office:value-type="float" office:value="6.54108999999971" calcext:value-type="float">
            <text:p>6.54109</text:p>
          </table:table-cell>
          <table:table-cell office:value-type="float" office:value="0.557389999998122" calcext:value-type="float">
            <text:p>0.55739</text:p>
          </table:table-cell>
          <table:table-cell office:value-type="float" office:value="0.636551999999484" calcext:value-type="float">
            <text:p>0.636552</text:p>
          </table:table-cell>
          <table:table-cell office:value-type="float" office:value="0" calcext:value-type="float">
            <text:p>0</text:p>
          </table:table-cell>
          <table:table-cell office:value-type="float" office:value="5.01787899999999" calcext:value-type="float">
            <text:p>5.017879</text:p>
          </table:table-cell>
          <table:table-cell office:value-type="float" office:value="2.65857200000028" calcext:value-type="float">
            <text:p>2.658572</text:p>
          </table:table-cell>
          <table:table-cell office:value-type="float" office:value="2.45767500000057" calcext:value-type="float">
            <text:p>2.4576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5767500000057" calcext:value-type="float">
            <text:p>2.4576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44439" calcext:value-type="float">
            <text:p>5244439</text:p>
          </table:table-cell>
          <table:table-cell office:value-type="float" office:value="622265" calcext:value-type="float">
            <text:p>622265</text:p>
          </table:table-cell>
        </table:table-row>
        <table:table-row table:style-name="ro1">
          <table:table-cell/>
          <table:table-cell office:value-type="string" calcext:value-type="string">
            <text:p>searchengineland.com_seo-2017-mobile-optimisation-competitive-advantage-265760</text:p>
          </table:table-cell>
          <table:table-cell office:value-type="float" office:value="8.69223499999862" calcext:value-type="float">
            <text:p>8.692235</text:p>
          </table:table-cell>
          <table:table-cell office:value-type="float" office:value="2.23015599999781" calcext:value-type="float">
            <text:p>2.230156</text:p>
          </table:table-cell>
          <table:table-cell office:value-type="float" office:value="5.90141700000095" calcext:value-type="float">
            <text:p>5.901417</text:p>
          </table:table-cell>
          <table:table-cell office:value-type="float" office:value="0.468345999997837" calcext:value-type="float">
            <text:p>0.468346</text:p>
          </table:table-cell>
          <table:table-cell office:value-type="float" office:value="0.66569299999901" calcext:value-type="float">
            <text:p>0.665693</text:p>
          </table:table-cell>
          <table:table-cell office:value-type="float" office:value="1.03917100000035" calcext:value-type="float">
            <text:p>1.039171</text:p>
          </table:table-cell>
          <table:table-cell office:value-type="float" office:value="7.45430800000031" calcext:value-type="float">
            <text:p>7.454308</text:p>
          </table:table-cell>
          <table:table-cell office:value-type="float" office:value="1.19098499999745" calcext:value-type="float">
            <text:p>1.190985</text:p>
          </table:table-cell>
          <table:table-cell office:value-type="float" office:value="0.5722339999993" calcext:value-type="float">
            <text:p>0.572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722339999993" calcext:value-type="float">
            <text:p>0.5722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70605" calcext:value-type="float">
            <text:p>2870605</text:p>
          </table:table-cell>
          <table:table-cell office:value-type="float" office:value="556257" calcext:value-type="float">
            <text:p>556257</text:p>
          </table:table-cell>
        </table:table-row>
        <table:table-row table:style-name="ro1">
          <table:table-cell/>
          <table:table-cell office:value-type="string" calcext:value-type="string">
            <text:p>searchengineland.com_seo-advent-calendar-24-tips-seo-success-237121</text:p>
          </table:table-cell>
          <table:table-cell office:value-type="float" office:value="14.3702060000001" calcext:value-type="float">
            <text:p>14.370206</text:p>
          </table:table-cell>
          <table:table-cell office:value-type="float" office:value="7.84408700000131" calcext:value-type="float">
            <text:p>7.844087</text:p>
          </table:table-cell>
          <table:table-cell office:value-type="float" office:value="11.0350149999999" calcext:value-type="float">
            <text:p>11.035015</text:p>
          </table:table-cell>
          <table:table-cell office:value-type="float" office:value="0.497564000001148" calcext:value-type="float">
            <text:p>0.497564</text:p>
          </table:table-cell>
          <table:table-cell office:value-type="float" office:value="2.78043299999993" calcext:value-type="float">
            <text:p>2.780433</text:p>
          </table:table-cell>
          <table:table-cell office:value-type="float" office:value="0" calcext:value-type="float">
            <text:p>0</text:p>
          </table:table-cell>
          <table:table-cell office:value-type="float" office:value="10.9499760000003" calcext:value-type="float">
            <text:p>10.949976</text:p>
          </table:table-cell>
          <table:table-cell office:value-type="float" office:value="7.84408700000131" calcext:value-type="float">
            <text:p>7.844087</text:p>
          </table:table-cell>
          <table:table-cell office:value-type="float" office:value="0.63979699999982" calcext:value-type="float">
            <text:p>0.639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3979699999982" calcext:value-type="float">
            <text:p>0.6397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23483" calcext:value-type="float">
            <text:p>2423483</text:p>
          </table:table-cell>
          <table:table-cell office:value-type="float" office:value="1210984" calcext:value-type="float">
            <text:p>1210984</text:p>
          </table:table-cell>
        </table:table-row>
        <table:table-row table:style-name="ro1">
          <table:table-cell/>
          <table:table-cell office:value-type="string" calcext:value-type="string">
            <text:p>searchengineland.com_seo-can-create-budget-efficiencies-paid-search-campaigns-277100</text:p>
          </table:table-cell>
          <table:table-cell office:value-type="float" office:value="13.2362640000028" calcext:value-type="float">
            <text:p>13.236264</text:p>
          </table:table-cell>
          <table:table-cell office:value-type="float" office:value="1.2349899999972" calcext:value-type="float">
            <text:p>1.23499</text:p>
          </table:table-cell>
          <table:table-cell office:value-type="float" office:value="9.62529700000232" calcext:value-type="float">
            <text:p>9.625297</text:p>
          </table:table-cell>
          <table:table-cell office:value-type="float" office:value="0.44694299999901" calcext:value-type="float">
            <text:p>0.446943</text:p>
          </table:table-cell>
          <table:table-cell office:value-type="float" office:value="0" calcext:value-type="float">
            <text:p>0</text:p>
          </table:table-cell>
          <table:table-cell office:value-type="float" office:value="0.882957999998325" calcext:value-type="float">
            <text:p>0.882958</text:p>
          </table:table-cell>
          <table:table-cell office:value-type="float" office:value="13.2362640000028" calcext:value-type="float">
            <text:p>13.236264</text:p>
          </table:table-cell>
          <table:table-cell office:value-type="float" office:value="0.352031999998872" calcext:value-type="float">
            <text:p>0.352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70792" calcext:value-type="float">
            <text:p>4670792</text:p>
          </table:table-cell>
          <table:table-cell office:value-type="float" office:value="505411" calcext:value-type="float">
            <text:p>505411</text:p>
          </table:table-cell>
        </table:table-row>
        <table:table-row table:style-name="ro1">
          <table:table-cell/>
          <table:table-cell office:value-type="string" calcext:value-type="string">
            <text:p>searchengineland.com_seo-missing-piece-brand-protection-276652</text:p>
          </table:table-cell>
          <table:table-cell office:value-type="float" office:value="13.2789420000008" calcext:value-type="float">
            <text:p>13.278942</text:p>
          </table:table-cell>
          <table:table-cell office:value-type="float" office:value="2.53283100000044" calcext:value-type="float">
            <text:p>2.532831</text:p>
          </table:table-cell>
          <table:table-cell office:value-type="float" office:value="10.6837430000014" calcext:value-type="float">
            <text:p>10.683743</text:p>
          </table:table-cell>
          <table:table-cell office:value-type="float" office:value="0.589434999998048" calcext:value-type="float">
            <text:p>0.589435</text:p>
          </table:table-cell>
          <table:table-cell office:value-type="float" office:value="0" calcext:value-type="float">
            <text:p>0</text:p>
          </table:table-cell>
          <table:table-cell office:value-type="float" office:value="1.31832299999951" calcext:value-type="float">
            <text:p>1.318323</text:p>
          </table:table-cell>
          <table:table-cell office:value-type="float" office:value="13.2789420000008" calcext:value-type="float">
            <text:p>13.278942</text:p>
          </table:table-cell>
          <table:table-cell office:value-type="float" office:value="1.21450800000094" calcext:value-type="float">
            <text:p>1.214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71662" calcext:value-type="float">
            <text:p>5971662</text:p>
          </table:table-cell>
          <table:table-cell office:value-type="float" office:value="75930" calcext:value-type="float">
            <text:p>75930</text:p>
          </table:table-cell>
        </table:table-row>
        <table:table-row table:style-name="ro1">
          <table:table-cell/>
          <table:table-cell office:value-type="string" calcext:value-type="string">
            <text:p>searchengineland.com_seo-right-business-257915</text:p>
          </table:table-cell>
          <table:table-cell office:value-type="float" office:value="8.45962499999951" calcext:value-type="float">
            <text:p>8.459625</text:p>
          </table:table-cell>
          <table:table-cell office:value-type="float" office:value="2.60128399999985" calcext:value-type="float">
            <text:p>2.601284</text:p>
          </table:table-cell>
          <table:table-cell office:value-type="float" office:value="8.01922999999988" calcext:value-type="float">
            <text:p>8.01923</text:p>
          </table:table-cell>
          <table:table-cell office:value-type="float" office:value="0.473743999999897" calcext:value-type="float">
            <text:p>0.473744</text:p>
          </table:table-cell>
          <table:table-cell office:value-type="float" office:value="0" calcext:value-type="float">
            <text:p>0</text:p>
          </table:table-cell>
          <table:table-cell office:value-type="float" office:value="1.32578200000034" calcext:value-type="float">
            <text:p>1.325782</text:p>
          </table:table-cell>
          <table:table-cell office:value-type="float" office:value="8.45962499999951" calcext:value-type="float">
            <text:p>8.459625</text:p>
          </table:table-cell>
          <table:table-cell office:value-type="float" office:value="1.27550199999951" calcext:value-type="float">
            <text:p>1.275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71873" calcext:value-type="float">
            <text:p>4871873</text:p>
          </table:table-cell>
          <table:table-cell office:value-type="float" office:value="555491" calcext:value-type="float">
            <text:p>555491</text:p>
          </table:table-cell>
        </table:table-row>
        <table:table-row table:style-name="ro1">
          <table:table-cell/>
          <table:table-cell office:value-type="string" calcext:value-type="string">
            <text:p>searchengineland.com_seo-shops-12-tips-xmas-234353</text:p>
          </table:table-cell>
          <table:table-cell office:value-type="float" office:value="9.1199630000001" calcext:value-type="float">
            <text:p>9.119963</text:p>
          </table:table-cell>
          <table:table-cell office:value-type="float" office:value="4.1202689999991" calcext:value-type="float">
            <text:p>4.120269</text:p>
          </table:table-cell>
          <table:table-cell office:value-type="float" office:value="7.65048500000012" calcext:value-type="float">
            <text:p>7.650485</text:p>
          </table:table-cell>
          <table:table-cell office:value-type="float" office:value="0.640073999999004" calcext:value-type="float">
            <text:p>0.640074</text:p>
          </table:table-cell>
          <table:table-cell office:value-type="float" office:value="0" calcext:value-type="float">
            <text:p>0</text:p>
          </table:table-cell>
          <table:table-cell office:value-type="float" office:value="2.92082599999775" calcext:value-type="float">
            <text:p>2.920826</text:p>
          </table:table-cell>
          <table:table-cell office:value-type="float" office:value="9.1199630000001" calcext:value-type="float">
            <text:p>9.119963</text:p>
          </table:table-cell>
          <table:table-cell office:value-type="float" office:value="1.19944300000134" calcext:value-type="float">
            <text:p>1.199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20096" calcext:value-type="float">
            <text:p>3120096</text:p>
          </table:table-cell>
          <table:table-cell office:value-type="float" office:value="860442" calcext:value-type="float">
            <text:p>860442</text:p>
          </table:table-cell>
        </table:table-row>
        <table:table-row table:style-name="ro1">
          <table:table-cell/>
          <table:table-cell office:value-type="string" calcext:value-type="string">
            <text:p>searchengineland.com_seo-vs-ppc-pros-cons-integrated-approach-274643</text:p>
          </table:table-cell>
          <table:table-cell office:value-type="float" office:value="14.1172339999994" calcext:value-type="float">
            <text:p>14.117234</text:p>
          </table:table-cell>
          <table:table-cell office:value-type="float" office:value="2.0688540000001" calcext:value-type="float">
            <text:p>2.068854</text:p>
          </table:table-cell>
          <table:table-cell office:value-type="float" office:value="9.93007599999964" calcext:value-type="float">
            <text:p>9.930076</text:p>
          </table:table-cell>
          <table:table-cell office:value-type="float" office:value="0.481768999999986" calcext:value-type="float">
            <text:p>0.481769</text:p>
          </table:table-cell>
          <table:table-cell office:value-type="float" office:value="0" calcext:value-type="float">
            <text:p>0</text:p>
          </table:table-cell>
          <table:table-cell office:value-type="float" office:value="0.816412000000122" calcext:value-type="float">
            <text:p>0.816412</text:p>
          </table:table-cell>
          <table:table-cell office:value-type="float" office:value="14.1172339999994" calcext:value-type="float">
            <text:p>14.117234</text:p>
          </table:table-cell>
          <table:table-cell office:value-type="float" office:value="1.25244199999998" calcext:value-type="float">
            <text:p>1.252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90217" calcext:value-type="float">
            <text:p>2590217</text:p>
          </table:table-cell>
          <table:table-cell office:value-type="float" office:value="543129" calcext:value-type="float">
            <text:p>543129</text:p>
          </table:table-cell>
        </table:table-row>
        <table:table-row table:style-name="ro1">
          <table:table-cell/>
          <table:table-cell office:value-type="string" calcext:value-type="string">
            <text:p>searchengineland.com_seo-website-design-everything-need-know-272899</text:p>
          </table:table-cell>
          <table:table-cell office:value-type="float" office:value="10.1769470000008" calcext:value-type="float">
            <text:p>10.176947</text:p>
          </table:table-cell>
          <table:table-cell office:value-type="float" office:value="2.61679300000105" calcext:value-type="float">
            <text:p>2.616793</text:p>
          </table:table-cell>
          <table:table-cell office:value-type="float" office:value="8.40437300000031" calcext:value-type="float">
            <text:p>8.404373</text:p>
          </table:table-cell>
          <table:table-cell office:value-type="float" office:value="0.661860000000161" calcext:value-type="float">
            <text:p>0.66186</text:p>
          </table:table-cell>
          <table:table-cell office:value-type="float" office:value="0" calcext:value-type="float">
            <text:p>0</text:p>
          </table:table-cell>
          <table:table-cell office:value-type="float" office:value="1.31132400000206" calcext:value-type="float">
            <text:p>1.311324</text:p>
          </table:table-cell>
          <table:table-cell office:value-type="float" office:value="10.1769470000008" calcext:value-type="float">
            <text:p>10.176947</text:p>
          </table:table-cell>
          <table:table-cell office:value-type="float" office:value="1.30546899999899" calcext:value-type="float">
            <text:p>1.305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66735" calcext:value-type="float">
            <text:p>4766735</text:p>
          </table:table-cell>
          <table:table-cell office:value-type="float" office:value="594557" calcext:value-type="float">
            <text:p>594557</text:p>
          </table:table-cell>
        </table:table-row>
        <table:table-row table:style-name="ro1">
          <table:table-cell/>
          <table:table-cell office:value-type="string" calcext:value-type="string">
            <text:p>searchengineland.com_simple-tips-get-app-indexed-ranked-installed-273388</text:p>
          </table:table-cell>
          <table:table-cell office:value-type="float" office:value="14.9123" calcext:value-type="float">
            <text:p>14.9123</text:p>
          </table:table-cell>
          <table:table-cell office:value-type="float" office:value="2.95440500000041" calcext:value-type="float">
            <text:p>2.954405</text:p>
          </table:table-cell>
          <table:table-cell office:value-type="float" office:value="10.6025340000015" calcext:value-type="float">
            <text:p>10.602534</text:p>
          </table:table-cell>
          <table:table-cell office:value-type="float" office:value="0.583526999998867" calcext:value-type="float">
            <text:p>0.583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123" calcext:value-type="float">
            <text:p>14.9123</text:p>
          </table:table-cell>
          <table:table-cell office:value-type="float" office:value="2.95440500000041" calcext:value-type="float">
            <text:p>2.95440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607168" calcext:value-type="float">
            <text:p>6607168</text:p>
          </table:table-cell>
          <table:table-cell office:value-type="float" office:value="593148" calcext:value-type="float">
            <text:p>593148</text:p>
          </table:table-cell>
        </table:table-row>
        <table:table-row table:style-name="ro1">
          <table:table-cell/>
          <table:table-cell office:value-type="string" calcext:value-type="string">
            <text:p>searchengineland.com_small-business-seo-questions-answered-276500</text:p>
          </table:table-cell>
          <table:table-cell office:value-type="float" office:value="14.1168130000005" calcext:value-type="float">
            <text:p>14.116813</text:p>
          </table:table-cell>
          <table:table-cell office:value-type="float" office:value="2.15348900000026" calcext:value-type="float">
            <text:p>2.153489</text:p>
          </table:table-cell>
          <table:table-cell office:value-type="float" office:value="10.1005150000001" calcext:value-type="float">
            <text:p>10.100515</text:p>
          </table:table-cell>
          <table:table-cell office:value-type="float" office:value="0.439414000000397" calcext:value-type="float">
            <text:p>0.439414</text:p>
          </table:table-cell>
          <table:table-cell office:value-type="float" office:value="0" calcext:value-type="float">
            <text:p>0</text:p>
          </table:table-cell>
          <table:table-cell office:value-type="float" office:value="0.7955550000006" calcext:value-type="float">
            <text:p>0.795555</text:p>
          </table:table-cell>
          <table:table-cell office:value-type="float" office:value="14.1168130000005" calcext:value-type="float">
            <text:p>14.116813</text:p>
          </table:table-cell>
          <table:table-cell office:value-type="float" office:value="1.35793399999966" calcext:value-type="float">
            <text:p>1.357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20386" calcext:value-type="float">
            <text:p>5720386</text:p>
          </table:table-cell>
          <table:table-cell office:value-type="float" office:value="537072" calcext:value-type="float">
            <text:p>537072</text:p>
          </table:table-cell>
        </table:table-row>
        <table:table-row table:style-name="ro1">
          <table:table-cell/>
          <table:table-cell office:value-type="string" calcext:value-type="string">
            <text:p>searchengineland.com_smb-websites-matter-anymore-yp-doubles-yes-new-pro-seo-product-276727</text:p>
          </table:table-cell>
          <table:table-cell office:value-type="float" office:value="9.17580100000032" calcext:value-type="float">
            <text:p>9.175801</text:p>
          </table:table-cell>
          <table:table-cell office:value-type="float" office:value="3.25100600000223" calcext:value-type="float">
            <text:p>3.251006</text:p>
          </table:table-cell>
          <table:table-cell office:value-type="float" office:value="7.24827600000026" calcext:value-type="float">
            <text:p>7.248276</text:p>
          </table:table-cell>
          <table:table-cell office:value-type="float" office:value="0.487968000001274" calcext:value-type="float">
            <text:p>0.487968</text:p>
          </table:table-cell>
          <table:table-cell office:value-type="float" office:value="0" calcext:value-type="float">
            <text:p>0</text:p>
          </table:table-cell>
          <table:table-cell office:value-type="float" office:value="2.12449599999672" calcext:value-type="float">
            <text:p>2.124496</text:p>
          </table:table-cell>
          <table:table-cell office:value-type="float" office:value="9.17580100000032" calcext:value-type="float">
            <text:p>9.175801</text:p>
          </table:table-cell>
          <table:table-cell office:value-type="float" office:value="1.12651000000551" calcext:value-type="float">
            <text:p>1.126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36011" calcext:value-type="float">
            <text:p>5236011</text:p>
          </table:table-cell>
          <table:table-cell office:value-type="float" office:value="628069" calcext:value-type="float">
            <text:p>628069</text:p>
          </table:table-cell>
        </table:table-row>
        <table:table-row table:style-name="ro1">
          <table:table-cell/>
          <table:table-cell office:value-type="string" calcext:value-type="string">
            <text:p>searchengineland.com_smx-advanced-almost-sold-less-100-tickets-left-276468</text:p>
          </table:table-cell>
          <table:table-cell office:value-type="float" office:value="13.6067889999999" calcext:value-type="float">
            <text:p>13.606789</text:p>
          </table:table-cell>
          <table:table-cell office:value-type="float" office:value="2.1407020000006" calcext:value-type="float">
            <text:p>2.140702</text:p>
          </table:table-cell>
          <table:table-cell office:value-type="float" office:value="9.92658899999969" calcext:value-type="float">
            <text:p>9.926589</text:p>
          </table:table-cell>
          <table:table-cell office:value-type="float" office:value="0.560412999999244" calcext:value-type="float">
            <text:p>0.560413</text:p>
          </table:table-cell>
          <table:table-cell office:value-type="float" office:value="0" calcext:value-type="float">
            <text:p>0</text:p>
          </table:table-cell>
          <table:table-cell office:value-type="float" office:value="0.47037900000214" calcext:value-type="float">
            <text:p>0.470379</text:p>
          </table:table-cell>
          <table:table-cell office:value-type="float" office:value="13.6067889999999" calcext:value-type="float">
            <text:p>13.606789</text:p>
          </table:table-cell>
          <table:table-cell office:value-type="float" office:value="1.67032299999846" calcext:value-type="float">
            <text:p>1.670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39843" calcext:value-type="float">
            <text:p>6339843</text:p>
          </table:table-cell>
          <table:table-cell office:value-type="float" office:value="36976" calcext:value-type="float">
            <text:p>36976</text:p>
          </table:table-cell>
        </table:table-row>
        <table:table-row table:style-name="ro1">
          <table:table-cell/>
          <table:table-cell office:value-type="string" calcext:value-type="string">
            <text:p>searchengineland.com_smx-west-just-days-away-reserve-seat-now-271166</text:p>
          </table:table-cell>
          <table:table-cell office:value-type="float" office:value="7.83167700000013" calcext:value-type="float">
            <text:p>7.831677</text:p>
          </table:table-cell>
          <table:table-cell office:value-type="float" office:value="2.88565100000051" calcext:value-type="float">
            <text:p>2.885651</text:p>
          </table:table-cell>
          <table:table-cell office:value-type="float" office:value="6.36555700000008" calcext:value-type="float">
            <text:p>6.365557</text:p>
          </table:table-cell>
          <table:table-cell office:value-type="float" office:value="0.579487999999401" calcext:value-type="float">
            <text:p>0.579488</text:p>
          </table:table-cell>
          <table:table-cell office:value-type="float" office:value="4.13353399999961" calcext:value-type="float">
            <text:p>4.133534</text:p>
          </table:table-cell>
          <table:table-cell office:value-type="float" office:value="0" calcext:value-type="float">
            <text:p>0</text:p>
          </table:table-cell>
          <table:table-cell office:value-type="float" office:value="3.69814300000052" calcext:value-type="float">
            <text:p>3.698143</text:p>
          </table:table-cell>
          <table:table-cell office:value-type="float" office:value="2.88565100000051" calcext:value-type="float">
            <text:p>2.885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22901" calcext:value-type="float">
            <text:p>3222901</text:p>
          </table:table-cell>
          <table:table-cell office:value-type="float" office:value="508933" calcext:value-type="float">
            <text:p>508933</text:p>
          </table:table-cell>
        </table:table-row>
        <table:table-row table:style-name="ro1">
          <table:table-cell/>
          <table:table-cell office:value-type="string" calcext:value-type="string">
            <text:p>searchengineland.com_solve-mystery-customers-really-want-276259</text:p>
          </table:table-cell>
          <table:table-cell office:value-type="float" office:value="10.237839999998" calcext:value-type="float">
            <text:p>10.23784</text:p>
          </table:table-cell>
          <table:table-cell office:value-type="float" office:value="2.80729200000133" calcext:value-type="float">
            <text:p>2.807292</text:p>
          </table:table-cell>
          <table:table-cell office:value-type="float" office:value="8.86164599999756" calcext:value-type="float">
            <text:p>8.861646</text:p>
          </table:table-cell>
          <table:table-cell office:value-type="float" office:value="0.531241000000591" calcext:value-type="float">
            <text:p>0.531241</text:p>
          </table:table-cell>
          <table:table-cell office:value-type="float" office:value="2.15019799999572" calcext:value-type="float">
            <text:p>2.150198</text:p>
          </table:table-cell>
          <table:table-cell office:value-type="float" office:value="1.74238100000003" calcext:value-type="float">
            <text:p>1.742381</text:p>
          </table:table-cell>
          <table:table-cell office:value-type="float" office:value="5.83511300000464" calcext:value-type="float">
            <text:p>5.835113</text:p>
          </table:table-cell>
          <table:table-cell office:value-type="float" office:value="1.0649110000013" calcext:value-type="float">
            <text:p>1.064911</text:p>
          </table:table-cell>
          <table:table-cell office:value-type="float" office:value="2.2525289999976" calcext:value-type="float">
            <text:p>2.2525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5289999976" calcext:value-type="float">
            <text:p>2.2525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33965" calcext:value-type="float">
            <text:p>4933965</text:p>
          </table:table-cell>
          <table:table-cell office:value-type="float" office:value="381357" calcext:value-type="float">
            <text:p>381357</text:p>
          </table:table-cell>
        </table:table-row>
        <table:table-row table:style-name="ro1">
          <table:table-cell/>
          <table:table-cell office:value-type="string" calcext:value-type="string">
            <text:p>searchengineland.com_study-yelp-drives-higher-conversions-google-facebook-275517</text:p>
          </table:table-cell>
          <table:table-cell office:value-type="float" office:value="16.321437999999" calcext:value-type="float">
            <text:p>16.321438</text:p>
          </table:table-cell>
          <table:table-cell office:value-type="float" office:value="2.46874399999797" calcext:value-type="float">
            <text:p>2.468744</text:p>
          </table:table-cell>
          <table:table-cell office:value-type="float" office:value="7.61693799999921" calcext:value-type="float">
            <text:p>7.616938</text:p>
          </table:table-cell>
          <table:table-cell office:value-type="float" office:value="0.571435999998357" calcext:value-type="float">
            <text:p>0.571436</text:p>
          </table:table-cell>
          <table:table-cell office:value-type="float" office:value="0" calcext:value-type="float">
            <text:p>0</text:p>
          </table:table-cell>
          <table:table-cell office:value-type="float" office:value="1.38862700000391" calcext:value-type="float">
            <text:p>1.388627</text:p>
          </table:table-cell>
          <table:table-cell office:value-type="float" office:value="16.321437999999" calcext:value-type="float">
            <text:p>16.321438</text:p>
          </table:table-cell>
          <table:table-cell office:value-type="float" office:value="1.08011699999406" calcext:value-type="float">
            <text:p>1.080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61187" calcext:value-type="float">
            <text:p>5461187</text:p>
          </table:table-cell>
          <table:table-cell office:value-type="float" office:value="608216" calcext:value-type="float">
            <text:p>608216</text:p>
          </table:table-cell>
        </table:table-row>
        <table:table-row table:style-name="ro1">
          <table:table-cell/>
          <table:table-cell office:value-type="string" calcext:value-type="string">
            <text:p>searchengineland.com_survey-43-percent-marketers-say-75-percent-content-not-consumed-277626</text:p>
          </table:table-cell>
          <table:table-cell office:value-type="float" office:value="9.26228600000104" calcext:value-type="float">
            <text:p>9.262286</text:p>
          </table:table-cell>
          <table:table-cell office:value-type="float" office:value="2.24249000000054" calcext:value-type="float">
            <text:p>2.24249</text:p>
          </table:table-cell>
          <table:table-cell office:value-type="float" office:value="8.22096800000145" calcext:value-type="float">
            <text:p>8.220968</text:p>
          </table:table-cell>
          <table:table-cell office:value-type="float" office:value="0.491588000000775" calcext:value-type="float">
            <text:p>0.491588</text:p>
          </table:table-cell>
          <table:table-cell office:value-type="float" office:value="0" calcext:value-type="float">
            <text:p>0</text:p>
          </table:table-cell>
          <table:table-cell office:value-type="float" office:value="1.0916610000022" calcext:value-type="float">
            <text:p>1.091661</text:p>
          </table:table-cell>
          <table:table-cell office:value-type="float" office:value="9.26228600000104" calcext:value-type="float">
            <text:p>9.262286</text:p>
          </table:table-cell>
          <table:table-cell office:value-type="float" office:value="1.15082899999834" calcext:value-type="float">
            <text:p>1.150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11398" calcext:value-type="float">
            <text:p>5311398</text:p>
          </table:table-cell>
          <table:table-cell office:value-type="float" office:value="314702" calcext:value-type="float">
            <text:p>314702</text:p>
          </table:table-cell>
        </table:table-row>
        <table:table-row table:style-name="ro1">
          <table:table-cell/>
          <table:table-cell office:value-type="string" calcext:value-type="string">
            <text:p>searchengineland.com_susan-la-flesche-picotte-google-doodle-pays-homage-1st-american-indian-earn-medical-degree-277263</text:p>
          </table:table-cell>
          <table:table-cell office:value-type="float" office:value="14.1443429999999" calcext:value-type="float">
            <text:p>14.144343</text:p>
          </table:table-cell>
          <table:table-cell office:value-type="float" office:value="2.12555500000053" calcext:value-type="float">
            <text:p>2.125555</text:p>
          </table:table-cell>
          <table:table-cell office:value-type="float" office:value="10.4453250000006" calcext:value-type="float">
            <text:p>10.445325</text:p>
          </table:table-cell>
          <table:table-cell office:value-type="float" office:value="0.600287000000208" calcext:value-type="float">
            <text:p>0.600287</text:p>
          </table:table-cell>
          <table:table-cell office:value-type="float" office:value="0" calcext:value-type="float">
            <text:p>0</text:p>
          </table:table-cell>
          <table:table-cell office:value-type="float" office:value="1.02080999999999" calcext:value-type="float">
            <text:p>1.02081</text:p>
          </table:table-cell>
          <table:table-cell office:value-type="float" office:value="14.1443429999999" calcext:value-type="float">
            <text:p>14.144343</text:p>
          </table:table-cell>
          <table:table-cell office:value-type="float" office:value="1.10474500000054" calcext:value-type="float">
            <text:p>1.104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3914" calcext:value-type="float">
            <text:p>3393914</text:p>
          </table:table-cell>
          <table:table-cell office:value-type="float" office:value="536361" calcext:value-type="float">
            <text:p>536361</text:p>
          </table:table-cell>
        </table:table-row>
        <table:table-row table:style-name="ro1">
          <table:table-cell/>
          <table:table-cell office:value-type="string" calcext:value-type="string">
            <text:p>searchengineland.com_take-deep-dive-search-social-attend-workshop-smx-advanced-273835</text:p>
          </table:table-cell>
          <table:table-cell office:value-type="float" office:value="13.3915940000006" calcext:value-type="float">
            <text:p>13.391594</text:p>
          </table:table-cell>
          <table:table-cell office:value-type="float" office:value="2.96201599999767" calcext:value-type="float">
            <text:p>2.962016</text:p>
          </table:table-cell>
          <table:table-cell office:value-type="float" office:value="9.53923199999917" calcext:value-type="float">
            <text:p>9.539232</text:p>
          </table:table-cell>
          <table:table-cell office:value-type="float" office:value="0.538368999998056" calcext:value-type="float">
            <text:p>0.538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915940000006" calcext:value-type="float">
            <text:p>13.391594</text:p>
          </table:table-cell>
          <table:table-cell office:value-type="float" office:value="2.96201599999767" calcext:value-type="float">
            <text:p>2.96201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644628" calcext:value-type="float">
            <text:p>5644628</text:p>
          </table:table-cell>
          <table:table-cell office:value-type="float" office:value="635463" calcext:value-type="float">
            <text:p>635463</text:p>
          </table:table-cell>
        </table:table-row>
        <table:table-row table:style-name="ro1">
          <table:table-cell/>
          <table:table-cell office:value-type="string" calcext:value-type="string">
            <text:p>searchengineland.com_the-4-cs-a-recipe-for-precise-remarketing-campaigns-244386</text:p>
          </table:table-cell>
          <table:table-cell office:value-type="float" office:value="9.59040499999901" calcext:value-type="float">
            <text:p>9.590405</text:p>
          </table:table-cell>
          <table:table-cell office:value-type="float" office:value="2.25498800000059" calcext:value-type="float">
            <text:p>2.254988</text:p>
          </table:table-cell>
          <table:table-cell office:value-type="float" office:value="8.83727499999804" calcext:value-type="float">
            <text:p>8.837275</text:p>
          </table:table-cell>
          <table:table-cell office:value-type="float" office:value="0.65102399999887" calcext:value-type="float">
            <text:p>0.651024</text:p>
          </table:table-cell>
          <table:table-cell office:value-type="float" office:value="0" calcext:value-type="float">
            <text:p>0</text:p>
          </table:table-cell>
          <table:table-cell office:value-type="float" office:value="1.0935120000031" calcext:value-type="float">
            <text:p>1.093512</text:p>
          </table:table-cell>
          <table:table-cell office:value-type="float" office:value="9.59040499999901" calcext:value-type="float">
            <text:p>9.590405</text:p>
          </table:table-cell>
          <table:table-cell office:value-type="float" office:value="1.16147599999749" calcext:value-type="float">
            <text:p>1.161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0876" calcext:value-type="float">
            <text:p>2940876</text:p>
          </table:table-cell>
          <table:table-cell office:value-type="float" office:value="149245" calcext:value-type="float">
            <text:p>149245</text:p>
          </table:table-cell>
        </table:table-row>
        <table:table-row table:style-name="ro1">
          <table:table-cell/>
          <table:table-cell office:value-type="string" calcext:value-type="string">
            <text:p>searchengineland.com_three-important-data-segmentations-google-paid-search-analysis-253761</text:p>
          </table:table-cell>
          <table:table-cell office:value-type="float" office:value="13.1584750000002" calcext:value-type="float">
            <text:p>13.158475</text:p>
          </table:table-cell>
          <table:table-cell office:value-type="float" office:value="2.825713000002" calcext:value-type="float">
            <text:p>2.825713</text:p>
          </table:table-cell>
          <table:table-cell office:value-type="float" office:value="10.8102729999991" calcext:value-type="float">
            <text:p>10.810273</text:p>
          </table:table-cell>
          <table:table-cell office:value-type="float" office:value="0.643457999998645" calcext:value-type="float">
            <text:p>0.643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584750000002" calcext:value-type="float">
            <text:p>13.158475</text:p>
          </table:table-cell>
          <table:table-cell office:value-type="float" office:value="2.825713000002" calcext:value-type="float">
            <text:p>2.82571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690045" calcext:value-type="float">
            <text:p>4690045</text:p>
          </table:table-cell>
          <table:table-cell office:value-type="float" office:value="681586" calcext:value-type="float">
            <text:p>681586</text:p>
          </table:table-cell>
        </table:table-row>
        <table:table-row table:style-name="ro1">
          <table:table-cell/>
          <table:table-cell office:value-type="string" calcext:value-type="string">
            <text:p>searchengineland.com_three-well-meaning-paid-search-optimizations-might-kill-performance-266550</text:p>
          </table:table-cell>
          <table:table-cell office:value-type="float" office:value="15.0406330000005" calcext:value-type="float">
            <text:p>15.040633</text:p>
          </table:table-cell>
          <table:table-cell office:value-type="float" office:value="3.1618669999998" calcext:value-type="float">
            <text:p>3.161867</text:p>
          </table:table-cell>
          <table:table-cell office:value-type="float" office:value="13.3785869999992" calcext:value-type="float">
            <text:p>13.378587</text:p>
          </table:table-cell>
          <table:table-cell office:value-type="float" office:value="0.523934999999256" calcext:value-type="float">
            <text:p>0.523935</text:p>
          </table:table-cell>
          <table:table-cell office:value-type="float" office:value="0" calcext:value-type="float">
            <text:p>0</text:p>
          </table:table-cell>
          <table:table-cell office:value-type="float" office:value="2.0420609999992" calcext:value-type="float">
            <text:p>2.042061</text:p>
          </table:table-cell>
          <table:table-cell office:value-type="float" office:value="15.0406330000005" calcext:value-type="float">
            <text:p>15.040633</text:p>
          </table:table-cell>
          <table:table-cell office:value-type="float" office:value="1.1198060000006" calcext:value-type="float">
            <text:p>1.119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25472" calcext:value-type="float">
            <text:p>5625472</text:p>
          </table:table-cell>
          <table:table-cell office:value-type="float" office:value="565621" calcext:value-type="float">
            <text:p>565621</text:p>
          </table:table-cell>
        </table:table-row>
        <table:table-row table:style-name="ro1">
          <table:table-cell/>
          <table:table-cell office:value-type="string" calcext:value-type="string">
            <text:p>searchengineland.com_time-consider-local-marketing-automation-software-275283</text:p>
          </table:table-cell>
          <table:table-cell office:value-type="float" office:value="13.0287450000005" calcext:value-type="float">
            <text:p>13.028745</text:p>
          </table:table-cell>
          <table:table-cell office:value-type="float" office:value="2.70061999999962" calcext:value-type="float">
            <text:p>2.70062</text:p>
          </table:table-cell>
          <table:table-cell office:value-type="float" office:value="12.0547020000004" calcext:value-type="float">
            <text:p>12.054702</text:p>
          </table:table-cell>
          <table:table-cell office:value-type="float" office:value="0.521627000001899" calcext:value-type="float">
            <text:p>0.521627</text:p>
          </table:table-cell>
          <table:table-cell office:value-type="float" office:value="0" calcext:value-type="float">
            <text:p>0</text:p>
          </table:table-cell>
          <table:table-cell office:value-type="float" office:value="1.42090199999802" calcext:value-type="float">
            <text:p>1.420902</text:p>
          </table:table-cell>
          <table:table-cell office:value-type="float" office:value="13.0287450000005" calcext:value-type="float">
            <text:p>13.028745</text:p>
          </table:table-cell>
          <table:table-cell office:value-type="float" office:value="1.2797180000016" calcext:value-type="float">
            <text:p>1.2797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06924" calcext:value-type="float">
            <text:p>6206924</text:p>
          </table:table-cell>
          <table:table-cell office:value-type="float" office:value="546737" calcext:value-type="float">
            <text:p>546737</text:p>
          </table:table-cell>
        </table:table-row>
        <table:table-row table:style-name="ro1">
          <table:table-cell/>
          <table:table-cell office:value-type="string" calcext:value-type="string">
            <text:p>searchengineland.com_tis-season-6-ways-prepare-holiday-season-262623</text:p>
          </table:table-cell>
          <table:table-cell office:value-type="float" office:value="13.6336040000024" calcext:value-type="float">
            <text:p>13.633604</text:p>
          </table:table-cell>
          <table:table-cell office:value-type="float" office:value="2.80354299999999" calcext:value-type="float">
            <text:p>2.803543</text:p>
          </table:table-cell>
          <table:table-cell office:value-type="float" office:value="9.33709400000225" calcext:value-type="float">
            <text:p>9.337094</text:p>
          </table:table-cell>
          <table:table-cell office:value-type="float" office:value="0.500615000000835" calcext:value-type="float">
            <text:p>0.500615</text:p>
          </table:table-cell>
          <table:table-cell office:value-type="float" office:value="0" calcext:value-type="float">
            <text:p>0</text:p>
          </table:table-cell>
          <table:table-cell office:value-type="float" office:value="1.70309899999847" calcext:value-type="float">
            <text:p>1.703099</text:p>
          </table:table-cell>
          <table:table-cell office:value-type="float" office:value="13.6336040000024" calcext:value-type="float">
            <text:p>13.633604</text:p>
          </table:table-cell>
          <table:table-cell office:value-type="float" office:value="1.10044400000152" calcext:value-type="float">
            <text:p>1.100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21299" calcext:value-type="float">
            <text:p>5921299</text:p>
          </table:table-cell>
          <table:table-cell office:value-type="float" office:value="619982" calcext:value-type="float">
            <text:p>619982</text:p>
          </table:table-cell>
        </table:table-row>
        <table:table-row table:style-name="ro1">
          <table:table-cell/>
          <table:table-cell office:value-type="string" calcext:value-type="string">
            <text:p>searchengineland.com_top-10-agency-considerations-marketing-automation-275832</text:p>
          </table:table-cell>
          <table:table-cell office:value-type="float" office:value="9.80633999999918" calcext:value-type="float">
            <text:p>9.80634</text:p>
          </table:table-cell>
          <table:table-cell office:value-type="float" office:value="2.73266299999887" calcext:value-type="float">
            <text:p>2.732663</text:p>
          </table:table-cell>
          <table:table-cell office:value-type="float" office:value="2.29910100000052" calcext:value-type="float">
            <text:p>2.299101</text:p>
          </table:table-cell>
          <table:table-cell office:value-type="float" office:value="0.501247999998668" calcext:value-type="float">
            <text:p>0.501248</text:p>
          </table:table-cell>
          <table:table-cell office:value-type="float" office:value="0.695105000002519" calcext:value-type="float">
            <text:p>0.695105</text:p>
          </table:table-cell>
          <table:table-cell office:value-type="float" office:value="0" calcext:value-type="float">
            <text:p>0</text:p>
          </table:table-cell>
          <table:table-cell office:value-type="float" office:value="9.11123499999666" calcext:value-type="float">
            <text:p>9.111235</text:p>
          </table:table-cell>
          <table:table-cell office:value-type="float" office:value="2.73266299999887" calcext:value-type="float">
            <text:p>2.732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55779" calcext:value-type="float">
            <text:p>3255779</text:p>
          </table:table-cell>
          <table:table-cell office:value-type="float" office:value="571251" calcext:value-type="float">
            <text:p>571251</text:p>
          </table:table-cell>
        </table:table-row>
        <table:table-row table:style-name="ro1">
          <table:table-cell/>
          <table:table-cell office:value-type="string" calcext:value-type="string">
            <text:p>searchengineland.com_true-marketing-automation-predicting-customers-next-move-not-reacting-moment-267817</text:p>
          </table:table-cell>
          <table:table-cell office:value-type="float" office:value="9.42659400000048" calcext:value-type="float">
            <text:p>9.426594</text:p>
          </table:table-cell>
          <table:table-cell office:value-type="float" office:value="2.52599300000111" calcext:value-type="float">
            <text:p>2.525993</text:p>
          </table:table-cell>
          <table:table-cell office:value-type="float" office:value="7.23595300000125" calcext:value-type="float">
            <text:p>7.235953</text:p>
          </table:table-cell>
          <table:table-cell office:value-type="float" office:value="0.497026000000915" calcext:value-type="float">
            <text:p>0.497026</text:p>
          </table:table-cell>
          <table:table-cell office:value-type="float" office:value="0.662448000000946" calcext:value-type="float">
            <text:p>0.662448</text:p>
          </table:table-cell>
          <table:table-cell office:value-type="float" office:value="1.36028199999964" calcext:value-type="float">
            <text:p>1.360282</text:p>
          </table:table-cell>
          <table:table-cell office:value-type="float" office:value="8.76414599999953" calcext:value-type="float">
            <text:p>8.764146</text:p>
          </table:table-cell>
          <table:table-cell office:value-type="float" office:value="1.16571100000147" calcext:value-type="float">
            <text:p>1.165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99917" calcext:value-type="float">
            <text:p>3999917</text:p>
          </table:table-cell>
          <table:table-cell office:value-type="float" office:value="594199" calcext:value-type="float">
            <text:p>594199</text:p>
          </table:table-cell>
        </table:table-row>
        <table:table-row table:style-name="ro1">
          <table:table-cell/>
          <table:table-cell office:value-type="string" calcext:value-type="string">
            <text:p>searchengineland.com_two-major-changes-potentially-coming-eus-right-forgotten-global-implications-275047</text:p>
          </table:table-cell>
          <table:table-cell office:value-type="float" office:value="13.4746890000006" calcext:value-type="float">
            <text:p>13.474689</text:p>
          </table:table-cell>
          <table:table-cell office:value-type="float" office:value="1.83359599999994" calcext:value-type="float">
            <text:p>1.833596</text:p>
          </table:table-cell>
          <table:table-cell office:value-type="float" office:value="10.0976100000007" calcext:value-type="float">
            <text:p>10.09761</text:p>
          </table:table-cell>
          <table:table-cell office:value-type="float" office:value="0.460244999999759" calcext:value-type="float">
            <text:p>0.460245</text:p>
          </table:table-cell>
          <table:table-cell office:value-type="float" office:value="0" calcext:value-type="float">
            <text:p>0</text:p>
          </table:table-cell>
          <table:table-cell office:value-type="float" office:value="0.828798000000001" calcext:value-type="float">
            <text:p>0.828798</text:p>
          </table:table-cell>
          <table:table-cell office:value-type="float" office:value="13.4746890000006" calcext:value-type="float">
            <text:p>13.474689</text:p>
          </table:table-cell>
          <table:table-cell office:value-type="float" office:value="1.00479799999994" calcext:value-type="float">
            <text:p>1.0047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16366" calcext:value-type="float">
            <text:p>4216366</text:p>
          </table:table-cell>
          <table:table-cell office:value-type="float" office:value="85628" calcext:value-type="float">
            <text:p>85628</text:p>
          </table:table-cell>
        </table:table-row>
        <table:table-row table:style-name="ro1">
          <table:table-cell/>
          <table:table-cell office:value-type="string" calcext:value-type="string">
            <text:p>searchengineland.com_using-amp-known-bug-probably-screwing-google-analytics-270466</text:p>
          </table:table-cell>
          <table:table-cell office:value-type="float" office:value="13.4657710000001" calcext:value-type="float">
            <text:p>13.465771</text:p>
          </table:table-cell>
          <table:table-cell office:value-type="float" office:value="2.43038100000194" calcext:value-type="float">
            <text:p>2.430381</text:p>
          </table:table-cell>
          <table:table-cell office:value-type="float" office:value="10.5153389999996" calcext:value-type="float">
            <text:p>10.515339</text:p>
          </table:table-cell>
          <table:table-cell office:value-type="float" office:value="0.579078999999183" calcext:value-type="float">
            <text:p>0.579079</text:p>
          </table:table-cell>
          <table:table-cell office:value-type="float" office:value="0" calcext:value-type="float">
            <text:p>0</text:p>
          </table:table-cell>
          <table:table-cell office:value-type="float" office:value="1.39546500000142" calcext:value-type="float">
            <text:p>1.395465</text:p>
          </table:table-cell>
          <table:table-cell office:value-type="float" office:value="13.4657710000001" calcext:value-type="float">
            <text:p>13.465771</text:p>
          </table:table-cell>
          <table:table-cell office:value-type="float" office:value="1.03491600000052" calcext:value-type="float">
            <text:p>1.034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17455" calcext:value-type="float">
            <text:p>6217455</text:p>
          </table:table-cell>
          <table:table-cell office:value-type="float" office:value="555555" calcext:value-type="float">
            <text:p>555555</text:p>
          </table:table-cell>
        </table:table-row>
        <table:table-row table:style-name="ro1">
          <table:table-cell/>
          <table:table-cell office:value-type="string" calcext:value-type="string">
            <text:p>searchengineland.com_watch-retail-space-2017-retail-prediction-272463</text:p>
          </table:table-cell>
          <table:table-cell office:value-type="float" office:value="9.25576799999999" calcext:value-type="float">
            <text:p>9.255768</text:p>
          </table:table-cell>
          <table:table-cell office:value-type="float" office:value="3.0295129999995" calcext:value-type="float">
            <text:p>3.029513</text:p>
          </table:table-cell>
          <table:table-cell office:value-type="float" office:value="6.91400900000008" calcext:value-type="float">
            <text:p>6.914009</text:p>
          </table:table-cell>
          <table:table-cell office:value-type="float" office:value="0.626832999998442" calcext:value-type="float">
            <text:p>0.626833</text:p>
          </table:table-cell>
          <table:table-cell office:value-type="float" office:value="0" calcext:value-type="float">
            <text:p>0</text:p>
          </table:table-cell>
          <table:table-cell office:value-type="float" office:value="1.78370499999983" calcext:value-type="float">
            <text:p>1.783705</text:p>
          </table:table-cell>
          <table:table-cell office:value-type="float" office:value="9.25576799999999" calcext:value-type="float">
            <text:p>9.255768</text:p>
          </table:table-cell>
          <table:table-cell office:value-type="float" office:value="1.24580799999967" calcext:value-type="float">
            <text:p>1.245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53324" calcext:value-type="float">
            <text:p>5453324</text:p>
          </table:table-cell>
          <table:table-cell office:value-type="float" office:value="725415" calcext:value-type="float">
            <text:p>725415</text:p>
          </table:table-cell>
        </table:table-row>
        <table:table-row table:style-name="ro1">
          <table:table-cell/>
          <table:table-cell office:value-type="string" calcext:value-type="string">
            <text:p>searchengineland.com_well-played-google-advertisers-finally-get-device-bidding-controls-249644</text:p>
          </table:table-cell>
          <table:table-cell office:value-type="float" office:value="13.3313900000012" calcext:value-type="float">
            <text:p>13.33139</text:p>
          </table:table-cell>
          <table:table-cell office:value-type="float" office:value="2.34374100000059" calcext:value-type="float">
            <text:p>2.343741</text:p>
          </table:table-cell>
          <table:table-cell office:value-type="float" office:value="2.01284000000123" calcext:value-type="float">
            <text:p>2.01284</text:p>
          </table:table-cell>
          <table:table-cell office:value-type="float" office:value="0.539447999999538" calcext:value-type="float">
            <text:p>0.539448</text:p>
          </table:table-cell>
          <table:table-cell office:value-type="float" office:value="0.907008000000171" calcext:value-type="float">
            <text:p>0.907008</text:p>
          </table:table-cell>
          <table:table-cell office:value-type="float" office:value="1.23935900000106" calcext:value-type="float">
            <text:p>1.239359</text:p>
          </table:table-cell>
          <table:table-cell office:value-type="float" office:value="12.424382000001" calcext:value-type="float">
            <text:p>12.424382</text:p>
          </table:table-cell>
          <table:table-cell office:value-type="float" office:value="1.10438199999953" calcext:value-type="float">
            <text:p>1.104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45428" calcext:value-type="float">
            <text:p>6045428</text:p>
          </table:table-cell>
          <table:table-cell office:value-type="float" office:value="537557" calcext:value-type="float">
            <text:p>537557</text:p>
          </table:table-cell>
        </table:table-row>
        <table:table-row table:style-name="ro1">
          <table:table-cell/>
          <table:table-cell office:value-type="string" calcext:value-type="string">
            <text:p>searchengineland.com_wsj-first-click-free-269545</text:p>
          </table:table-cell>
          <table:table-cell office:value-type="float" office:value="14.3209520000019" calcext:value-type="float">
            <text:p>14.320952</text:p>
          </table:table-cell>
          <table:table-cell office:value-type="float" office:value="2.90006999999969" calcext:value-type="float">
            <text:p>2.90007</text:p>
          </table:table-cell>
          <table:table-cell office:value-type="float" office:value="11.3687460000001" calcext:value-type="float">
            <text:p>11.368746</text:p>
          </table:table-cell>
          <table:table-cell office:value-type="float" office:value="0.558173999997962" calcext:value-type="float">
            <text:p>0.558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209520000019" calcext:value-type="float">
            <text:p>14.320952</text:p>
          </table:table-cell>
          <table:table-cell office:value-type="float" office:value="2.90006999999969" calcext:value-type="float">
            <text:p>2.9000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990384" calcext:value-type="float">
            <text:p>4990384</text:p>
          </table:table-cell>
          <table:table-cell office:value-type="float" office:value="820095" calcext:value-type="float">
            <text:p>820095</text:p>
          </table:table-cell>
        </table:table-row>
        <table:table-row table:style-name="ro1">
          <table:table-cell/>
          <table:table-cell office:value-type="string" calcext:value-type="string">
            <text:p>searchengineland.com_year-review-search-engine-lands-top-10-columns-2015-237752</text:p>
          </table:table-cell>
          <table:table-cell office:value-type="float" office:value="13.7798780000012" calcext:value-type="float">
            <text:p>13.779878</text:p>
          </table:table-cell>
          <table:table-cell office:value-type="float" office:value="2.01770299999771" calcext:value-type="float">
            <text:p>2.017703</text:p>
          </table:table-cell>
          <table:table-cell office:value-type="float" office:value="9.90636499999891" calcext:value-type="float">
            <text:p>9.906365</text:p>
          </table:table-cell>
          <table:table-cell office:value-type="float" office:value="0.486228999998275" calcext:value-type="float">
            <text:p>0.486229</text:p>
          </table:table-cell>
          <table:table-cell office:value-type="float" office:value="0" calcext:value-type="float">
            <text:p>0</text:p>
          </table:table-cell>
          <table:table-cell office:value-type="float" office:value="0.881127000000554" calcext:value-type="float">
            <text:p>0.881127</text:p>
          </table:table-cell>
          <table:table-cell office:value-type="float" office:value="13.7798780000012" calcext:value-type="float">
            <text:p>13.779878</text:p>
          </table:table-cell>
          <table:table-cell office:value-type="float" office:value="1.13657599999716" calcext:value-type="float">
            <text:p>1.136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34934" calcext:value-type="float">
            <text:p>3734934</text:p>
          </table:table-cell>
          <table:table-cell office:value-type="float" office:value="536019" calcext:value-type="float">
            <text:p>536019</text:p>
          </table:table-cell>
        </table:table-row>
        <table:table-row table:style-name="ro1">
          <table:table-cell/>
          <table:table-cell office:value-type="string" calcext:value-type="string">
            <text:p>searchengineland.com_yet-another-study-shows-significant-drops-organic-clicks-featured-snippets-276927</text:p>
          </table:table-cell>
          <table:table-cell office:value-type="float" office:value="11.4484220000013" calcext:value-type="float">
            <text:p>11.448422</text:p>
          </table:table-cell>
          <table:table-cell office:value-type="float" office:value="2.23461699999825" calcext:value-type="float">
            <text:p>2.234617</text:p>
          </table:table-cell>
          <table:table-cell office:value-type="float" office:value="2.01537500000086" calcext:value-type="float">
            <text:p>2.015375</text:p>
          </table:table-cell>
          <table:table-cell office:value-type="float" office:value="0.552551999997377" calcext:value-type="float">
            <text:p>0.552552</text:p>
          </table:table-cell>
          <table:table-cell office:value-type="float" office:value="0" calcext:value-type="float">
            <text:p>0</text:p>
          </table:table-cell>
          <table:table-cell office:value-type="float" office:value="1.07456999999705" calcext:value-type="float">
            <text:p>1.07457</text:p>
          </table:table-cell>
          <table:table-cell office:value-type="float" office:value="11.4484220000013" calcext:value-type="float">
            <text:p>11.448422</text:p>
          </table:table-cell>
          <table:table-cell office:value-type="float" office:value="1.16004700000121" calcext:value-type="float">
            <text:p>1.16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57812" calcext:value-type="float">
            <text:p>1857812</text:p>
          </table:table-cell>
          <table:table-cell office:value-type="float" office:value="410602" calcext:value-type="float">
            <text:p>410602</text:p>
          </table:table-cell>
        </table:table-row>
        <table:table-row table:style-name="ro1">
          <table:table-cell/>
          <table:table-cell office:value-type="string" calcext:value-type="string">
            <text:p>searchengineland.com_yext-ipo-triumph-local-seo-274548</text:p>
          </table:table-cell>
          <table:table-cell office:value-type="float" office:value="11.7236889999986" calcext:value-type="float">
            <text:p>11.723689</text:p>
          </table:table-cell>
          <table:table-cell office:value-type="float" office:value="2.15367200000037" calcext:value-type="float">
            <text:p>2.153672</text:p>
          </table:table-cell>
          <table:table-cell office:value-type="float" office:value="9.18390799999906" calcext:value-type="float">
            <text:p>9.183908</text:p>
          </table:table-cell>
          <table:table-cell office:value-type="float" office:value="0.489445999999589" calcext:value-type="float">
            <text:p>0.489446</text:p>
          </table:table-cell>
          <table:table-cell office:value-type="float" office:value="0" calcext:value-type="float">
            <text:p>0</text:p>
          </table:table-cell>
          <table:table-cell office:value-type="float" office:value="0.906384000001703" calcext:value-type="float">
            <text:p>0.906384</text:p>
          </table:table-cell>
          <table:table-cell office:value-type="float" office:value="11.7236889999986" calcext:value-type="float">
            <text:p>11.723689</text:p>
          </table:table-cell>
          <table:table-cell office:value-type="float" office:value="1.24728799999867" calcext:value-type="float">
            <text:p>1.247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96020" calcext:value-type="float">
            <text:p>5996020</text:p>
          </table:table-cell>
          <table:table-cell office:value-type="float" office:value="533779" calcext:value-type="float">
            <text:p>533779</text:p>
          </table:table-cell>
        </table:table-row>
        <table:table-row table:style-name="ro1">
          <table:table-cell/>
          <table:table-cell office:value-type="string" calcext:value-type="string">
            <text:p>searchengineland.com_yext-launches-app-directory-26-partners-two-way-data-exchange-276971</text:p>
          </table:table-cell>
          <table:table-cell office:value-type="float" office:value="13.7112200000001" calcext:value-type="float">
            <text:p>13.71122</text:p>
          </table:table-cell>
          <table:table-cell office:value-type="float" office:value="2.86324099999911" calcext:value-type="float">
            <text:p>2.863241</text:p>
          </table:table-cell>
          <table:table-cell office:value-type="float" office:value="12.2031280000001" calcext:value-type="float">
            <text:p>12.203128</text:p>
          </table:table-cell>
          <table:table-cell office:value-type="float" office:value="0.505658000001858" calcext:value-type="float">
            <text:p>0.505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112200000001" calcext:value-type="float">
            <text:p>13.71122</text:p>
          </table:table-cell>
          <table:table-cell office:value-type="float" office:value="2.86324099999911" calcext:value-type="float">
            <text:p>2.86324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726696" calcext:value-type="float">
            <text:p>5726696</text:p>
          </table:table-cell>
          <table:table-cell office:value-type="float" office:value="548778" calcext:value-type="float">
            <text:p>548778</text:p>
          </table:table-cell>
        </table:table-row>
        <table:table-row table:style-name="ro1">
          <table:table-cell/>
          <table:table-cell office:value-type="string" calcext:value-type="string">
            <text:p>searchengineland.com_you-have-to-own-your-own-back-yard-264017</text:p>
          </table:table-cell>
          <table:table-cell office:value-type="float" office:value="13.2701799999995" calcext:value-type="float">
            <text:p>13.27018</text:p>
          </table:table-cell>
          <table:table-cell office:value-type="float" office:value="3.43567599999733" calcext:value-type="float">
            <text:p>3.435676</text:p>
          </table:table-cell>
          <table:table-cell office:value-type="float" office:value="7.71195399999851" calcext:value-type="float">
            <text:p>7.711954</text:p>
          </table:table-cell>
          <table:table-cell office:value-type="float" office:value="0.76836899999762" calcext:value-type="float">
            <text:p>0.768369</text:p>
          </table:table-cell>
          <table:table-cell office:value-type="float" office:value="0" calcext:value-type="float">
            <text:p>0</text:p>
          </table:table-cell>
          <table:table-cell office:value-type="float" office:value="2.26284200000009" calcext:value-type="float">
            <text:p>2.262842</text:p>
          </table:table-cell>
          <table:table-cell office:value-type="float" office:value="13.2701799999995" calcext:value-type="float">
            <text:p>13.27018</text:p>
          </table:table-cell>
          <table:table-cell office:value-type="float" office:value="1.17283399999724" calcext:value-type="float">
            <text:p>1.1728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12664" calcext:value-type="float">
            <text:p>4712664</text:p>
          </table:table-cell>
          <table:table-cell office:value-type="float" office:value="1077937" calcext:value-type="float">
            <text:p>10779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4T08:32:20.862419536</dc:date>
    <meta:editing-duration>PT2M21S</meta:editing-duration>
    <meta:editing-cycles>2</meta:editing-cycles>
    <meta:generator>LibreOffice/5.1.6.2$Linux_X86_64 LibreOffice_project/10m0$Build-2</meta:generator>
    <meta:document-statistic meta:table-count="1" meta:cell-count="6014" meta:object-count="0"/>
  </office:meta>
</office:document-meta>
</file>